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46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0"/>
      <style:map style:condition="cell-content()=&quot;NO&quot;" style:apply-style-name="moc_5f_KO" style:base-cell-address="Sheet1.J360"/>
      <style:map style:condition="cell-content()=0" style:apply-style-name="Default" style:base-cell-address="Sheet1.J36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1"/>
      <style:map style:condition="cell-content()=&quot;NO&quot;" style:apply-style-name="moc_5f_KO" style:base-cell-address="Sheet1.J361"/>
      <style:map style:condition="cell-content()=0" style:apply-style-name="Default" style:base-cell-address="Sheet1.J36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2"/>
      <style:map style:condition="cell-content()=&quot;NO&quot;" style:apply-style-name="moc_5f_KO" style:base-cell-address="Sheet1.J362"/>
      <style:map style:condition="cell-content()=0" style:apply-style-name="Default" style:base-cell-address="Sheet1.J36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3"/>
      <style:map style:condition="cell-content()=&quot;NO&quot;" style:apply-style-name="moc_5f_KO" style:base-cell-address="Sheet1.J363"/>
      <style:map style:condition="cell-content()=0" style:apply-style-name="Default" style:base-cell-address="Sheet1.J36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4"/>
      <style:map style:condition="cell-content()=&quot;NO&quot;" style:apply-style-name="moc_5f_KO" style:base-cell-address="Sheet1.J364"/>
      <style:map style:condition="cell-content()=0" style:apply-style-name="Default" style:base-cell-address="Sheet1.J36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5"/>
      <style:map style:condition="cell-content()=&quot;NO&quot;" style:apply-style-name="moc_5f_KO" style:base-cell-address="Sheet1.J365"/>
      <style:map style:condition="cell-content()=0" style:apply-style-name="Default" style:base-cell-address="Sheet1.J36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6"/>
      <style:map style:condition="cell-content()=&quot;NO&quot;" style:apply-style-name="moc_5f_KO" style:base-cell-address="Sheet1.J366"/>
      <style:map style:condition="cell-content()=0" style:apply-style-name="Default" style:base-cell-address="Sheet1.J366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25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erif" style:font-name-asian="Droid Sans Fallback" style:font-name-complex="FreeSans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9" style:family="table-cell" style:parent-style-name="Default">
      <style:table-cell-properties fo:background-color="#ccff99"/>
      <style:text-properties style:font-name="Liberation Serif"/>
    </style:style>
    <style:style style:name="ce30" style:family="table-cell" style:parent-style-name="Default">
      <style:table-cell-properties fo:background-color="#ffff00"/>
      <style:text-properties style:font-name="Liberation Serif"/>
    </style:style>
    <style:style style:name="ce31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2"/>
    </style:style>
    <style:style style:name="ce3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Sheet1.M2"/>
    </style:style>
    <style:style style:name="ce34" style:family="table-cell" style:parent-style-name="Default" style:data-style-name="N99">
      <style:text-properties style:font-name="Liberation Serif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3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4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1009" table:default-cell-style-name="ce2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de point</text:p>
          </table:table-cell>
          <table:table-cell table:style-name="ce9" office:value-type="string" calcext:value-type="string">
            <text:p><text:a xlink:href="http://en.wikipedia.org/wiki/ISO-8859-1" xlink:type="simple">ISO-8859-1</text:a></text:p>
          </table:table-cell>
          <table:table-cell table:style-name="ce9" office:value-type="string" calcext:value-type="string">
            <text:p><text:a xlink:href="http://en.wikipedia.org/wiki/ISO-8859-15" xlink:type="simple">ISO-8859-15</text:a></text:p>
          </table:table-cell>
          <table:table-cell table:style-name="ce9" office:value-type="string" calcext:value-type="string">
            <text:p><text:a xlink:href="http://en.wikipedia.org/wiki/WINDOWS-1252" xlink:type="simple">WINDOWS-1252</text:a></text:p>
          </table:table-cell>
          <table:table-cell table:style-name="ce9" office:value-type="string" calcext:value-type="string">
            <text:p><text:a xlink:href="http://en.wikipedia.org/wiki/IBM437" xlink:type="simple">IBM437</text:a></text:p>
          </table:table-cell>
          <table:table-cell table:style-name="ce9" office:value-type="string" calcext:value-type="string">
            <text:p><text:a xlink:href="http://en.wikipedia.org/wiki/IBM850" xlink:type="simple">IBM850</text:a></text:p>
          </table:table-cell>
          <table:table-cell table:style-name="ce9" office:value-type="string" calcext:value-type="string">
            <text:p><text:a xlink:href="http://en.wikipedia.org/wiki/Mac_OS_Roman" xlink:type="simple">MACINTOSH</text:a></text:p>
          </table:table-cell>
          <table:table-cell table:style-name="ce10"/>
          <table:table-cell table:style-name="ce5" office:value-type="string" calcext:value-type="string">
            <text:p>Allowed in input?</text:p>
          </table:table-cell>
          <table:table-cell table:style-name="ce5" office:value-type="string" calcext:value-type="string">
            <text:p>Normalized code point sequence</text:p>
          </table:table-cell>
          <table:table-cell table:style-name="ce5" office:value-type="string" calcext:value-type="string">
            <text:p>Normalized character sequence</text:p>
          </table:table-cell>
          <table:table-cell table:style-name="ce5" office:value-type="string" calcext:value-type="string">
            <text:p>Final char?</text:p>
          </table:table-cell>
          <table:table-cell office:value-type="string" calcext:value-type="string">
            <text:p>Tr. stage</text:p>
          </table:table-cell>
          <table:table-cell/>
          <table:table-cell office:value-type="string" calcext:value-type="string">
            <text:p>(in test)</text:p>
          </table:table-cell>
          <table:table-cell office:value-type="string" calcext:value-type="string">
            <text:p>(out test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ull)</text:p>
          </table:table-cell>
          <table:table-cell table:style-name="ce6" office:value-type="string" calcext:value-type="string">
            <text:p>U+000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32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];&quot;YES&quot;);[.A2];&quot;&quot;)">
            <text:p/>
          </table:table-cell>
          <table:table-cell table:formula="of:=IF(AND(NOT(ISBLANK([.L2]));NOT(ISNA([.L2])));[.L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Heading)</text:p>
          </table:table-cell>
          <table:table-cell table:style-name="ce6" office:value-type="string" calcext:value-type="string">
            <text:p>U+000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32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];&quot;YES&quot;);[.A3];&quot;&quot;)">
            <text:p/>
          </table:table-cell>
          <table:table-cell table:formula="of:=IF(AND(NOT(ISBLANK([.L3]));NOT(ISNA([.L3])));[.L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Text)</text:p>
          </table:table-cell>
          <table:table-cell table:style-name="ce6" office:value-type="string" calcext:value-type="string">
            <text:p>U+000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32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4];&quot;YES&quot;);[.A4];&quot;&quot;)">
            <text:p/>
          </table:table-cell>
          <table:table-cell table:formula="of:=IF(AND(NOT(ISBLANK([.L4]));NOT(ISNA([.L4])));[.L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ext)</text:p>
          </table:table-cell>
          <table:table-cell table:style-name="ce6" office:value-type="string" calcext:value-type="string">
            <text:p>U+000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32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5];&quot;YES&quot;);[.A5];&quot;&quot;)">
            <text:p/>
          </table:table-cell>
          <table:table-cell table:formula="of:=IF(AND(NOT(ISBLANK([.L5]));NOT(ISNA([.L5])));[.L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)</text:p>
          </table:table-cell>
          <table:table-cell table:style-name="ce6" office:value-type="string" calcext:value-type="string">
            <text:p>U+0004</text:p>
          </table:table-cell>
          <table:table-cell table:number-columns-repeated="6" table:style-name="ce6" office:value-type="float" office:value="4" calcext:value-type="float">
            <text:p>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32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6];&quot;YES&quot;);[.A6];&quot;&quot;)">
            <text:p/>
          </table:table-cell>
          <table:table-cell table:formula="of:=IF(AND(NOT(ISBLANK([.L6]));NOT(ISNA([.L6])));[.L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quiry)</text:p>
          </table:table-cell>
          <table:table-cell table:style-name="ce6" office:value-type="string" calcext:value-type="string">
            <text:p>U+0005</text:p>
          </table:table-cell>
          <table:table-cell table:number-columns-repeated="6" table:style-name="ce6" office:value-type="float" office:value="5" calcext:value-type="float">
            <text:p>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32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7];&quot;YES&quot;);[.A7];&quot;&quot;)">
            <text:p/>
          </table:table-cell>
          <table:table-cell table:formula="of:=IF(AND(NOT(ISBLANK([.L7]));NOT(ISNA([.L7])));[.L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Acknowledge)</text:p>
          </table:table-cell>
          <table:table-cell table:style-name="ce6" office:value-type="string" calcext:value-type="string">
            <text:p>U+0006</text:p>
          </table:table-cell>
          <table:table-cell table:number-columns-repeated="6" table:style-name="ce6" office:value-type="float" office:value="6" calcext:value-type="float">
            <text:p>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32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8];&quot;YES&quot;);[.A8];&quot;&quot;)">
            <text:p/>
          </table:table-cell>
          <table:table-cell table:formula="of:=IF(AND(NOT(ISBLANK([.L8]));NOT(ISNA([.L8])));[.L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ell)</text:p>
          </table:table-cell>
          <table:table-cell table:style-name="ce6" office:value-type="string" calcext:value-type="string">
            <text:p>U+0007</text:p>
          </table:table-cell>
          <table:table-cell table:number-columns-repeated="6" table:style-name="ce6" office:value-type="float" office:value="7" calcext:value-type="float">
            <text:p>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32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9];&quot;YES&quot;);[.A9];&quot;&quot;)">
            <text:p/>
          </table:table-cell>
          <table:table-cell table:formula="of:=IF(AND(NOT(ISBLANK([.L9]));NOT(ISNA([.L9])));[.L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ackspace)</text:p>
          </table:table-cell>
          <table:table-cell table:style-name="ce6" office:value-type="string" calcext:value-type="string">
            <text:p>U+0008</text:p>
          </table:table-cell>
          <table:table-cell table:number-columns-repeated="6" table:style-name="ce6" office:value-type="float" office:value="8" calcext:value-type="float">
            <text:p>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32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0];&quot;YES&quot;);[.A10];&quot;&quot;)">
            <text:p/>
          </table:table-cell>
          <table:table-cell table:formula="of:=IF(AND(NOT(ISBLANK([.L10]));NOT(ISNA([.L10])));[.L1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Horizontal Tabulation)</text:p>
          </table:table-cell>
          <table:table-cell table:style-name="ce6" office:value-type="string" calcext:value-type="string">
            <text:p>U+0009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3" table:formula="of:=[.B35]" office:value-type="string" office:string-value="U+0020" calcext:value-type="string">
            <text:p>U+0020</text:p>
          </table:table-cell>
          <table:table-cell table:style-name="ce29" table:formula="of:=LOOKUP([.K11];[.B$2:.B$351];[.A$2:.A$351])" office:value-type="string" office:string-value="(space)" calcext:value-type="string">
            <text:p>(space)</text:p>
          </table:table-cell>
          <table:table-cell table:style-name="ce32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1];&quot;YES&quot;);[.A11];&quot;&quot;)" office:value-type="string" office:string-value="(Horizontal Tabulation)" calcext:value-type="string">
            <text:p>(Horizontal Tabulation)</text:p>
          </table:table-cell>
          <table:table-cell table:formula="of:=IF(AND(NOT(ISBLANK([.L11]));NOT(ISNA([.L11])));[.L1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Line Feed)</text:p>
          </table:table-cell>
          <table:table-cell table:style-name="ce6" office:value-type="string" calcext:value-type="string">
            <text:p>U+000A</text:p>
          </table:table-cell>
          <table:table-cell table:number-columns-repeated="6" table:style-name="ce6" office:value-type="string" calcext:value-type="string">
            <text:p>0A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2" table:formula="of:=[.B12]" office:value-type="string" office:string-value="U+000A" calcext:value-type="string">
            <text:p>U+000A</text:p>
          </table:table-cell>
          <table:table-cell table:style-name="ce29" table:formula="of:=LOOKUP([.K12];[.B$2:.B$351];[.A$2:.A$351])" office:value-type="string" office:string-value="(Line Feed)" calcext:value-type="string">
            <text:p>(Line Feed)</text:p>
          </table:table-cell>
          <table:table-cell table:style-name="ce32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];&quot;YES&quot;);[.A12];&quot;&quot;)" office:value-type="string" office:string-value="(Line Feed)" calcext:value-type="string">
            <text:p>(Line Feed)</text:p>
          </table:table-cell>
          <table:table-cell table:formula="of:=IF(AND(NOT(ISBLANK([.L12]));NOT(ISNA([.L12])));[.L12];&quot;&quot;)" office:value-type="string" office:string-value="(Line Feed)" calcext:value-type="string">
            <text:p>(Line Feed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Vertical Tabulation)</text:p>
          </table:table-cell>
          <table:table-cell table:style-name="ce6" office:value-type="string" calcext:value-type="string">
            <text:p>U+000B</text:p>
          </table:table-cell>
          <table:table-cell table:number-columns-repeated="6" table:style-name="ce6" office:value-type="string" calcext:value-type="string">
            <text:p>0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32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3];&quot;YES&quot;);[.A13];&quot;&quot;)">
            <text:p/>
          </table:table-cell>
          <table:table-cell table:formula="of:=IF(AND(NOT(ISBLANK([.L13]));NOT(ISNA([.L13])));[.L1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orm Feed)</text:p>
          </table:table-cell>
          <table:table-cell table:style-name="ce6" office:value-type="string" calcext:value-type="string">
            <text:p>U+000C</text:p>
          </table:table-cell>
          <table:table-cell table:number-columns-repeated="6" table:style-name="ce6" office:value-type="string" calcext:value-type="string">
            <text:p>0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32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4];&quot;YES&quot;);[.A14];&quot;&quot;)">
            <text:p/>
          </table:table-cell>
          <table:table-cell table:formula="of:=IF(AND(NOT(ISBLANK([.L14]));NOT(ISNA([.L14])));[.L1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rriage Return)</text:p>
          </table:table-cell>
          <table:table-cell table:style-name="ce6" office:value-type="string" calcext:value-type="string">
            <text:p>U+000D</text:p>
          </table:table-cell>
          <table:table-cell table:number-columns-repeated="6" table:style-name="ce6" office:value-type="string" calcext:value-type="string">
            <text:p>0D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5]);&quot;NOT ALLOWED&quot;; IF(EXACT([.K15];[.B1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];&quot;YES&quot;);[.A15];&quot;&quot;)" office:value-type="string" office:string-value="(Carriage Return)" calcext:value-type="string">
            <text:p>(Carriage Return)</text:p>
          </table:table-cell>
          <table:table-cell table:formula="of:=IF(AND(NOT(ISBLANK([.L15]));NOT(ISNA([.L15])));[.L15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Out)</text:p>
          </table:table-cell>
          <table:table-cell table:style-name="ce6" office:value-type="string" calcext:value-type="string">
            <text:p>U+000E</text:p>
          </table:table-cell>
          <table:table-cell table:number-columns-repeated="6" table:style-name="ce6" office:value-type="string" calcext:value-type="string">
            <text:p>0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32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6];&quot;YES&quot;);[.A16];&quot;&quot;)">
            <text:p/>
          </table:table-cell>
          <table:table-cell table:formula="of:=IF(AND(NOT(ISBLANK([.L16]));NOT(ISNA([.L16])));[.L1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In)</text:p>
          </table:table-cell>
          <table:table-cell table:style-name="ce6" office:value-type="string" calcext:value-type="string">
            <text:p>U+000F</text:p>
          </table:table-cell>
          <table:table-cell table:number-columns-repeated="6" table:style-name="ce6" office:value-type="string" calcext:value-type="string">
            <text:p>0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32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7];&quot;YES&quot;);[.A17];&quot;&quot;)">
            <text:p/>
          </table:table-cell>
          <table:table-cell table:formula="of:=IF(AND(NOT(ISBLANK([.L17]));NOT(ISNA([.L17])));[.L1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ata Link Escape)</text:p>
          </table:table-cell>
          <table:table-cell table:style-name="ce6" office:value-type="string" calcext:value-type="string">
            <text:p>U+0010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32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8];&quot;YES&quot;);[.A18];&quot;&quot;)">
            <text:p/>
          </table:table-cell>
          <table:table-cell table:formula="of:=IF(AND(NOT(ISBLANK([.L18]));NOT(ISNA([.L18])));[.L1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One)</text:p>
          </table:table-cell>
          <table:table-cell table:style-name="ce6" office:value-type="string" calcext:value-type="string">
            <text:p>U+0011</text:p>
          </table:table-cell>
          <table:table-cell table:number-columns-repeated="6" table:style-name="ce6" office:value-type="float" office:value="11" calcext:value-type="float">
            <text:p>1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32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9];&quot;YES&quot;);[.A19];&quot;&quot;)">
            <text:p/>
          </table:table-cell>
          <table:table-cell table:formula="of:=IF(AND(NOT(ISBLANK([.L19]));NOT(ISNA([.L19])));[.L1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wo)</text:p>
          </table:table-cell>
          <table:table-cell table:style-name="ce6" office:value-type="string" calcext:value-type="string">
            <text:p>U+0012</text:p>
          </table:table-cell>
          <table:table-cell table:number-columns-repeated="6" table:style-name="ce6" office:value-type="float" office:value="12" calcext:value-type="float">
            <text:p>1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32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0];&quot;YES&quot;);[.A20];&quot;&quot;)">
            <text:p/>
          </table:table-cell>
          <table:table-cell table:formula="of:=IF(AND(NOT(ISBLANK([.L20]));NOT(ISNA([.L20])));[.L2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hree)</text:p>
          </table:table-cell>
          <table:table-cell table:style-name="ce6" office:value-type="string" calcext:value-type="string">
            <text:p>U+0013</text:p>
          </table:table-cell>
          <table:table-cell table:number-columns-repeated="6" table:style-name="ce6" office:value-type="float" office:value="13" calcext:value-type="float">
            <text:p>1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32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1];&quot;YES&quot;);[.A21];&quot;&quot;)">
            <text:p/>
          </table:table-cell>
          <table:table-cell table:formula="of:=IF(AND(NOT(ISBLANK([.L21]));NOT(ISNA([.L21])));[.L2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Four)</text:p>
          </table:table-cell>
          <table:table-cell table:style-name="ce6" office:value-type="string" calcext:value-type="string">
            <text:p>U+0014</text:p>
          </table:table-cell>
          <table:table-cell table:number-columns-repeated="6" table:style-name="ce6" office:value-type="float" office:value="14" calcext:value-type="float">
            <text:p>1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32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];&quot;YES&quot;);[.A22];&quot;&quot;)">
            <text:p/>
          </table:table-cell>
          <table:table-cell table:formula="of:=IF(AND(NOT(ISBLANK([.L22]));NOT(ISNA([.L22])));[.L2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egative Acknowledge)</text:p>
          </table:table-cell>
          <table:table-cell table:style-name="ce6" office:value-type="string" calcext:value-type="string">
            <text:p>U+0015</text:p>
          </table:table-cell>
          <table:table-cell table:number-columns-repeated="6" table:style-name="ce6" office:value-type="float" office:value="15" calcext:value-type="float">
            <text:p>1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32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];&quot;YES&quot;);[.A23];&quot;&quot;)">
            <text:p/>
          </table:table-cell>
          <table:table-cell table:formula="of:=IF(AND(NOT(ISBLANK([.L23]));NOT(ISNA([.L23])));[.L2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ynchronous Idle)</text:p>
          </table:table-cell>
          <table:table-cell table:style-name="ce6" office:value-type="string" calcext:value-type="string">
            <text:p>U+0016</text:p>
          </table:table-cell>
          <table:table-cell table:number-columns-repeated="6" table:style-name="ce6" office:value-type="float" office:value="16" calcext:value-type="float">
            <text:p>1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32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];&quot;YES&quot;);[.A24];&quot;&quot;)">
            <text:p/>
          </table:table-cell>
          <table:table-cell table:formula="of:=IF(AND(NOT(ISBLANK([.L24]));NOT(ISNA([.L24])));[.L2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 Block)</text:p>
          </table:table-cell>
          <table:table-cell table:style-name="ce6" office:value-type="string" calcext:value-type="string">
            <text:p>U+0017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32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];&quot;YES&quot;);[.A25];&quot;&quot;)">
            <text:p/>
          </table:table-cell>
          <table:table-cell table:formula="of:=IF(AND(NOT(ISBLANK([.L25]));NOT(ISNA([.L25])));[.L2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ncel)</text:p>
          </table:table-cell>
          <table:table-cell table:style-name="ce6" office:value-type="string" calcext:value-type="string">
            <text:p>U+0018</text:p>
          </table:table-cell>
          <table:table-cell table:number-columns-repeated="6" table:style-name="ce6" office:value-type="float" office:value="18" calcext:value-type="float">
            <text:p>1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32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6];&quot;YES&quot;);[.A26];&quot;&quot;)">
            <text:p/>
          </table:table-cell>
          <table:table-cell table:formula="of:=IF(AND(NOT(ISBLANK([.L26]));NOT(ISNA([.L26])));[.L2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Medium)</text:p>
          </table:table-cell>
          <table:table-cell table:style-name="ce6" office:value-type="string" calcext:value-type="string">
            <text:p>U+0019</text:p>
          </table:table-cell>
          <table:table-cell table:number-columns-repeated="6" table:style-name="ce6" office:value-type="float" office:value="19" calcext:value-type="float">
            <text:p>19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32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];&quot;YES&quot;);[.A27];&quot;&quot;)">
            <text:p/>
          </table:table-cell>
          <table:table-cell table:formula="of:=IF(AND(NOT(ISBLANK([.L27]));NOT(ISNA([.L27])));[.L2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ubstitute)</text:p>
          </table:table-cell>
          <table:table-cell table:style-name="ce6" office:value-type="string" calcext:value-type="string">
            <text:p>U+001A</text:p>
          </table:table-cell>
          <table:table-cell table:number-columns-repeated="6" table:style-name="ce6" office:value-type="string" calcext:value-type="string">
            <text:p>1A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32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];&quot;YES&quot;);[.A28];&quot;&quot;)">
            <text:p/>
          </table:table-cell>
          <table:table-cell table:formula="of:=IF(AND(NOT(ISBLANK([.L28]));NOT(ISNA([.L28])));[.L2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scape)</text:p>
          </table:table-cell>
          <table:table-cell table:style-name="ce6" office:value-type="string" calcext:value-type="string">
            <text:p>U+001B</text:p>
          </table:table-cell>
          <table:table-cell table:number-columns-repeated="6" table:style-name="ce6" office:value-type="string" calcext:value-type="string">
            <text:p>1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32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];&quot;YES&quot;);[.A29];&quot;&quot;)">
            <text:p/>
          </table:table-cell>
          <table:table-cell table:formula="of:=IF(AND(NOT(ISBLANK([.L29]));NOT(ISNA([.L29])));[.L2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ile Separator)</text:p>
          </table:table-cell>
          <table:table-cell table:style-name="ce6" office:value-type="string" calcext:value-type="string">
            <text:p>U+001C</text:p>
          </table:table-cell>
          <table:table-cell table:number-columns-repeated="6" table:style-name="ce6" office:value-type="string" calcext:value-type="string">
            <text:p>1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32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];&quot;YES&quot;);[.A30];&quot;&quot;)">
            <text:p/>
          </table:table-cell>
          <table:table-cell table:formula="of:=IF(AND(NOT(ISBLANK([.L30]));NOT(ISNA([.L30])));[.L3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Group Separator)</text:p>
          </table:table-cell>
          <table:table-cell table:style-name="ce6" office:value-type="string" calcext:value-type="string">
            <text:p>U+001D</text:p>
          </table:table-cell>
          <table:table-cell table:number-columns-repeated="6" table:style-name="ce6" office:value-type="string" calcext:value-type="string">
            <text:p>1D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32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];&quot;YES&quot;);[.A31];&quot;&quot;)">
            <text:p/>
          </table:table-cell>
          <table:table-cell table:formula="of:=IF(AND(NOT(ISBLANK([.L31]));NOT(ISNA([.L31])));[.L3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Record Separator)</text:p>
          </table:table-cell>
          <table:table-cell table:style-name="ce6" office:value-type="string" calcext:value-type="string">
            <text:p>U+001E</text:p>
          </table:table-cell>
          <table:table-cell table:number-columns-repeated="6" table:style-name="ce6" office:value-type="string" calcext:value-type="string">
            <text:p>1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32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];&quot;YES&quot;);[.A32];&quot;&quot;)">
            <text:p/>
          </table:table-cell>
          <table:table-cell table:formula="of:=IF(AND(NOT(ISBLANK([.L32]));NOT(ISNA([.L32])));[.L3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Unit Separator)</text:p>
          </table:table-cell>
          <table:table-cell table:style-name="ce6" office:value-type="string" calcext:value-type="string">
            <text:p>U+001F</text:p>
          </table:table-cell>
          <table:table-cell table:number-columns-repeated="6" table:style-name="ce6" office:value-type="string" calcext:value-type="string">
            <text:p>1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32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];&quot;YES&quot;);[.A33];&quot;&quot;)">
            <text:p/>
          </table:table-cell>
          <table:table-cell table:formula="of:=IF(AND(NOT(ISBLANK([.L33]));NOT(ISNA([.L33])));[.L33];&quot;&quot;)">
            <text:p/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];&quot;YES&quot;);[.A34];&quot;&quot;)">
            <text:p/>
          </table:table-cell>
          <table:table-cell table:formula="of:=IF(AND(NOT(ISBLANK([.L34]));NOT(ISNA([.L34])));[.L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(<text:a xlink:href="http://en.wikipedia.org/wiki/Space_%28punctuation%29" xlink:type="simple">space</text:a>)</text:p>
          </table:table-cell>
          <table:table-cell table:style-name="ce8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8" office:value-type="float" office:value="20" calcext:value-type="float">
            <text:p>2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5]" office:value-type="string" office:string-value="U+0020" calcext:value-type="string">
            <text:p>U+0020</text:p>
          </table:table-cell>
          <table:table-cell table:style-name="ce29" office:value-type="string" calcext:value-type="string">
            <text:p>(<text:a xlink:href="http://en.wikipedia.org/wiki/Space_%28punctuation%29" xlink:type="simple">space</text:a>)</text:p>
          </table:table-cell>
          <table:table-cell table:style-name="ce32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5];&quot;YES&quot;);[.A35];&quot;&quot;)" office:value-type="string" office:string-value="(space)" calcext:value-type="string">
            <text:p>(space)</text:p>
          </table:table-cell>
          <table:table-cell table:formula="of:=IF(AND(NOT(ISBLANK([.L35]));NOT(ISNA([.L35])));[.L35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xclamation_mark" xlink:type="simple">!</text:a></text:p>
          </table:table-cell>
          <table:table-cell table:style-name="ce8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8" office:value-type="float" office:value="21" calcext:value-type="float">
            <text:p>2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32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6];&quot;YES&quot;);[.A36];&quot;&quot;)" office:value-type="string" office:string-value="!" calcext:value-type="string">
            <text:p>!</text:p>
          </table:table-cell>
          <table:table-cell table:formula="of:=IF(AND(NOT(ISBLANK([.L36]));NOT(ISNA([.L36])));[.L36];&quot;&quot;)" office:value-type="string" office:string-value="!" calcext:value-type="string">
            <text:p>!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otation_mark" xlink:type="simple">"</text:a></text:p>
          </table:table-cell>
          <table:table-cell table:style-name="ce8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8" office:value-type="float" office:value="22" calcext:value-type="float">
            <text:p>2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32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7];&quot;YES&quot;);[.A37];&quot;&quot;)" office:value-type="string" office:string-value="&quot;" calcext:value-type="string">
            <text:p>"</text:p>
          </table:table-cell>
          <table:table-cell table:formula="of:=IF(AND(NOT(ISBLANK([.L37]));NOT(ISNA([.L37])));[.L37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umber_sign" xlink:type="simple">#</text:a></text:p>
          </table:table-cell>
          <table:table-cell table:style-name="ce8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8" office:value-type="float" office:value="23" calcext:value-type="float">
            <text:p>2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32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8];&quot;YES&quot;);[.A38];&quot;&quot;)" office:value-type="string" office:string-value="#" calcext:value-type="string">
            <text:p>#</text:p>
          </table:table-cell>
          <table:table-cell table:formula="of:=IF(AND(NOT(ISBLANK([.L38]));NOT(ISNA([.L38])));[.L38];&quot;&quot;)" office:value-type="string" office:string-value="#" calcext:value-type="string">
            <text:p>#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llar_sign" xlink:type="simple">$</text:a></text:p>
          </table:table-cell>
          <table:table-cell table:style-name="ce8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8" office:value-type="float" office:value="24" calcext:value-type="float">
            <text:p>2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32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9];&quot;YES&quot;);[.A39];&quot;&quot;)" office:value-type="string" office:string-value="$" calcext:value-type="string">
            <text:p>$</text:p>
          </table:table-cell>
          <table:table-cell table:formula="of:=IF(AND(NOT(ISBLANK([.L39]));NOT(ISNA([.L39])));[.L39];&quot;&quot;)" office:value-type="string" office:string-value="$" calcext:value-type="string">
            <text:p>$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ercent_sign" xlink:type="simple">%</text:a></text:p>
          </table:table-cell>
          <table:table-cell table:style-name="ce8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8" office:value-type="float" office:value="25" calcext:value-type="float">
            <text:p>2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32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0];&quot;YES&quot;);[.A40];&quot;&quot;)" office:value-type="string" office:string-value="%" calcext:value-type="string">
            <text:p>%</text:p>
          </table:table-cell>
          <table:table-cell table:formula="of:=IF(AND(NOT(ISBLANK([.L40]));NOT(ISNA([.L40])));[.L40];&quot;&quot;)" office:value-type="string" office:string-value="%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mpersand" xlink:type="simple">&amp;</text:a></text:p>
          </table:table-cell>
          <table:table-cell table:style-name="ce8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8" office:value-type="float" office:value="26" calcext:value-type="float">
            <text:p>2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32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1];&quot;YES&quot;);[.A41];&quot;&quot;)" office:value-type="string" office:string-value="&amp;" calcext:value-type="string">
            <text:p>&amp;</text:p>
          </table:table-cell>
          <table:table-cell table:formula="of:=IF(AND(NOT(ISBLANK([.L41]));NOT(ISNA([.L41])));[.L41];&quot;&quot;)" office:value-type="string" office:string-value="&amp;" calcext:value-type="string">
            <text:p>&amp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postrophe" xlink:type="simple">'</text:a></text:p>
          </table:table-cell>
          <table:table-cell table:style-name="ce8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8" office:value-type="float" office:value="27" calcext:value-type="float">
            <text:p>2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32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2];&quot;YES&quot;);[.A42];&quot;&quot;)" office:value-type="string" office:string-value="'" calcext:value-type="string">
            <text:p>'</text:p>
          </table:table-cell>
          <table:table-cell table:formula="of:=IF(AND(NOT(ISBLANK([.L42]));NOT(ISNA([.L42])));[.L42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(</text:a></text:p>
          </table:table-cell>
          <table:table-cell table:style-name="ce8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8" office:value-type="float" office:value="28" calcext:value-type="float">
            <text:p>2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32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3];&quot;YES&quot;);[.A43];&quot;&quot;)" office:value-type="string" office:string-value="(" calcext:value-type="string">
            <text:p>(</text:p>
          </table:table-cell>
          <table:table-cell table:formula="of:=IF(AND(NOT(ISBLANK([.L43]));NOT(ISNA([.L43])));[.L43];&quot;&quot;)" office:value-type="string" office:string-value="(" calcext:value-type="string">
            <text:p>(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)</text:a></text:p>
          </table:table-cell>
          <table:table-cell table:style-name="ce8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8" office:value-type="float" office:value="29" calcext:value-type="float">
            <text:p>2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32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4];&quot;YES&quot;);[.A44];&quot;&quot;)" office:value-type="string" office:string-value=")" calcext:value-type="string">
            <text:p>)</text:p>
          </table:table-cell>
          <table:table-cell table:formula="of:=IF(AND(NOT(ISBLANK([.L44]));NOT(ISNA([.L44])));[.L44];&quot;&quot;)" office:value-type="string" office:string-value=")" calcext:value-type="string">
            <text:p>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sterisk" xlink:type="simple">*</text:a></text:p>
          </table:table-cell>
          <table:table-cell table:style-name="ce8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8" office:value-type="string" calcext:value-type="string">
            <text:p>2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32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5];&quot;YES&quot;);[.A45];&quot;&quot;)" office:value-type="string" office:string-value="*" calcext:value-type="string">
            <text:p>*</text:p>
          </table:table-cell>
          <table:table-cell table:formula="of:=IF(AND(NOT(ISBLANK([.L45]));NOT(ISNA([.L45])));[.L45];&quot;&quot;)" office:value-type="string" office:string-value="*" calcext:value-type="string">
            <text:p>*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lus_sign" xlink:type="simple">+</text:a></text:p>
          </table:table-cell>
          <table:table-cell table:style-name="ce8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8" office:value-type="string" calcext:value-type="string">
            <text:p>2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32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6];&quot;YES&quot;);[.A46];&quot;&quot;)" office:value-type="string" office:string-value="+" calcext:value-type="string">
            <text:p>+</text:p>
          </table:table-cell>
          <table:table-cell table:formula="of:=IF(AND(NOT(ISBLANK([.L46]));NOT(ISNA([.L46])));[.L46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mma" xlink:type="simple">,</text:a></text:p>
          </table:table-cell>
          <table:table-cell table:style-name="ce8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8" office:value-type="string" calcext:value-type="string">
            <text:p>2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32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7];&quot;YES&quot;);[.A47];&quot;&quot;)" office:value-type="string" office:string-value="," calcext:value-type="string">
            <text:p>,</text:p>
          </table:table-cell>
          <table:table-cell table:formula="of:=IF(AND(NOT(ISBLANK([.L47]));NOT(ISNA([.L47])));[.L47];&quot;&quot;)" office:value-type="string" office:string-value=",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yphen-minus" xlink:type="simple">-</text:a></text:p>
          </table:table-cell>
          <table:table-cell table:style-name="ce8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8" office:value-type="string" calcext:value-type="string">
            <text:p>2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32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8];&quot;YES&quot;);[.A48];&quot;&quot;)" office:value-type="string" office:string-value="-" calcext:value-type="string">
            <text:p>-</text:p>
          </table:table-cell>
          <table:table-cell table:formula="of:=IF(AND(NOT(ISBLANK([.L48]));NOT(ISNA([.L48])));[.L48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ull_stop" xlink:type="simple">.</text:a></text:p>
          </table:table-cell>
          <table:table-cell table:style-name="ce8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8" office:value-type="string" calcext:value-type="string">
            <text:p>2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32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9];&quot;YES&quot;);[.A49];&quot;&quot;)" office:value-type="string" office:string-value="." calcext:value-type="string">
            <text:p>.</text:p>
          </table:table-cell>
          <table:table-cell table:formula="of:=IF(AND(NOT(ISBLANK([.L49]));NOT(ISNA([.L49])));[.L49];&quot;&quot;)" office:value-type="string" office:string-value=".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lash_%28punctuation%29" xlink:type="simple">/</text:a></text:p>
          </table:table-cell>
          <table:table-cell table:style-name="ce8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8" office:value-type="string" calcext:value-type="string">
            <text:p>2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32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0];&quot;YES&quot;);[.A50];&quot;&quot;)" office:value-type="string" office:string-value="/" calcext:value-type="string">
            <text:p>/</text:p>
          </table:table-cell>
          <table:table-cell table:formula="of:=IF(AND(NOT(ISBLANK([.L50]));NOT(ISNA([.L50])));[.L50];&quot;&quot;)" office:value-type="string" office:string-value="/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0_%28number%29" xlink:type="simple">0</text:a></text:p>
          </table:table-cell>
          <table:table-cell table:style-name="ce8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8" office:value-type="float" office:value="30" calcext:value-type="float">
            <text:p>3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32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1];&quot;YES&quot;);[.A51];&quot;&quot;)" office:value-type="string" office:string-value="0" calcext:value-type="string">
            <text:p>0</text:p>
          </table:table-cell>
          <table:table-cell table:formula="of:=IF(AND(NOT(ISBLANK([.L51]));NOT(ISNA([.L51])));[.L51];&quot;&quot;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1_%28number%29" xlink:type="simple">1</text:a></text:p>
          </table:table-cell>
          <table:table-cell table:style-name="ce8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8" office:value-type="float" office:value="31" calcext:value-type="float">
            <text:p>3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32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2];&quot;YES&quot;);[.A52];&quot;&quot;)" office:value-type="string" office:string-value="1" calcext:value-type="string">
            <text:p>1</text:p>
          </table:table-cell>
          <table:table-cell table:formula="of:=IF(AND(NOT(ISBLANK([.L52]));NOT(ISNA([.L52])));[.L52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2_%28number%29" xlink:type="simple">2</text:a></text:p>
          </table:table-cell>
          <table:table-cell table:style-name="ce8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8" office:value-type="float" office:value="32" calcext:value-type="float">
            <text:p>3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32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3];&quot;YES&quot;);[.A53];&quot;&quot;)" office:value-type="string" office:string-value="2" calcext:value-type="string">
            <text:p>2</text:p>
          </table:table-cell>
          <table:table-cell table:formula="of:=IF(AND(NOT(ISBLANK([.L53]));NOT(ISNA([.L53])));[.L53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3_%28number%29" xlink:type="simple">3</text:a></text:p>
          </table:table-cell>
          <table:table-cell table:style-name="ce8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8" office:value-type="float" office:value="33" calcext:value-type="float">
            <text:p>3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32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4];&quot;YES&quot;);[.A54];&quot;&quot;)" office:value-type="string" office:string-value="3" calcext:value-type="string">
            <text:p>3</text:p>
          </table:table-cell>
          <table:table-cell table:formula="of:=IF(AND(NOT(ISBLANK([.L54]));NOT(ISNA([.L54])));[.L54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4</text:a></text:p>
          </table:table-cell>
          <table:table-cell table:style-name="ce8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8" office:value-type="float" office:value="34" calcext:value-type="float">
            <text:p>3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32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5];&quot;YES&quot;);[.A55];&quot;&quot;)" office:value-type="string" office:string-value="4" calcext:value-type="string">
            <text:p>4</text:p>
          </table:table-cell>
          <table:table-cell table:formula="of:=IF(AND(NOT(ISBLANK([.L55]));NOT(ISNA([.L55])));[.L55];&quot;&quot;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5_%28number%29" xlink:type="simple">5</text:a></text:p>
          </table:table-cell>
          <table:table-cell table:style-name="ce8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8" office:value-type="float" office:value="35" calcext:value-type="float">
            <text:p>3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32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6];&quot;YES&quot;);[.A56];&quot;&quot;)" office:value-type="string" office:string-value="5" calcext:value-type="string">
            <text:p>5</text:p>
          </table:table-cell>
          <table:table-cell table:formula="of:=IF(AND(NOT(ISBLANK([.L56]));NOT(ISNA([.L56])));[.L56];&quot;&quot;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6_%28number%29" xlink:type="simple">6</text:a></text:p>
          </table:table-cell>
          <table:table-cell table:style-name="ce8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8" office:value-type="float" office:value="36" calcext:value-type="float">
            <text:p>3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32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7];&quot;YES&quot;);[.A57];&quot;&quot;)" office:value-type="string" office:string-value="6" calcext:value-type="string">
            <text:p>6</text:p>
          </table:table-cell>
          <table:table-cell table:formula="of:=IF(AND(NOT(ISBLANK([.L57]));NOT(ISNA([.L57])));[.L57];&quot;&quot;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7_%28number%29" xlink:type="simple">7</text:a></text:p>
          </table:table-cell>
          <table:table-cell table:style-name="ce8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8" office:value-type="float" office:value="37" calcext:value-type="float">
            <text:p>3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32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8];&quot;YES&quot;);[.A58];&quot;&quot;)" office:value-type="string" office:string-value="7" calcext:value-type="string">
            <text:p>7</text:p>
          </table:table-cell>
          <table:table-cell table:formula="of:=IF(AND(NOT(ISBLANK([.L58]));NOT(ISNA([.L58])));[.L58];&quot;&quot;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8_%28number%29" xlink:type="simple">8</text:a></text:p>
          </table:table-cell>
          <table:table-cell table:style-name="ce8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8" office:value-type="float" office:value="38" calcext:value-type="float">
            <text:p>3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32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9];&quot;YES&quot;);[.A59];&quot;&quot;)" office:value-type="string" office:string-value="8" calcext:value-type="string">
            <text:p>8</text:p>
          </table:table-cell>
          <table:table-cell table:formula="of:=IF(AND(NOT(ISBLANK([.L59]));NOT(ISNA([.L59])));[.L59];&quot;&quot;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9_%28number%29" xlink:type="simple">9</text:a></text:p>
          </table:table-cell>
          <table:table-cell table:style-name="ce8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8" office:value-type="float" office:value="39" calcext:value-type="float">
            <text:p>3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32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0];&quot;YES&quot;);[.A60];&quot;&quot;)" office:value-type="string" office:string-value="9" calcext:value-type="string">
            <text:p>9</text:p>
          </table:table-cell>
          <table:table-cell table:formula="of:=IF(AND(NOT(ISBLANK([.L60]));NOT(ISNA([.L60])));[.L60];&quot;&quot;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lon_%28punctuation%29" xlink:type="simple">:</text:a></text:p>
          </table:table-cell>
          <table:table-cell table:style-name="ce8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8" office:value-type="string" calcext:value-type="string">
            <text:p>3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32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1];&quot;YES&quot;);[.A61];&quot;&quot;)" office:value-type="string" office:string-value=":" calcext:value-type="string">
            <text:p>:</text:p>
          </table:table-cell>
          <table:table-cell table:formula="of:=IF(AND(NOT(ISBLANK([.L61]));NOT(ISNA([.L61])));[.L61];&quot;&quot;)" office:value-type="string" office:string-value=":" calcext:value-type="string">
            <text:p>: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emicolon" xlink:type="simple">;</text:a></text:p>
          </table:table-cell>
          <table:table-cell table:style-name="ce8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8" office:value-type="string" calcext:value-type="string">
            <text:p>3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32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2];&quot;YES&quot;);[.A62];&quot;&quot;)" office:value-type="string" office:string-value=";" calcext:value-type="string">
            <text:p>;</text:p>
          </table:table-cell>
          <table:table-cell table:formula="of:=IF(AND(NOT(ISBLANK([.L62]));NOT(ISNA([.L62])));[.L62];&quot;&quot;)" office:value-type="string" office:string-value=";" calcext:value-type="string">
            <text:p>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ess-than_sign" xlink:type="simple">&lt;</text:a></text:p>
          </table:table-cell>
          <table:table-cell table:style-name="ce8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8" office:value-type="string" calcext:value-type="string">
            <text:p>3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32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3];&quot;YES&quot;);[.A63];&quot;&quot;)" office:value-type="string" office:string-value="&lt;" calcext:value-type="string">
            <text:p>&lt;</text:p>
          </table:table-cell>
          <table:table-cell table:formula="of:=IF(AND(NOT(ISBLANK([.L63]));NOT(ISNA([.L63])));[.L63];&quot;&quot;)" office:value-type="string" office:string-value="&lt;" calcext:value-type="string">
            <text:p>&l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quals_sign" xlink:type="simple">=</text:a></text:p>
          </table:table-cell>
          <table:table-cell table:style-name="ce8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8" office:value-type="string" calcext:value-type="string">
            <text:p>3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32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4];&quot;YES&quot;);[.A64];&quot;&quot;)" office:value-type="string" office:string-value="=" calcext:value-type="string">
            <text:p>=</text:p>
          </table:table-cell>
          <table:table-cell table:formula="of:=IF(AND(NOT(ISBLANK([.L64]));NOT(ISNA([.L64])));[.L64];&quot;&quot;)" office:value-type="string" office:string-value="=" calcext:value-type="string">
            <text:p>=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eater-than_sign" xlink:type="simple">&gt;</text:a></text:p>
          </table:table-cell>
          <table:table-cell table:style-name="ce8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8" office:value-type="string" calcext:value-type="string">
            <text:p>3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32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5];&quot;YES&quot;);[.A65];&quot;&quot;)" office:value-type="string" office:string-value="&gt;" calcext:value-type="string">
            <text:p>&gt;</text:p>
          </table:table-cell>
          <table:table-cell table:formula="of:=IF(AND(NOT(ISBLANK([.L65]));NOT(ISNA([.L65])));[.L65];&quot;&quot;)" office:value-type="string" office:string-value="&gt;" calcext:value-type="string">
            <text:p>&g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estion_mark" xlink:type="simple">?</text:a></text:p>
          </table:table-cell>
          <table:table-cell table:style-name="ce8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8" office:value-type="string" calcext:value-type="string">
            <text:p>3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32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6];&quot;YES&quot;);[.A66];&quot;&quot;)" office:value-type="string" office:string-value="?" calcext:value-type="string">
            <text:p>?</text:p>
          </table:table-cell>
          <table:table-cell table:formula="of:=IF(AND(NOT(ISBLANK([.L66]));NOT(ISNA([.L66])));[.L66];&quot;&quot;)" office:value-type="string" office:string-value="?" calcext:value-type="string">
            <text:p>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t_sign" xlink:type="simple">@</text:a></text:p>
          </table:table-cell>
          <table:table-cell table:style-name="ce8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8" office:value-type="float" office:value="40" calcext:value-type="float">
            <text:p>4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32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7];&quot;YES&quot;);[.A67];&quot;&quot;)" office:value-type="string" office:string-value="@" calcext:value-type="string">
            <text:p>@</text:p>
          </table:table-cell>
          <table:table-cell table:formula="of:=IF(AND(NOT(ISBLANK([.L67]));NOT(ISNA([.L67])));[.L67];&quot;&quot;)" office:value-type="string" office:string-value="@" calcext:value-type="string">
            <text:p>@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8" office:value-type="float" office:value="41" calcext:value-type="float">
            <text:p>4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32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8];&quot;YES&quot;);[.A68];&quot;&quot;)" office:value-type="string" office:string-value="A" calcext:value-type="string">
            <text:p>A</text:p>
          </table:table-cell>
          <table:table-cell table:formula="of:=IF(AND(NOT(ISBLANK([.L68]));NOT(ISNA([.L68])));[.L68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8" office:value-type="float" office:value="42" calcext:value-type="float">
            <text:p>4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32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9];&quot;YES&quot;);[.A69];&quot;&quot;)" office:value-type="string" office:string-value="B" calcext:value-type="string">
            <text:p>B</text:p>
          </table:table-cell>
          <table:table-cell table:formula="of:=IF(AND(NOT(ISBLANK([.L69]));NOT(ISNA([.L69])));[.L69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8" office:value-type="float" office:value="43" calcext:value-type="float">
            <text:p>4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32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0];&quot;YES&quot;);[.A70];&quot;&quot;)" office:value-type="string" office:string-value="C" calcext:value-type="string">
            <text:p>C</text:p>
          </table:table-cell>
          <table:table-cell table:formula="of:=IF(AND(NOT(ISBLANK([.L70]));NOT(ISNA([.L70])));[.L70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8" office:value-type="float" office:value="44" calcext:value-type="float">
            <text:p>4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32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1];&quot;YES&quot;);[.A71];&quot;&quot;)" office:value-type="string" office:string-value="D" calcext:value-type="string">
            <text:p>D</text:p>
          </table:table-cell>
          <table:table-cell table:formula="of:=IF(AND(NOT(ISBLANK([.L71]));NOT(ISNA([.L71])));[.L71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8" office:value-type="float" office:value="45" calcext:value-type="float">
            <text:p>4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32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2];&quot;YES&quot;);[.A72];&quot;&quot;)" office:value-type="string" office:string-value="E" calcext:value-type="string">
            <text:p>E</text:p>
          </table:table-cell>
          <table:table-cell table:formula="of:=IF(AND(NOT(ISBLANK([.L72]));NOT(ISNA([.L72])));[.L72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8" office:value-type="float" office:value="46" calcext:value-type="float">
            <text:p>4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32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3];&quot;YES&quot;);[.A73];&quot;&quot;)" office:value-type="string" office:string-value="F" calcext:value-type="string">
            <text:p>F</text:p>
          </table:table-cell>
          <table:table-cell table:formula="of:=IF(AND(NOT(ISBLANK([.L73]));NOT(ISNA([.L73])));[.L73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8" office:value-type="float" office:value="47" calcext:value-type="float">
            <text:p>4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32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4];&quot;YES&quot;);[.A74];&quot;&quot;)" office:value-type="string" office:string-value="G" calcext:value-type="string">
            <text:p>G</text:p>
          </table:table-cell>
          <table:table-cell table:formula="of:=IF(AND(NOT(ISBLANK([.L74]));NOT(ISNA([.L74])));[.L74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8" office:value-type="float" office:value="48" calcext:value-type="float">
            <text:p>4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32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5];&quot;YES&quot;);[.A75];&quot;&quot;)" office:value-type="string" office:string-value="H" calcext:value-type="string">
            <text:p>H</text:p>
          </table:table-cell>
          <table:table-cell table:formula="of:=IF(AND(NOT(ISBLANK([.L75]));NOT(ISNA([.L75])));[.L75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8" office:value-type="float" office:value="49" calcext:value-type="float">
            <text:p>4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32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6];&quot;YES&quot;);[.A76];&quot;&quot;)" office:value-type="string" office:string-value="I" calcext:value-type="string">
            <text:p>I</text:p>
          </table:table-cell>
          <table:table-cell table:formula="of:=IF(AND(NOT(ISBLANK([.L76]));NOT(ISNA([.L76])));[.L76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8" office:value-type="string" calcext:value-type="string">
            <text:p>4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32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7];&quot;YES&quot;);[.A77];&quot;&quot;)" office:value-type="string" office:string-value="J" calcext:value-type="string">
            <text:p>J</text:p>
          </table:table-cell>
          <table:table-cell table:formula="of:=IF(AND(NOT(ISBLANK([.L77]));NOT(ISNA([.L77])));[.L77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8" office:value-type="string" calcext:value-type="string">
            <text:p>4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32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8];&quot;YES&quot;);[.A78];&quot;&quot;)" office:value-type="string" office:string-value="K" calcext:value-type="string">
            <text:p>K</text:p>
          </table:table-cell>
          <table:table-cell table:formula="of:=IF(AND(NOT(ISBLANK([.L78]));NOT(ISNA([.L78])));[.L78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8" office:value-type="string" calcext:value-type="string">
            <text:p>4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32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9];&quot;YES&quot;);[.A79];&quot;&quot;)" office:value-type="string" office:string-value="L" calcext:value-type="string">
            <text:p>L</text:p>
          </table:table-cell>
          <table:table-cell table:formula="of:=IF(AND(NOT(ISBLANK([.L79]));NOT(ISNA([.L79])));[.L79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8" office:value-type="string" calcext:value-type="string">
            <text:p>4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32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0];&quot;YES&quot;);[.A80];&quot;&quot;)" office:value-type="string" office:string-value="M" calcext:value-type="string">
            <text:p>M</text:p>
          </table:table-cell>
          <table:table-cell table:formula="of:=IF(AND(NOT(ISBLANK([.L80]));NOT(ISNA([.L80])));[.L80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8" office:value-type="string" calcext:value-type="string">
            <text:p>4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32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1];&quot;YES&quot;);[.A81];&quot;&quot;)" office:value-type="string" office:string-value="N" calcext:value-type="string">
            <text:p>N</text:p>
          </table:table-cell>
          <table:table-cell table:formula="of:=IF(AND(NOT(ISBLANK([.L81]));NOT(ISNA([.L81])));[.L81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8" office:value-type="string" calcext:value-type="string">
            <text:p>4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32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2];&quot;YES&quot;);[.A82];&quot;&quot;)" office:value-type="string" office:string-value="O" calcext:value-type="string">
            <text:p>O</text:p>
          </table:table-cell>
          <table:table-cell table:formula="of:=IF(AND(NOT(ISBLANK([.L82]));NOT(ISNA([.L82])));[.L82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8" office:value-type="float" office:value="50" calcext:value-type="float">
            <text:p>5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32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3];&quot;YES&quot;);[.A83];&quot;&quot;)" office:value-type="string" office:string-value="P" calcext:value-type="string">
            <text:p>P</text:p>
          </table:table-cell>
          <table:table-cell table:formula="of:=IF(AND(NOT(ISBLANK([.L83]));NOT(ISNA([.L83])));[.L83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8" office:value-type="float" office:value="51" calcext:value-type="float">
            <text:p>5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32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4];&quot;YES&quot;);[.A84];&quot;&quot;)" office:value-type="string" office:string-value="Q" calcext:value-type="string">
            <text:p>Q</text:p>
          </table:table-cell>
          <table:table-cell table:formula="of:=IF(AND(NOT(ISBLANK([.L84]));NOT(ISNA([.L84])));[.L84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8" office:value-type="float" office:value="52" calcext:value-type="float">
            <text:p>5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32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5];&quot;YES&quot;);[.A85];&quot;&quot;)" office:value-type="string" office:string-value="R" calcext:value-type="string">
            <text:p>R</text:p>
          </table:table-cell>
          <table:table-cell table:formula="of:=IF(AND(NOT(ISBLANK([.L85]));NOT(ISNA([.L85])));[.L85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8" office:value-type="float" office:value="53" calcext:value-type="float">
            <text:p>5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32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6];&quot;YES&quot;);[.A86];&quot;&quot;)" office:value-type="string" office:string-value="S" calcext:value-type="string">
            <text:p>S</text:p>
          </table:table-cell>
          <table:table-cell table:formula="of:=IF(AND(NOT(ISBLANK([.L86]));NOT(ISNA([.L86])));[.L86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8" office:value-type="float" office:value="54" calcext:value-type="float">
            <text:p>5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32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7];&quot;YES&quot;);[.A87];&quot;&quot;)" office:value-type="string" office:string-value="T" calcext:value-type="string">
            <text:p>T</text:p>
          </table:table-cell>
          <table:table-cell table:formula="of:=IF(AND(NOT(ISBLANK([.L87]));NOT(ISNA([.L87])));[.L87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8" office:value-type="float" office:value="55" calcext:value-type="float">
            <text:p>5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32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8];&quot;YES&quot;);[.A88];&quot;&quot;)" office:value-type="string" office:string-value="U" calcext:value-type="string">
            <text:p>U</text:p>
          </table:table-cell>
          <table:table-cell table:formula="of:=IF(AND(NOT(ISBLANK([.L88]));NOT(ISNA([.L88])));[.L88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8" office:value-type="float" office:value="56" calcext:value-type="float">
            <text:p>5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32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9];&quot;YES&quot;);[.A89];&quot;&quot;)" office:value-type="string" office:string-value="V" calcext:value-type="string">
            <text:p>V</text:p>
          </table:table-cell>
          <table:table-cell table:formula="of:=IF(AND(NOT(ISBLANK([.L89]));NOT(ISNA([.L89])));[.L89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8" office:value-type="float" office:value="57" calcext:value-type="float">
            <text:p>5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32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0];&quot;YES&quot;);[.A90];&quot;&quot;)" office:value-type="string" office:string-value="W" calcext:value-type="string">
            <text:p>W</text:p>
          </table:table-cell>
          <table:table-cell table:formula="of:=IF(AND(NOT(ISBLANK([.L90]));NOT(ISNA([.L90])));[.L90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8" office:value-type="float" office:value="58" calcext:value-type="float">
            <text:p>5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32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1];&quot;YES&quot;);[.A91];&quot;&quot;)" office:value-type="string" office:string-value="X" calcext:value-type="string">
            <text:p>X</text:p>
          </table:table-cell>
          <table:table-cell table:formula="of:=IF(AND(NOT(ISBLANK([.L91]));NOT(ISNA([.L91])));[.L91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8" office:value-type="float" office:value="59" calcext:value-type="float">
            <text:p>5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32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2];&quot;YES&quot;);[.A92];&quot;&quot;)" office:value-type="string" office:string-value="Y" calcext:value-type="string">
            <text:p>Y</text:p>
          </table:table-cell>
          <table:table-cell table:formula="of:=IF(AND(NOT(ISBLANK([.L92]));NOT(ISNA([.L92])));[.L92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8" office:value-type="string" calcext:value-type="string">
            <text:p>5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32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3];&quot;YES&quot;);[.A93];&quot;&quot;)" office:value-type="string" office:string-value="Z" calcext:value-type="string">
            <text:p>Z</text:p>
          </table:table-cell>
          <table:table-cell table:formula="of:=IF(AND(NOT(ISBLANK([.L93]));NOT(ISNA([.L93])));[.L93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[</text:a></text:p>
          </table:table-cell>
          <table:table-cell table:style-name="ce8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8" office:value-type="string" calcext:value-type="string">
            <text:p>5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32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4];&quot;YES&quot;);[.A94];&quot;&quot;)" office:value-type="string" office:string-value="[" calcext:value-type="string">
            <text:p>[</text:p>
          </table:table-cell>
          <table:table-cell table:formula="of:=IF(AND(NOT(ISBLANK([.L94]));NOT(ISNA([.L94])));[.L94];&quot;&quot;)" office:value-type="string" office:string-value="[" calcext:value-type="string">
            <text:p>[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ackslash" xlink:type="simple">\</text:a></text:p>
          </table:table-cell>
          <table:table-cell table:style-name="ce8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8" office:value-type="string" calcext:value-type="string">
            <text:p>5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32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5];&quot;YES&quot;);[.A95];&quot;&quot;)" office:value-type="string" office:string-value="\" calcext:value-type="string">
            <text:p>\</text:p>
          </table:table-cell>
          <table:table-cell table:formula="of:=IF(AND(NOT(ISBLANK([.L95]));NOT(ISNA([.L95])));[.L95];&quot;&quot;)" office:value-type="string" office:string-value="\" calcext:value-type="string">
            <text:p>\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]</text:a></text:p>
          </table:table-cell>
          <table:table-cell table:style-name="ce8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8" office:value-type="string" calcext:value-type="string">
            <text:p>5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32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6];&quot;YES&quot;);[.A96];&quot;&quot;)" office:value-type="string" office:string-value="]" calcext:value-type="string">
            <text:p>]</text:p>
          </table:table-cell>
          <table:table-cell table:formula="of:=IF(AND(NOT(ISBLANK([.L96]));NOT(ISNA([.L96])));[.L96];&quot;&quot;)" office:value-type="string" office:string-value="]" calcext:value-type="string">
            <text:p>]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aret" xlink:type="simple">^</text:a></text:p>
          </table:table-cell>
          <table:table-cell table:style-name="ce8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8" office:value-type="string" calcext:value-type="string">
            <text:p>5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32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7];&quot;YES&quot;);[.A97];&quot;&quot;)" office:value-type="string" office:string-value="^" calcext:value-type="string">
            <text:p>^</text:p>
          </table:table-cell>
          <table:table-cell table:formula="of:=IF(AND(NOT(ISBLANK([.L97]));NOT(ISNA([.L97])));[.L97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nderscore" xlink:type="simple">_</text:a></text:p>
          </table:table-cell>
          <table:table-cell table:style-name="ce8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8" office:value-type="string" calcext:value-type="string">
            <text:p>5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32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8];&quot;YES&quot;);[.A98];&quot;&quot;)" office:value-type="string" office:string-value="_" calcext:value-type="string">
            <text:p>_</text:p>
          </table:table-cell>
          <table:table-cell table:formula="of:=IF(AND(NOT(ISBLANK([.L98]));NOT(ISNA([.L98])));[.L98];&quot;&quot;)" office:value-type="string" office:string-value="_" calcext:value-type="string">
            <text:p>_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ave_accent" xlink:type="simple">`</text:a></text:p>
          </table:table-cell>
          <table:table-cell table:style-name="ce8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8" office:value-type="float" office:value="60" calcext:value-type="float">
            <text:p>6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32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9];&quot;YES&quot;);[.A99];&quot;&quot;)" office:value-type="string" office:string-value="`" calcext:value-type="string">
            <text:p>`</text:p>
          </table:table-cell>
          <table:table-cell table:formula="of:=IF(AND(NOT(ISBLANK([.L99]));NOT(ISNA([.L99])));[.L99];&quot;&quot;)" office:value-type="string" office:string-value="`" calcext:value-type="string">
            <text:p>`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8" office:value-type="float" office:value="61" calcext:value-type="float">
            <text:p>6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32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0];&quot;YES&quot;);[.A100];&quot;&quot;)" office:value-type="string" office:string-value="a" calcext:value-type="string">
            <text:p>a</text:p>
          </table:table-cell>
          <table:table-cell table:formula="of:=IF(AND(NOT(ISBLANK([.L100]));NOT(ISNA([.L100])));[.L100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8" office:value-type="float" office:value="62" calcext:value-type="float">
            <text:p>6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32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1];&quot;YES&quot;);[.A101];&quot;&quot;)" office:value-type="string" office:string-value="b" calcext:value-type="string">
            <text:p>b</text:p>
          </table:table-cell>
          <table:table-cell table:formula="of:=IF(AND(NOT(ISBLANK([.L101]));NOT(ISNA([.L101])));[.L101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8" office:value-type="float" office:value="63" calcext:value-type="float">
            <text:p>6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32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2];&quot;YES&quot;);[.A102];&quot;&quot;)" office:value-type="string" office:string-value="c" calcext:value-type="string">
            <text:p>c</text:p>
          </table:table-cell>
          <table:table-cell table:formula="of:=IF(AND(NOT(ISBLANK([.L102]));NOT(ISNA([.L102])));[.L102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8" office:value-type="float" office:value="64" calcext:value-type="float">
            <text:p>6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32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3];&quot;YES&quot;);[.A103];&quot;&quot;)" office:value-type="string" office:string-value="d" calcext:value-type="string">
            <text:p>d</text:p>
          </table:table-cell>
          <table:table-cell table:formula="of:=IF(AND(NOT(ISBLANK([.L103]));NOT(ISNA([.L103])));[.L103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8" office:value-type="float" office:value="65" calcext:value-type="float">
            <text:p>6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32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4];&quot;YES&quot;);[.A104];&quot;&quot;)" office:value-type="string" office:string-value="e" calcext:value-type="string">
            <text:p>e</text:p>
          </table:table-cell>
          <table:table-cell table:formula="of:=IF(AND(NOT(ISBLANK([.L104]));NOT(ISNA([.L104])));[.L104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8" office:value-type="float" office:value="66" calcext:value-type="float">
            <text:p>6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32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5];&quot;YES&quot;);[.A105];&quot;&quot;)" office:value-type="string" office:string-value="f" calcext:value-type="string">
            <text:p>f</text:p>
          </table:table-cell>
          <table:table-cell table:formula="of:=IF(AND(NOT(ISBLANK([.L105]));NOT(ISNA([.L105])));[.L105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8" office:value-type="float" office:value="67" calcext:value-type="float">
            <text:p>6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32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6];&quot;YES&quot;);[.A106];&quot;&quot;)" office:value-type="string" office:string-value="g" calcext:value-type="string">
            <text:p>g</text:p>
          </table:table-cell>
          <table:table-cell table:formula="of:=IF(AND(NOT(ISBLANK([.L106]));NOT(ISNA([.L106])));[.L106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8" office:value-type="float" office:value="68" calcext:value-type="float">
            <text:p>6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32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7];&quot;YES&quot;);[.A107];&quot;&quot;)" office:value-type="string" office:string-value="h" calcext:value-type="string">
            <text:p>h</text:p>
          </table:table-cell>
          <table:table-cell table:formula="of:=IF(AND(NOT(ISBLANK([.L107]));NOT(ISNA([.L107])));[.L107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8" office:value-type="float" office:value="69" calcext:value-type="float">
            <text:p>6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32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8];&quot;YES&quot;);[.A108];&quot;&quot;)" office:value-type="string" office:string-value="i" calcext:value-type="string">
            <text:p>i</text:p>
          </table:table-cell>
          <table:table-cell table:formula="of:=IF(AND(NOT(ISBLANK([.L108]));NOT(ISNA([.L108])));[.L108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8" office:value-type="string" calcext:value-type="string">
            <text:p>6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32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9];&quot;YES&quot;);[.A109];&quot;&quot;)" office:value-type="string" office:string-value="j" calcext:value-type="string">
            <text:p>j</text:p>
          </table:table-cell>
          <table:table-cell table:formula="of:=IF(AND(NOT(ISBLANK([.L109]));NOT(ISNA([.L109])));[.L109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8" office:value-type="string" calcext:value-type="string">
            <text:p>6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32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0];&quot;YES&quot;);[.A110];&quot;&quot;)" office:value-type="string" office:string-value="k" calcext:value-type="string">
            <text:p>k</text:p>
          </table:table-cell>
          <table:table-cell table:formula="of:=IF(AND(NOT(ISBLANK([.L110]));NOT(ISNA([.L110])));[.L110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8" office:value-type="string" calcext:value-type="string">
            <text:p>6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32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1];&quot;YES&quot;);[.A111];&quot;&quot;)" office:value-type="string" office:string-value="l" calcext:value-type="string">
            <text:p>l</text:p>
          </table:table-cell>
          <table:table-cell table:formula="of:=IF(AND(NOT(ISBLANK([.L111]));NOT(ISNA([.L111])));[.L111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8" office:value-type="string" calcext:value-type="string">
            <text:p>6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32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2];&quot;YES&quot;);[.A112];&quot;&quot;)" office:value-type="string" office:string-value="m" calcext:value-type="string">
            <text:p>m</text:p>
          </table:table-cell>
          <table:table-cell table:formula="of:=IF(AND(NOT(ISBLANK([.L112]));NOT(ISNA([.L112])));[.L112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8" office:value-type="string" calcext:value-type="string">
            <text:p>6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32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3];&quot;YES&quot;);[.A113];&quot;&quot;)" office:value-type="string" office:string-value="n" calcext:value-type="string">
            <text:p>n</text:p>
          </table:table-cell>
          <table:table-cell table:formula="of:=IF(AND(NOT(ISBLANK([.L113]));NOT(ISNA([.L113])));[.L113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8" office:value-type="string" calcext:value-type="string">
            <text:p>6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32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4];&quot;YES&quot;);[.A114];&quot;&quot;)" office:value-type="string" office:string-value="o" calcext:value-type="string">
            <text:p>o</text:p>
          </table:table-cell>
          <table:table-cell table:formula="of:=IF(AND(NOT(ISBLANK([.L114]));NOT(ISNA([.L114])));[.L114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8" office:value-type="float" office:value="70" calcext:value-type="float">
            <text:p>7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32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5];&quot;YES&quot;);[.A115];&quot;&quot;)" office:value-type="string" office:string-value="p" calcext:value-type="string">
            <text:p>p</text:p>
          </table:table-cell>
          <table:table-cell table:formula="of:=IF(AND(NOT(ISBLANK([.L115]));NOT(ISNA([.L115])));[.L115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8" office:value-type="float" office:value="71" calcext:value-type="float">
            <text:p>7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32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6];&quot;YES&quot;);[.A116];&quot;&quot;)" office:value-type="string" office:string-value="q" calcext:value-type="string">
            <text:p>q</text:p>
          </table:table-cell>
          <table:table-cell table:formula="of:=IF(AND(NOT(ISBLANK([.L116]));NOT(ISNA([.L116])));[.L116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8" office:value-type="float" office:value="72" calcext:value-type="float">
            <text:p>7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32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7];&quot;YES&quot;);[.A117];&quot;&quot;)" office:value-type="string" office:string-value="r" calcext:value-type="string">
            <text:p>r</text:p>
          </table:table-cell>
          <table:table-cell table:formula="of:=IF(AND(NOT(ISBLANK([.L117]));NOT(ISNA([.L117])));[.L117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8" office:value-type="float" office:value="73" calcext:value-type="float">
            <text:p>7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32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8];&quot;YES&quot;);[.A118];&quot;&quot;)" office:value-type="string" office:string-value="s" calcext:value-type="string">
            <text:p>s</text:p>
          </table:table-cell>
          <table:table-cell table:formula="of:=IF(AND(NOT(ISBLANK([.L118]));NOT(ISNA([.L118])));[.L118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8" office:value-type="float" office:value="74" calcext:value-type="float">
            <text:p>7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32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9];&quot;YES&quot;);[.A119];&quot;&quot;)" office:value-type="string" office:string-value="t" calcext:value-type="string">
            <text:p>t</text:p>
          </table:table-cell>
          <table:table-cell table:formula="of:=IF(AND(NOT(ISBLANK([.L119]));NOT(ISNA([.L119])));[.L119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8" office:value-type="float" office:value="75" calcext:value-type="float">
            <text:p>7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32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0];&quot;YES&quot;);[.A120];&quot;&quot;)" office:value-type="string" office:string-value="u" calcext:value-type="string">
            <text:p>u</text:p>
          </table:table-cell>
          <table:table-cell table:formula="of:=IF(AND(NOT(ISBLANK([.L120]));NOT(ISNA([.L120])));[.L120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8" office:value-type="float" office:value="76" calcext:value-type="float">
            <text:p>7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32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1];&quot;YES&quot;);[.A121];&quot;&quot;)" office:value-type="string" office:string-value="v" calcext:value-type="string">
            <text:p>v</text:p>
          </table:table-cell>
          <table:table-cell table:formula="of:=IF(AND(NOT(ISBLANK([.L121]));NOT(ISNA([.L121])));[.L121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8" office:value-type="float" office:value="77" calcext:value-type="float">
            <text:p>7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32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2];&quot;YES&quot;);[.A122];&quot;&quot;)" office:value-type="string" office:string-value="w" calcext:value-type="string">
            <text:p>w</text:p>
          </table:table-cell>
          <table:table-cell table:formula="of:=IF(AND(NOT(ISBLANK([.L122]));NOT(ISNA([.L122])));[.L122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8" office:value-type="float" office:value="78" calcext:value-type="float">
            <text:p>7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32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3];&quot;YES&quot;);[.A123];&quot;&quot;)" office:value-type="string" office:string-value="x" calcext:value-type="string">
            <text:p>x</text:p>
          </table:table-cell>
          <table:table-cell table:formula="of:=IF(AND(NOT(ISBLANK([.L123]));NOT(ISNA([.L123])));[.L123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8" office:value-type="float" office:value="79" calcext:value-type="float">
            <text:p>7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32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4];&quot;YES&quot;);[.A124];&quot;&quot;)" office:value-type="string" office:string-value="y" calcext:value-type="string">
            <text:p>y</text:p>
          </table:table-cell>
          <table:table-cell table:formula="of:=IF(AND(NOT(ISBLANK([.L124]));NOT(ISNA([.L124])));[.L124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8" office:value-type="string" calcext:value-type="string">
            <text:p>7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32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5];&quot;YES&quot;);[.A125];&quot;&quot;)" office:value-type="string" office:string-value="z" calcext:value-type="string">
            <text:p>z</text:p>
          </table:table-cell>
          <table:table-cell table:formula="of:=IF(AND(NOT(ISBLANK([.L125]));NOT(ISNA([.L125])));[.L125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{</text:a></text:p>
          </table:table-cell>
          <table:table-cell table:style-name="ce8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8" office:value-type="string" calcext:value-type="string">
            <text:p>7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32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6];&quot;YES&quot;);[.A126];&quot;&quot;)" office:value-type="string" office:string-value="{" calcext:value-type="string">
            <text:p>{</text:p>
          </table:table-cell>
          <table:table-cell table:formula="of:=IF(AND(NOT(ISBLANK([.L126]));NOT(ISNA([.L126])));[.L126];&quot;&quot;)" office:value-type="string" office:string-value="{" calcext:value-type="string">
            <text:p>{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ertical_bar" xlink:type="simple">|</text:a></text:p>
          </table:table-cell>
          <table:table-cell table:style-name="ce8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8" office:value-type="string" calcext:value-type="string">
            <text:p>7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32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7];&quot;YES&quot;);[.A127];&quot;&quot;)" office:value-type="string" office:string-value="|" calcext:value-type="string">
            <text:p>|</text:p>
          </table:table-cell>
          <table:table-cell table:formula="of:=IF(AND(NOT(ISBLANK([.L127]));NOT(ISNA([.L127])));[.L12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}</text:a></text:p>
          </table:table-cell>
          <table:table-cell table:style-name="ce8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8" office:value-type="string" calcext:value-type="string">
            <text:p>7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32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8];&quot;YES&quot;);[.A128];&quot;&quot;)" office:value-type="string" office:string-value="}" calcext:value-type="string">
            <text:p>}</text:p>
          </table:table-cell>
          <table:table-cell table:formula="of:=IF(AND(NOT(ISBLANK([.L128]));NOT(ISNA([.L128])));[.L128];&quot;&quot;)" office:value-type="string" office:string-value="}" calcext:value-type="string">
            <text:p>}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ilde" xlink:type="simple">~</text:a></text:p>
          </table:table-cell>
          <table:table-cell table:style-name="ce8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8" office:value-type="string" calcext:value-type="string">
            <text:p>7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32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9];&quot;YES&quot;);[.A129];&quot;&quot;)" office:value-type="string" office:string-value="~" calcext:value-type="string">
            <text:p>~</text:p>
          </table:table-cell>
          <table:table-cell table:formula="of:=IF(AND(NOT(ISBLANK([.L129]));NOT(ISNA([.L129])));[.L129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130];&quot;YES&quot;);[.A130];&quot;&quot;)">
            <text:p/>
          </table:table-cell>
          <table:table-cell table:formula="of:=IF(AND(NOT(ISBLANK([.L130]));NOT(ISNA([.L130])));[.L1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BSP" xlink:type="simple">NBSP</text:a></text:p>
          </table:table-cell>
          <table:table-cell table:style-name="ce8" office:value-type="string" calcext:value-type="string">
            <text:p>U+00A0</text:p>
          </table:table-cell>
          <table:table-cell table:number-columns-repeated="3" table:style-name="ce8" office:value-type="string" calcext:value-type="string">
            <text:p>A0</text:p>
          </table:table-cell>
          <table:table-cell table:number-columns-repeated="2" table:style-name="ce8" office:value-type="string" calcext:value-type="string">
            <text:p>FF</text:p>
          </table:table-cell>
          <table:table-cell table:style-name="ce8" office:value-type="string" calcext:value-type="string">
            <text:p>CA</text:p>
          </table:table-cell>
          <table:table-cell table:style-name="ce10"/>
          <table:table-cell table:style-name="ce12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22" table:formula="of:=[.K35]" office:value-type="string" office:string-value="U+0020" calcext:value-type="string">
            <text:p>U+0020</text:p>
          </table:table-cell>
          <table:table-cell table:style-name="ce29" table:formula="of:=LOOKUP([.K131];[.B$35:.B$345];[.A$35:.A$345])" office:value-type="string" office:string-value="(space)" calcext:value-type="string">
            <text:p>(space)</text:p>
          </table:table-cell>
          <table:table-cell table:style-name="ce32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1];&quot;YES&quot;);[.A131];&quot;&quot;)" office:value-type="string" office:string-value="NBSP" calcext:value-type="string">
            <text:p>NBSP</text:p>
          </table:table-cell>
          <table:table-cell table:formula="of:=IF(AND(NOT(ISBLANK([.L131]));NOT(ISNA([.L131])));[.L13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¡" xlink:type="simple">¡</text:a></text:p>
          </table:table-cell>
          <table:table-cell table:style-name="ce8" office:value-type="string" calcext:value-type="string">
            <text:p>U+00A1</text:p>
          </table:table-cell>
          <table:table-cell table:number-columns-repeated="3" table:style-name="ce8" office:value-type="string" calcext:value-type="string">
            <text:p>A1</text:p>
          </table:table-cell>
          <table:table-cell table:number-columns-repeated="2" table:style-name="ce8" office:value-type="string" calcext:value-type="string">
            <text:p>AD</text:p>
          </table:table-cell>
          <table:table-cell table:style-name="ce8" office:value-type="string" calcext:value-type="string">
            <text:p>C1</text:p>
          </table:table-cell>
          <table:table-cell table:style-name="ce10"/>
          <table:table-cell table:style-name="ce12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22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32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2];&quot;YES&quot;);[.A132];&quot;&quot;)" office:value-type="string" office:string-value="¡" calcext:value-type="string">
            <text:p>¡</text:p>
          </table:table-cell>
          <table:table-cell table:formula="of:=IF(AND(NOT(ISBLANK([.L132]));NOT(ISNA([.L132])));[.L132];&quot;&quot;)" office:value-type="string" office:string-value="¡" calcext:value-type="string">
            <text:p>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¢" xlink:type="simple">¢</text:a></text:p>
          </table:table-cell>
          <table:table-cell table:style-name="ce8" office:value-type="string" calcext:value-type="string">
            <text:p>U+00A2</text:p>
          </table:table-cell>
          <table:table-cell table:number-columns-repeated="3" table:style-name="ce8" office:value-type="string" calcext:value-type="string">
            <text:p>A2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A2</text:p>
          </table:table-cell>
          <table:table-cell table:style-name="ce10"/>
          <table:table-cell table:style-name="ce12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22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32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3];&quot;YES&quot;);[.A133];&quot;&quot;)" office:value-type="string" office:string-value="¢" calcext:value-type="string">
            <text:p>¢</text:p>
          </table:table-cell>
          <table:table-cell table:formula="of:=IF(AND(NOT(ISBLANK([.L133]));NOT(ISNA([.L133])));[.L133];&quot;&quot;)" office:value-type="string" office:string-value="¢" calcext:value-type="string">
            <text:p>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ound_sign" xlink:type="simple">£</text:a></text:p>
          </table:table-cell>
          <table:table-cell table:style-name="ce8" office:value-type="string" calcext:value-type="string">
            <text:p>U+00A3</text:p>
          </table:table-cell>
          <table:table-cell table:number-columns-repeated="3" table:style-name="ce8" office:value-type="string" calcext:value-type="string">
            <text:p>A3</text:p>
          </table:table-cell>
          <table:table-cell table:number-columns-repeated="2" table:style-name="ce8" office:value-type="string" calcext:value-type="string">
            <text:p>9C</text:p>
          </table:table-cell>
          <table:table-cell table:style-name="ce8" office:value-type="string" calcext:value-type="string">
            <text:p>A3</text:p>
          </table:table-cell>
          <table:table-cell table:style-name="ce10"/>
          <table:table-cell table:style-name="ce12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22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32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4];&quot;YES&quot;);[.A134];&quot;&quot;)" office:value-type="string" office:string-value="£" calcext:value-type="string">
            <text:p>£</text:p>
          </table:table-cell>
          <table:table-cell table:formula="of:=IF(AND(NOT(ISBLANK([.L134]));NOT(ISNA([.L134])));[.L134];&quot;&quot;)" office:value-type="string" office:string-value="£" calcext:value-type="string">
            <text:p>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¤" xlink:type="simple">¤</text:a></text:p>
          </table:table-cell>
          <table:table-cell table:style-name="ce8" office:value-type="string" calcext:value-type="string">
            <text:p>U+00A4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22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32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5];&quot;YES&quot;);[.A135];&quot;&quot;)" office:value-type="string" office:string-value="¤" calcext:value-type="string">
            <text:p>¤</text:p>
          </table:table-cell>
          <table:table-cell table:formula="of:=IF(AND(NOT(ISBLANK([.L135]));NOT(ISNA([.L135])));[.L135];&quot;&quot;)" office:value-type="string" office:string-value="¤" calcext:value-type="string">
            <text:p>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¥" xlink:type="simple">¥</text:a></text:p>
          </table:table-cell>
          <table:table-cell table:style-name="ce8" office:value-type="string" calcext:value-type="string">
            <text:p>U+00A5</text:p>
          </table:table-cell>
          <table:table-cell table:number-columns-repeated="3" table:style-name="ce8" office:value-type="string" calcext:value-type="string">
            <text:p>A5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B4</text:p>
          </table:table-cell>
          <table:table-cell table:style-name="ce10"/>
          <table:table-cell table:style-name="ce12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22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32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6];&quot;YES&quot;);[.A136];&quot;&quot;)" office:value-type="string" office:string-value="¥" calcext:value-type="string">
            <text:p>¥</text:p>
          </table:table-cell>
          <table:table-cell table:formula="of:=IF(AND(NOT(ISBLANK([.L136]));NOT(ISNA([.L136])));[.L136];&quot;&quot;)" office:value-type="string" office:string-value="¥" calcext:value-type="string">
            <text:p>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¦" xlink:type="simple">¦</text:a></text:p>
          </table:table-cell>
          <table:table-cell table:style-name="ce8" office:value-type="string" calcext:value-type="string">
            <text:p>U+00A6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32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7];&quot;YES&quot;);[.A137];&quot;&quot;)" office:value-type="string" office:string-value="¦" calcext:value-type="string">
            <text:p>¦</text:p>
          </table:table-cell>
          <table:table-cell table:formula="of:=IF(AND(NOT(ISBLANK([.L137]));NOT(ISNA([.L137])));[.L13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§" xlink:type="simple">§</text:a></text:p>
          </table:table-cell>
          <table:table-cell table:style-name="ce8" office:value-type="string" calcext:value-type="string">
            <text:p>U+00A7</text:p>
          </table:table-cell>
          <table:table-cell table:number-columns-repeated="3" table:style-name="ce8" office:value-type="string" calcext:value-type="string">
            <text:p>A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style-name="ce8" office:value-type="string" calcext:value-type="string">
            <text:p>A4</text:p>
          </table:table-cell>
          <table:table-cell table:style-name="ce10"/>
          <table:table-cell table:style-name="ce12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22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32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8];&quot;YES&quot;);[.A138];&quot;&quot;)" office:value-type="string" office:string-value="§" calcext:value-type="string">
            <text:p>§</text:p>
          </table:table-cell>
          <table:table-cell table:formula="of:=IF(AND(NOT(ISBLANK([.L138]));NOT(ISNA([.L138])));[.L138];&quot;&quot;)" office:value-type="string" office:string-value="§" calcext:value-type="string">
            <text:p>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¨" xlink:type="simple">¨</text:a></text:p>
          </table:table-cell>
          <table:table-cell table:style-name="ce8" office:value-type="string" calcext:value-type="string">
            <text:p>U+00A8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AC</text:p>
          </table:table-cell>
          <table:table-cell table:style-name="ce10"/>
          <table:table-cell table:style-name="ce12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2" table:formula="of:=IF(ISBLANK([.K139]);&quot;NOT ALLOWED&quot;; IF(EXACT([.K139];[.B13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39];&quot;YES&quot;);[.A139];&quot;&quot;)" office:value-type="string" office:string-value="¨" calcext:value-type="string">
            <text:p>¨</text:p>
          </table:table-cell>
          <table:table-cell table:formula="of:=IF(AND(NOT(ISBLANK([.L139]));NOT(ISNA([.L139])));[.L139];&quot;&quot;)" office:value-type="string" office:string-value=" ̈" calcext:value-type="string">
            <text:p><text:s/>̈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©" xlink:type="simple">©</text:a></text:p>
          </table:table-cell>
          <table:table-cell table:style-name="ce8" office:value-type="string" calcext:value-type="string">
            <text:p>U+00A9</text:p>
          </table:table-cell>
          <table:table-cell table:number-columns-repeated="3" table:style-name="ce8" office:value-type="string" calcext:value-type="string">
            <text:p>A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A9</text:p>
          </table:table-cell>
          <table:table-cell table:style-name="ce10"/>
          <table:table-cell table:style-name="ce12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22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32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0];&quot;YES&quot;);[.A140];&quot;&quot;)" office:value-type="string" office:string-value="©" calcext:value-type="string">
            <text:p>©</text:p>
          </table:table-cell>
          <table:table-cell table:formula="of:=IF(AND(NOT(ISBLANK([.L140]));NOT(ISNA([.L140])));[.L140];&quot;&quot;)" office:value-type="string" office:string-value="©" calcext:value-type="string">
            <text:p>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ª" xlink:type="simple">ª</text:a></text:p>
          </table:table-cell>
          <table:table-cell table:style-name="ce8" office:value-type="string" calcext:value-type="string">
            <text:p>U+00AA</text:p>
          </table:table-cell>
          <table:table-cell table:number-columns-repeated="3" table:style-name="ce8" office:value-type="string" calcext:value-type="string">
            <text:p>AA</text:p>
          </table:table-cell>
          <table:table-cell table:number-columns-repeated="2" table:style-name="ce8" office:value-type="string" calcext:value-type="string">
            <text:p>A6</text:p>
          </table:table-cell>
          <table:table-cell table:style-name="ce8" office:value-type="string" calcext:value-type="string">
            <text:p>BB</text:p>
          </table:table-cell>
          <table:table-cell table:style-name="ce10"/>
          <table:table-cell table:style-name="ce12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32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1];&quot;YES&quot;);[.A141];&quot;&quot;)" office:value-type="string" office:string-value="ª" calcext:value-type="string">
            <text:p>ª</text:p>
          </table:table-cell>
          <table:table-cell table:formula="of:=IF(AND(NOT(ISBLANK([.L141]));NOT(ISNA([.L141])));[.L141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«" xlink:type="simple">«</text:a></text:p>
          </table:table-cell>
          <table:table-cell table:style-name="ce8" office:value-type="string" calcext:value-type="string">
            <text:p>U+00AB</text:p>
          </table:table-cell>
          <table:table-cell table:number-columns-repeated="3" table:style-name="ce8" office:value-type="string" calcext:value-type="string">
            <text:p>AB</text:p>
          </table:table-cell>
          <table:table-cell table:number-columns-repeated="2" table:style-name="ce8" office:value-type="string" calcext:value-type="string">
            <text:p>AE</text:p>
          </table:table-cell>
          <table:table-cell table:style-name="ce8" office:value-type="string" calcext:value-type="string">
            <text:p>C7</text:p>
          </table:table-cell>
          <table:table-cell table:style-name="ce10"/>
          <table:table-cell table:style-name="ce12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32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2];&quot;YES&quot;);[.A142];&quot;&quot;)" office:value-type="string" office:string-value="«" calcext:value-type="string">
            <text:p>«</text:p>
          </table:table-cell>
          <table:table-cell table:formula="of:=IF(AND(NOT(ISBLANK([.L142]));NOT(ISNA([.L142])));[.L14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¬" xlink:type="simple">¬</text:a></text:p>
          </table:table-cell>
          <table:table-cell table:style-name="ce8" office:value-type="string" calcext:value-type="string">
            <text:p>U+00AC</text:p>
          </table:table-cell>
          <table:table-cell table:number-columns-repeated="3" table:style-name="ce8" office:value-type="string" calcext:value-type="string">
            <text:p>AC</text:p>
          </table:table-cell>
          <table:table-cell table:number-columns-repeated="2" table:style-name="ce8" office:value-type="string" calcext:value-type="string">
            <text:p>AA</text:p>
          </table:table-cell>
          <table:table-cell table:style-name="ce8" office:value-type="string" calcext:value-type="string">
            <text:p>C2</text:p>
          </table:table-cell>
          <table:table-cell table:style-name="ce10"/>
          <table:table-cell table:style-name="ce12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22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32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3];&quot;YES&quot;);[.A143];&quot;&quot;)" office:value-type="string" office:string-value="¬" calcext:value-type="string">
            <text:p>¬</text:p>
          </table:table-cell>
          <table:table-cell table:formula="of:=IF(AND(NOT(ISBLANK([.L143]));NOT(ISNA([.L143])));[.L143];&quot;&quot;)" office:value-type="string" office:string-value="¬" calcext:value-type="string">
            <text:p>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oft_hyphen" xlink:type="simple">SHY</text:a></text:p>
          </table:table-cell>
          <table:table-cell table:style-name="ce8" office:value-type="string" calcext:value-type="string">
            <text:p>U+00AD</text:p>
          </table:table-cell>
          <table:table-cell table:number-columns-repeated="3" table:style-name="ce8" office:value-type="string" calcext:value-type="string">
            <text:p>A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4];&quot;YES&quot;);[.A144];&quot;&quot;)" office:value-type="string" office:string-value="SHY" calcext:value-type="string">
            <text:p>SHY</text:p>
          </table:table-cell>
          <table:table-cell table:formula="of:=IF(AND(NOT(ISBLANK([.L144]));NOT(ISNA([.L144])));[.L144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®" xlink:type="simple">®</text:a></text:p>
          </table:table-cell>
          <table:table-cell table:style-name="ce8" office:value-type="string" calcext:value-type="string">
            <text:p>U+00AE</text:p>
          </table:table-cell>
          <table:table-cell table:number-columns-repeated="3" table:style-name="ce8" office:value-type="string" calcext:value-type="string">
            <text:p>A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8</text:p>
          </table:table-cell>
          <table:table-cell table:style-name="ce10"/>
          <table:table-cell table:style-name="ce12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22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32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5];&quot;YES&quot;);[.A145];&quot;&quot;)" office:value-type="string" office:string-value="®" calcext:value-type="string">
            <text:p>®</text:p>
          </table:table-cell>
          <table:table-cell table:formula="of:=IF(AND(NOT(ISBLANK([.L145]));NOT(ISNA([.L145])));[.L145];&quot;&quot;)" office:value-type="string" office:string-value="®" calcext:value-type="string">
            <text:p>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¯" xlink:type="simple">¯</text:a></text:p>
          </table:table-cell>
          <table:table-cell table:style-name="ce8" office:value-type="string" calcext:value-type="string">
            <text:p>U+00AF</text:p>
          </table:table-cell>
          <table:table-cell table:number-columns-repeated="3" table:style-name="ce8" office:value-type="string" calcext:value-type="string">
            <text:p>A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style-name="ce8" office:value-type="string" calcext:value-type="string">
            <text:p>F8</text:p>
          </table:table-cell>
          <table:table-cell table:style-name="ce10"/>
          <table:table-cell table:style-name="ce12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22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32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6];&quot;YES&quot;);[.A146];&quot;&quot;)" office:value-type="string" office:string-value="¯" calcext:value-type="string">
            <text:p>¯</text:p>
          </table:table-cell>
          <table:table-cell table:formula="of:=IF(AND(NOT(ISBLANK([.L146]));NOT(ISNA([.L146])));[.L146];&quot;&quot;)" office:value-type="string" office:string-value=" ̄" calcext:value-type="string">
            <text:p><text:s/>̄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°" xlink:type="simple">°</text:a></text:p>
          </table:table-cell>
          <table:table-cell table:style-name="ce8" office:value-type="string" calcext:value-type="string">
            <text:p>U+00B0</text:p>
          </table:table-cell>
          <table:table-cell table:number-columns-repeated="3" table:style-name="ce8" office:value-type="string" calcext:value-type="string">
            <text:p>B0</text:p>
          </table:table-cell>
          <table:table-cell table:number-columns-repeated="2" table:style-name="ce8" office:value-type="string" calcext:value-type="string">
            <text:p>F8</text:p>
          </table:table-cell>
          <table:table-cell table:style-name="ce8" office:value-type="string" calcext:value-type="string">
            <text:p>A1</text:p>
          </table:table-cell>
          <table:table-cell table:style-name="ce10"/>
          <table:table-cell table:style-name="ce12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22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32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7];&quot;YES&quot;);[.A147];&quot;&quot;)" office:value-type="string" office:string-value="°" calcext:value-type="string">
            <text:p>°</text:p>
          </table:table-cell>
          <table:table-cell table:formula="of:=IF(AND(NOT(ISBLANK([.L147]));NOT(ISNA([.L147])));[.L147];&quot;&quot;)" office:value-type="string" office:string-value="°" calcext:value-type="string">
            <text:p>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±" xlink:type="simple">±</text:a></text:p>
          </table:table-cell>
          <table:table-cell table:style-name="ce8" office:value-type="string" calcext:value-type="string">
            <text:p>U+00B1</text:p>
          </table:table-cell>
          <table:table-cell table:number-columns-repeated="3" table:style-name="ce8" office:value-type="string" calcext:value-type="string">
            <text:p>B1</text:p>
          </table:table-cell>
          <table:table-cell table:number-columns-repeated="2" table:style-name="ce8" office:value-type="string" calcext:value-type="string">
            <text:p>F1</text:p>
          </table:table-cell>
          <table:table-cell table:style-name="ce8" office:value-type="string" calcext:value-type="string">
            <text:p>B1</text:p>
          </table:table-cell>
          <table:table-cell table:style-name="ce10"/>
          <table:table-cell table:style-name="ce12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22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32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8];&quot;YES&quot;);[.A148];&quot;&quot;)" office:value-type="string" office:string-value="±" calcext:value-type="string">
            <text:p>±</text:p>
          </table:table-cell>
          <table:table-cell table:formula="of:=IF(AND(NOT(ISBLANK([.L148]));NOT(ISNA([.L148])));[.L148];&quot;&quot;)" office:value-type="string" office:string-value="±" calcext:value-type="string">
            <text:p>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²" xlink:type="simple">²</text:a></text:p>
          </table:table-cell>
          <table:table-cell table:style-name="ce8" office:value-type="string" calcext:value-type="string">
            <text:p>U+00B2</text:p>
          </table:table-cell>
          <table:table-cell table:number-columns-repeated="3" table:style-name="ce8" office:value-type="string" calcext:value-type="string">
            <text:p>B2</text:p>
          </table:table-cell>
          <table:table-cell table:number-columns-repeated="2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32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9];&quot;YES&quot;);[.A149];&quot;&quot;)" office:value-type="string" office:string-value="²" calcext:value-type="string">
            <text:p>²</text:p>
          </table:table-cell>
          <table:table-cell table:formula="of:=IF(AND(NOT(ISBLANK([.L149]));NOT(ISNA([.L149])));[.L149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³" xlink:type="simple">³</text:a></text:p>
          </table:table-cell>
          <table:table-cell table:style-name="ce8" office:value-type="string" calcext:value-type="string">
            <text:p>U+00B3</text:p>
          </table:table-cell>
          <table:table-cell table:number-columns-repeated="3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32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0];&quot;YES&quot;);[.A150];&quot;&quot;)" office:value-type="string" office:string-value="³" calcext:value-type="string">
            <text:p>³</text:p>
          </table:table-cell>
          <table:table-cell table:formula="of:=IF(AND(NOT(ISBLANK([.L150]));NOT(ISNA([.L150])));[.L150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´" xlink:type="simple">´</text:a></text:p>
          </table:table-cell>
          <table:table-cell table:style-name="ce8" office:value-type="string" calcext:value-type="string">
            <text:p>U+00B4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B</text:p>
          </table:table-cell>
          <table:table-cell table:style-name="ce10"/>
          <table:table-cell table:style-name="ce12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2" table:formula="of:=IF(ISBLANK([.K151]);&quot;NOT ALLOWED&quot;; IF(EXACT([.K151];[.B15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1];&quot;YES&quot;);[.A151];&quot;&quot;)" office:value-type="string" office:string-value="´" calcext:value-type="string">
            <text:p>´</text:p>
          </table:table-cell>
          <table:table-cell table:formula="of:=IF(AND(NOT(ISBLANK([.L151]));NOT(ISNA([.L151])));[.L151];&quot;&quot;)" office:value-type="string" office:string-value=" ́" calcext:value-type="string">
            <text:p><text:s/>́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Μ" xlink:type="simple">µ</text:a></text:p>
          </table:table-cell>
          <table:table-cell table:style-name="ce8" office:value-type="string" calcext:value-type="string">
            <text:p>U+00B5</text:p>
          </table:table-cell>
          <table:table-cell table:number-columns-repeated="3" table:style-name="ce8" office:value-type="string" calcext:value-type="string">
            <text:p>B5</text:p>
          </table:table-cell>
          <table:table-cell table:number-columns-repeated="2" table:style-name="ce8" office:value-type="string" calcext:value-type="string">
            <text:p>E6</text:p>
          </table:table-cell>
          <table:table-cell table:style-name="ce8" office:value-type="string" calcext:value-type="string">
            <text:p>B5</text:p>
          </table:table-cell>
          <table:table-cell table:style-name="ce10"/>
          <table:table-cell table:style-name="ce12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2" table:formula="of:=IF(ISBLANK([.K152]);&quot;NOT ALLOWED&quot;; IF(EXACT([.K152];[.B15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2];&quot;YES&quot;);[.A152];&quot;&quot;)" office:value-type="string" office:string-value="µ" calcext:value-type="string">
            <text:p>µ</text:p>
          </table:table-cell>
          <table:table-cell table:formula="of:=IF(AND(NOT(ISBLANK([.L152]));NOT(ISNA([.L152])));[.L152];&quot;&quot;)" office:value-type="string" office:string-value="μ" calcext:value-type="string">
            <text:p>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¶" xlink:type="simple">¶</text:a></text:p>
          </table:table-cell>
          <table:table-cell table:style-name="ce8" office:value-type="string" calcext:value-type="string">
            <text:p>U+00B6</text:p>
          </table:table-cell>
          <table:table-cell table:number-columns-repeated="3" table:style-name="ce8" office:value-type="string" calcext:value-type="string">
            <text:p>B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A6</text:p>
          </table:table-cell>
          <table:table-cell table:style-name="ce10"/>
          <table:table-cell table:style-name="ce12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22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32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style-name="Default"/>
          <table:table-cell/>
          <table:table-cell table:formula="of:=IF(EXACT([.J153];&quot;YES&quot;);[.A153];&quot;&quot;)" office:value-type="string" office:string-value="¶" calcext:value-type="string">
            <text:p>¶</text:p>
          </table:table-cell>
          <table:table-cell table:formula="of:=IF(AND(NOT(ISBLANK([.L153]));NOT(ISNA([.L153])));[.L153];&quot;&quot;)" office:value-type="string" office:string-value="¶" calcext:value-type="string">
            <text:p>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·" xlink:type="simple">·</text:a></text:p>
          </table:table-cell>
          <table:table-cell table:style-name="ce8" office:value-type="string" calcext:value-type="string">
            <text:p>U+00B7</text:p>
          </table:table-cell>
          <table:table-cell table:number-columns-repeated="3" table:style-name="ce8" office:value-type="string" calcext:value-type="string">
            <text:p>B7</text:p>
          </table:table-cell>
          <table:table-cell table:number-columns-repeated="2" table:style-name="ce8" office:value-type="string" calcext:value-type="string">
            <text:p>FA</text:p>
          </table:table-cell>
          <table:table-cell table:style-name="ce8" office:value-type="string" calcext:value-type="string">
            <text:p>E1</text:p>
          </table:table-cell>
          <table:table-cell table:style-name="ce10"/>
          <table:table-cell table:style-name="ce12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22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32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4];&quot;YES&quot;);[.A154];&quot;&quot;)" office:value-type="string" office:string-value="·" calcext:value-type="string">
            <text:p>·</text:p>
          </table:table-cell>
          <table:table-cell table:formula="of:=IF(AND(NOT(ISBLANK([.L154]));NOT(ISNA([.L154])));[.L154];&quot;&quot;)" office:value-type="string" office:string-value="·" calcext:value-type="string">
            <text:p>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¸" xlink:type="simple">¸</text:a></text:p>
          </table:table-cell>
          <table:table-cell table:style-name="ce8" office:value-type="string" calcext:value-type="string">
            <text:p>U+00B8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FC</text:p>
          </table:table-cell>
          <table:table-cell table:style-name="ce10"/>
          <table:table-cell table:style-name="ce12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2" table:formula="of:=IF(ISBLANK([.K155]);&quot;NOT ALLOWED&quot;; IF(EXACT([.K155];[.B15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5];&quot;YES&quot;);[.A155];&quot;&quot;)" office:value-type="string" office:string-value="¸" calcext:value-type="string">
            <text:p>¸</text:p>
          </table:table-cell>
          <table:table-cell table:formula="of:=IF(AND(NOT(ISBLANK([.L155]));NOT(ISNA([.L155])));[.L155];&quot;&quot;)" office:value-type="string" office:string-value=" ̧" calcext:value-type="string">
            <text:p><text:s/>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¹" xlink:type="simple">¹</text:a></text:p>
          </table:table-cell>
          <table:table-cell table:style-name="ce8" office:value-type="string" calcext:value-type="string">
            <text:p>U+00B9</text:p>
          </table:table-cell>
          <table:table-cell table:number-columns-repeated="3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32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6];&quot;YES&quot;);[.A156];&quot;&quot;)" office:value-type="string" office:string-value="¹" calcext:value-type="string">
            <text:p>¹</text:p>
          </table:table-cell>
          <table:table-cell table:formula="of:=IF(AND(NOT(ISBLANK([.L156]));NOT(ISNA([.L156])));[.L156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º" xlink:type="simple">º</text:a></text:p>
          </table:table-cell>
          <table:table-cell table:style-name="ce8" office:value-type="string" calcext:value-type="string">
            <text:p>U+00BA</text:p>
          </table:table-cell>
          <table:table-cell table:number-columns-repeated="3" table:style-name="ce8" office:value-type="string" calcext:value-type="string">
            <text:p>BA</text:p>
          </table:table-cell>
          <table:table-cell table:number-columns-repeated="2" table:style-name="ce8" office:value-type="string" calcext:value-type="string">
            <text:p>A7</text:p>
          </table:table-cell>
          <table:table-cell table:style-name="ce8" office:value-type="string" calcext:value-type="string">
            <text:p>BC</text:p>
          </table:table-cell>
          <table:table-cell table:style-name="ce10"/>
          <table:table-cell table:style-name="ce12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32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7];&quot;YES&quot;);[.A157];&quot;&quot;)" office:value-type="string" office:string-value="º" calcext:value-type="string">
            <text:p>º</text:p>
          </table:table-cell>
          <table:table-cell table:formula="of:=IF(AND(NOT(ISBLANK([.L157]));NOT(ISNA([.L157])));[.L157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»" xlink:type="simple">»</text:a></text:p>
          </table:table-cell>
          <table:table-cell table:style-name="ce8" office:value-type="string" calcext:value-type="string">
            <text:p>U+00BB</text:p>
          </table:table-cell>
          <table:table-cell table:number-columns-repeated="3" table:style-name="ce8" office:value-type="string" calcext:value-type="string">
            <text:p>BB</text:p>
          </table:table-cell>
          <table:table-cell table:number-columns-repeated="2" table:style-name="ce8" office:value-type="string" calcext:value-type="string">
            <text:p>AF</text:p>
          </table:table-cell>
          <table:table-cell table:style-name="ce8" office:value-type="string" calcext:value-type="string">
            <text:p>C8</text:p>
          </table:table-cell>
          <table:table-cell table:style-name="ce10"/>
          <table:table-cell table:style-name="ce12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32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8];&quot;YES&quot;);[.A158];&quot;&quot;)" office:value-type="string" office:string-value="»" calcext:value-type="string">
            <text:p>»</text:p>
          </table:table-cell>
          <table:table-cell table:formula="of:=IF(AND(NOT(ISBLANK([.L158]));NOT(ISNA([.L158])));[.L158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¼</text:a></text:p>
          </table:table-cell>
          <table:table-cell table:style-name="ce8" office:value-type="string" calcext:value-type="string">
            <text:p>U+00BC</text:p>
          </table:table-cell>
          <table:table-cell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number-columns-repeated="2" table:style-name="ce8" office:value-type="string" calcext:value-type="string">
            <text:p>A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4</text:p>
          </table:table-cell>
          <table:table-cell table:style-name="ce30" office:value-type="string" calcext:value-type="string">
            <text:p>1/4</text:p>
          </table:table-cell>
          <table:table-cell table:style-name="ce32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59];&quot;YES&quot;);[.A159];&quot;&quot;)" office:value-type="string" office:string-value="¼" calcext:value-type="string">
            <text:p>¼</text:p>
          </table:table-cell>
          <table:table-cell table:formula="of:=IF(AND(NOT(ISBLANK([.L159]));NOT(ISNA([.L159])));[.L159];&quot;&quot;)" office:value-type="string" office:string-value="1/4" calcext:value-type="string">
            <text:p>1/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½" xlink:type="simple">½</text:a></text:p>
          </table:table-cell>
          <table:table-cell table:style-name="ce8" office:value-type="string" calcext:value-type="string">
            <text:p>U+00BD</text:p>
          </table:table-cell>
          <table:table-cell table:style-name="ce8" office:value-type="string" calcext:value-type="string">
            <text:p>B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8" office:value-type="string" calcext:value-type="string">
            <text:p>A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2</text:p>
          </table:table-cell>
          <table:table-cell table:style-name="ce30" office:value-type="string" calcext:value-type="string">
            <text:p>1/2 </text:p>
          </table:table-cell>
          <table:table-cell table:style-name="ce32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0];&quot;YES&quot;);[.A160];&quot;&quot;)" office:value-type="string" office:string-value="½" calcext:value-type="string">
            <text:p>½</text:p>
          </table:table-cell>
          <table:table-cell table:formula="of:=IF(AND(NOT(ISBLANK([.L160]));NOT(ISNA([.L160])));[.L160];&quot;&quot;)" office:value-type="string" office:string-value="1/2 " calcext:value-type="string">
            <text:p>1/2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raction_%28mathematics%29" xlink:type="simple">¾</text:a></text:p>
          </table:table-cell>
          <table:table-cell table:style-name="ce8" office:value-type="string" calcext:value-type="string">
            <text:p>U+00BE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3 U+002F U+0034</text:p>
          </table:table-cell>
          <table:table-cell table:style-name="ce30" office:value-type="string" calcext:value-type="string">
            <text:p>3/4 </text:p>
          </table:table-cell>
          <table:table-cell table:style-name="ce32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1];&quot;YES&quot;);[.A161];&quot;&quot;)" office:value-type="string" office:string-value="¾" calcext:value-type="string">
            <text:p>¾</text:p>
          </table:table-cell>
          <table:table-cell table:formula="of:=IF(AND(NOT(ISBLANK([.L161]));NOT(ISNA([.L161])));[.L161];&quot;&quot;)" office:value-type="string" office:string-value="3/4 " calcext:value-type="string">
            <text:p>3/4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¿" xlink:type="simple">¿</text:a></text:p>
          </table:table-cell>
          <table:table-cell table:style-name="ce8" office:value-type="string" calcext:value-type="string">
            <text:p>U+00BF</text:p>
          </table:table-cell>
          <table:table-cell table:number-columns-repeated="3" table:style-name="ce8" office:value-type="string" calcext:value-type="string">
            <text:p>BF</text:p>
          </table:table-cell>
          <table:table-cell table:number-columns-repeated="2" table:style-name="ce8" office:value-type="string" calcext:value-type="string">
            <text:p>A8</text:p>
          </table:table-cell>
          <table:table-cell table:style-name="ce8" office:value-type="string" calcext:value-type="string">
            <text:p>C0</text:p>
          </table:table-cell>
          <table:table-cell table:style-name="ce10"/>
          <table:table-cell table:style-name="ce12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22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32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2];&quot;YES&quot;);[.A162];&quot;&quot;)" office:value-type="string" office:string-value="¿" calcext:value-type="string">
            <text:p>¿</text:p>
          </table:table-cell>
          <table:table-cell table:formula="of:=IF(AND(NOT(ISBLANK([.L162]));NOT(ISNA([.L162])));[.L162];&quot;&quot;)" office:value-type="string" office:string-value="¿" calcext:value-type="string">
            <text:p>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C0</text:p>
          </table:table-cell>
          <table:table-cell table:number-columns-repeated="3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CB</text:p>
          </table:table-cell>
          <table:table-cell table:style-name="ce10"/>
          <table:table-cell table:style-name="ce12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22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32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3];&quot;YES&quot;);[.A163];&quot;&quot;)" office:value-type="string" office:string-value="À" calcext:value-type="string">
            <text:p>À</text:p>
          </table:table-cell>
          <table:table-cell table:formula="of:=IF(AND(NOT(ISBLANK([.L163]));NOT(ISNA([.L163])));[.L163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C1</text:p>
          </table:table-cell>
          <table:table-cell table:number-columns-repeated="3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E7</text:p>
          </table:table-cell>
          <table:table-cell table:style-name="ce10"/>
          <table:table-cell table:style-name="ce12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22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32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4];&quot;YES&quot;);[.A164];&quot;&quot;)" office:value-type="string" office:string-value="Á" calcext:value-type="string">
            <text:p>Á</text:p>
          </table:table-cell>
          <table:table-cell table:formula="of:=IF(AND(NOT(ISBLANK([.L164]));NOT(ISNA([.L164])));[.L164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C2</text:p>
          </table:table-cell>
          <table:table-cell table:number-columns-repeated="3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E5</text:p>
          </table:table-cell>
          <table:table-cell table:style-name="ce10"/>
          <table:table-cell table:style-name="ce12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22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32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5];&quot;YES&quot;);[.A165];&quot;&quot;)" office:value-type="string" office:string-value="Â" calcext:value-type="string">
            <text:p>Â</text:p>
          </table:table-cell>
          <table:table-cell table:formula="of:=IF(AND(NOT(ISBLANK([.L165]));NOT(ISNA([.L165])));[.L165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C3</text:p>
          </table:table-cell>
          <table:table-cell table:number-columns-repeated="3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CC</text:p>
          </table:table-cell>
          <table:table-cell table:style-name="ce10"/>
          <table:table-cell table:style-name="ce12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22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32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6];&quot;YES&quot;);[.A166];&quot;&quot;)" office:value-type="string" office:string-value="Ã" calcext:value-type="string">
            <text:p>Ã</text:p>
          </table:table-cell>
          <table:table-cell table:formula="of:=IF(AND(NOT(ISBLANK([.L166]));NOT(ISNA([.L166])));[.L166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C4</text:p>
          </table:table-cell>
          <table:table-cell table:number-columns-repeated="3" table:style-name="ce8" office:value-type="string" calcext:value-type="string">
            <text:p>C4</text:p>
          </table:table-cell>
          <table:table-cell table:number-columns-repeated="2" table:style-name="ce8" office:value-type="string" calcext:value-type="string">
            <text:p>8E</text:p>
          </table:table-cell>
          <table:table-cell table:style-name="ce8" office:value-type="float" office:value="80" calcext:value-type="float">
            <text:p>80</text:p>
          </table:table-cell>
          <table:table-cell table:style-name="ce10"/>
          <table:table-cell table:style-name="ce12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22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32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7];&quot;YES&quot;);[.A167];&quot;&quot;)" office:value-type="string" office:string-value="Ä" calcext:value-type="string">
            <text:p>Ä</text:p>
          </table:table-cell>
          <table:table-cell table:formula="of:=IF(AND(NOT(ISBLANK([.L167]));NOT(ISNA([.L167])));[.L167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C5</text:p>
          </table:table-cell>
          <table:table-cell table:number-columns-repeated="3" table:style-name="ce8" office:value-type="string" calcext:value-type="string">
            <text:p>C5</text:p>
          </table:table-cell>
          <table:table-cell table:number-columns-repeated="2" table:style-name="ce8" office:value-type="string" calcext:value-type="string">
            <text:p>8F</text:p>
          </table:table-cell>
          <table:table-cell table:style-name="ce8" office:value-type="float" office:value="81" calcext:value-type="float">
            <text:p>81</text:p>
          </table:table-cell>
          <table:table-cell table:style-name="ce10"/>
          <table:table-cell table:style-name="ce12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22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32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8];&quot;YES&quot;);[.A168];&quot;&quot;)" office:value-type="string" office:string-value="Å" calcext:value-type="string">
            <text:p>Å</text:p>
          </table:table-cell>
          <table:table-cell table:formula="of:=IF(AND(NOT(ISBLANK([.L168]));NOT(ISNA([.L168])));[.L168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C6</text:p>
          </table:table-cell>
          <table:table-cell table:number-columns-repeated="3" table:style-name="ce8" office:value-type="string" calcext:value-type="string">
            <text:p>C6</text:p>
          </table:table-cell>
          <table:table-cell table:number-columns-repeated="2"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AE</text:p>
          </table:table-cell>
          <table:table-cell table:style-name="ce10"/>
          <table:table-cell table:style-name="ce12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1 U+0045</text:p>
          </table:table-cell>
          <table:table-cell table:style-name="ce30" office:value-type="string" calcext:value-type="string">
            <text:p>AE</text:p>
          </table:table-cell>
          <table:table-cell table:style-name="ce32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69];&quot;YES&quot;);[.A169];&quot;&quot;)" office:value-type="string" office:string-value="Æ" calcext:value-type="string">
            <text:p>Æ</text:p>
          </table:table-cell>
          <table:table-cell table:formula="of:=IF(AND(NOT(ISBLANK([.L169]));NOT(ISNA([.L169])));[.L169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C7</text:p>
          </table:table-cell>
          <table:table-cell table:number-columns-repeated="3" table:style-name="ce8" office:value-type="string" calcext:value-type="string">
            <text:p>C7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style-name="ce8" office:value-type="float" office:value="82" calcext:value-type="float">
            <text:p>82</text:p>
          </table:table-cell>
          <table:table-cell table:style-name="ce10"/>
          <table:table-cell table:style-name="ce12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22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32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0];&quot;YES&quot;);[.A170];&quot;&quot;)" office:value-type="string" office:string-value="Ç" calcext:value-type="string">
            <text:p>Ç</text:p>
          </table:table-cell>
          <table:table-cell table:formula="of:=IF(AND(NOT(ISBLANK([.L170]));NOT(ISNA([.L170])));[.L170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C8</text:p>
          </table:table-cell>
          <table:table-cell table:number-columns-repeated="3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E9</text:p>
          </table:table-cell>
          <table:table-cell table:style-name="ce10"/>
          <table:table-cell table:style-name="ce12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22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32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1];&quot;YES&quot;);[.A171];&quot;&quot;)" office:value-type="string" office:string-value="È" calcext:value-type="string">
            <text:p>È</text:p>
          </table:table-cell>
          <table:table-cell table:formula="of:=IF(AND(NOT(ISBLANK([.L171]));NOT(ISNA([.L171])));[.L171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C9</text:p>
          </table:table-cell>
          <table:table-cell table:number-columns-repeated="3" table:style-name="ce8" office:value-type="string" calcext:value-type="string">
            <text:p>C9</text:p>
          </table:table-cell>
          <table:table-cell table:number-columns-repeated="2" table:style-name="ce8" office:value-type="float" office:value="90" calcext:value-type="float">
            <text:p>90</text:p>
          </table:table-cell>
          <table:table-cell table:style-name="ce8" office:value-type="float" office:value="83" calcext:value-type="float">
            <text:p>83</text:p>
          </table:table-cell>
          <table:table-cell table:style-name="ce10"/>
          <table:table-cell table:style-name="ce12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22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32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2];&quot;YES&quot;);[.A172];&quot;&quot;)" office:value-type="string" office:string-value="É" calcext:value-type="string">
            <text:p>É</text:p>
          </table:table-cell>
          <table:table-cell table:formula="of:=IF(AND(NOT(ISBLANK([.L172]));NOT(ISNA([.L172])));[.L172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CA</text:p>
          </table:table-cell>
          <table:table-cell table:number-columns-repeated="3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E6</text:p>
          </table:table-cell>
          <table:table-cell table:style-name="ce10"/>
          <table:table-cell table:style-name="ce12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22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32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3];&quot;YES&quot;);[.A173];&quot;&quot;)" office:value-type="string" office:string-value="Ê" calcext:value-type="string">
            <text:p>Ê</text:p>
          </table:table-cell>
          <table:table-cell table:formula="of:=IF(AND(NOT(ISBLANK([.L173]));NOT(ISNA([.L173])));[.L173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CB</text:p>
          </table:table-cell>
          <table:table-cell table:number-columns-repeated="3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E8</text:p>
          </table:table-cell>
          <table:table-cell table:style-name="ce10"/>
          <table:table-cell table:style-name="ce12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22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32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4];&quot;YES&quot;);[.A174];&quot;&quot;)" office:value-type="string" office:string-value="Ë" calcext:value-type="string">
            <text:p>Ë</text:p>
          </table:table-cell>
          <table:table-cell table:formula="of:=IF(AND(NOT(ISBLANK([.L174]));NOT(ISNA([.L174])));[.L174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CC</text:p>
          </table:table-cell>
          <table:table-cell table:number-columns-repeated="3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ED</text:p>
          </table:table-cell>
          <table:table-cell table:style-name="ce10"/>
          <table:table-cell table:style-name="ce12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22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32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5];&quot;YES&quot;);[.A175];&quot;&quot;)" office:value-type="string" office:string-value="Ì" calcext:value-type="string">
            <text:p>Ì</text:p>
          </table:table-cell>
          <table:table-cell table:formula="of:=IF(AND(NOT(ISBLANK([.L175]));NOT(ISNA([.L175])));[.L175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CD</text:p>
          </table:table-cell>
          <table:table-cell table:number-columns-repeated="3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EA</text:p>
          </table:table-cell>
          <table:table-cell table:style-name="ce10"/>
          <table:table-cell table:style-name="ce12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22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32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6];&quot;YES&quot;);[.A176];&quot;&quot;)" office:value-type="string" office:string-value="Í" calcext:value-type="string">
            <text:p>Í</text:p>
          </table:table-cell>
          <table:table-cell table:formula="of:=IF(AND(NOT(ISBLANK([.L176]));NOT(ISNA([.L176])));[.L176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CE</text:p>
          </table:table-cell>
          <table:table-cell table:number-columns-repeated="3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EB</text:p>
          </table:table-cell>
          <table:table-cell table:style-name="ce10"/>
          <table:table-cell table:style-name="ce12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22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32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7];&quot;YES&quot;);[.A177];&quot;&quot;)" office:value-type="string" office:string-value="Î" calcext:value-type="string">
            <text:p>Î</text:p>
          </table:table-cell>
          <table:table-cell table:formula="of:=IF(AND(NOT(ISBLANK([.L177]));NOT(ISNA([.L177])));[.L177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CF</text:p>
          </table:table-cell>
          <table:table-cell table:number-columns-repeated="3"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EC</text:p>
          </table:table-cell>
          <table:table-cell table:style-name="ce10"/>
          <table:table-cell table:style-name="ce12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22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32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8];&quot;YES&quot;);[.A178];&quot;&quot;)" office:value-type="string" office:string-value="Ï" calcext:value-type="string">
            <text:p>Ï</text:p>
          </table:table-cell>
          <table:table-cell table:formula="of:=IF(AND(NOT(ISBLANK([.L178]));NOT(ISNA([.L178])));[.L178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D0</text:p>
          </table:table-cell>
          <table:table-cell table:number-columns-repeated="3"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22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32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9];&quot;YES&quot;);[.A179];&quot;&quot;)" office:value-type="string" office:string-value="Ð" calcext:value-type="string">
            <text:p>Ð</text:p>
          </table:table-cell>
          <table:table-cell table:formula="of:=IF(AND(NOT(ISBLANK([.L179]));NOT(ISNA([.L179])));[.L179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D1</text:p>
          </table:table-cell>
          <table:table-cell table:number-columns-repeated="3" table:style-name="ce8" office:value-type="string" calcext:value-type="string">
            <text:p>D1</text:p>
          </table:table-cell>
          <table:table-cell table:number-columns-repeated="2" table:style-name="ce8" office:value-type="string" calcext:value-type="string">
            <text:p>A5</text:p>
          </table:table-cell>
          <table:table-cell table:style-name="ce8" office:value-type="float" office:value="84" calcext:value-type="float">
            <text:p>84</text:p>
          </table:table-cell>
          <table:table-cell table:style-name="ce10"/>
          <table:table-cell table:style-name="ce12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22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32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0];&quot;YES&quot;);[.A180];&quot;&quot;)" office:value-type="string" office:string-value="Ñ" calcext:value-type="string">
            <text:p>Ñ</text:p>
          </table:table-cell>
          <table:table-cell table:formula="of:=IF(AND(NOT(ISBLANK([.L180]));NOT(ISNA([.L180])));[.L180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D2</text:p>
          </table:table-cell>
          <table:table-cell table:number-columns-repeated="3" table:style-name="ce8" office:value-type="string" calcext:value-type="string">
            <text:p>D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F1</text:p>
          </table:table-cell>
          <table:table-cell table:style-name="ce10"/>
          <table:table-cell table:style-name="ce12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22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32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1];&quot;YES&quot;);[.A181];&quot;&quot;)" office:value-type="string" office:string-value="Ò" calcext:value-type="string">
            <text:p>Ò</text:p>
          </table:table-cell>
          <table:table-cell table:formula="of:=IF(AND(NOT(ISBLANK([.L181]));NOT(ISNA([.L181])));[.L181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D3</text:p>
          </table:table-cell>
          <table:table-cell table:number-columns-repeated="3" table:style-name="ce8" office:value-type="string" calcext:value-type="string">
            <text:p>D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8" office:value-type="string" calcext:value-type="string">
            <text:p>EE</text:p>
          </table:table-cell>
          <table:table-cell table:style-name="ce10"/>
          <table:table-cell table:style-name="ce12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22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32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2];&quot;YES&quot;);[.A182];&quot;&quot;)" office:value-type="string" office:string-value="Ó" calcext:value-type="string">
            <text:p>Ó</text:p>
          </table:table-cell>
          <table:table-cell table:formula="of:=IF(AND(NOT(ISBLANK([.L182]));NOT(ISNA([.L182])));[.L182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D4</text:p>
          </table:table-cell>
          <table:table-cell table:number-columns-repeated="3" table:style-name="ce8" office:value-type="string" calcext:value-type="string">
            <text:p>D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F</text:p>
          </table:table-cell>
          <table:table-cell table:style-name="ce10"/>
          <table:table-cell table:style-name="ce12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22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32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3];&quot;YES&quot;);[.A183];&quot;&quot;)" office:value-type="string" office:string-value="Ô" calcext:value-type="string">
            <text:p>Ô</text:p>
          </table:table-cell>
          <table:table-cell table:formula="of:=IF(AND(NOT(ISBLANK([.L183]));NOT(ISNA([.L183])));[.L183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D5</text:p>
          </table:table-cell>
          <table:table-cell table:number-columns-repeated="3" table:style-name="ce8" office:value-type="string" calcext:value-type="string">
            <text:p>D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style-name="ce8" office:value-type="string" calcext:value-type="string">
            <text:p>CD</text:p>
          </table:table-cell>
          <table:table-cell table:style-name="ce10"/>
          <table:table-cell table:style-name="ce12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22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32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4];&quot;YES&quot;);[.A184];&quot;&quot;)" office:value-type="string" office:string-value="Õ" calcext:value-type="string">
            <text:p>Õ</text:p>
          </table:table-cell>
          <table:table-cell table:formula="of:=IF(AND(NOT(ISBLANK([.L184]));NOT(ISNA([.L184])));[.L184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D6</text:p>
          </table:table-cell>
          <table:table-cell table:number-columns-repeated="3" table:style-name="ce8" office:value-type="string" calcext:value-type="string">
            <text:p>D6</text:p>
          </table:table-cell>
          <table:table-cell table:number-columns-repeated="2" table:style-name="ce8" office:value-type="float" office:value="99" calcext:value-type="float">
            <text:p>99</text:p>
          </table:table-cell>
          <table:table-cell table:style-name="ce8" office:value-type="float" office:value="85" calcext:value-type="float">
            <text:p>85</text:p>
          </table:table-cell>
          <table:table-cell table:style-name="ce10"/>
          <table:table-cell table:style-name="ce12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22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32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5];&quot;YES&quot;);[.A185];&quot;&quot;)" office:value-type="string" office:string-value="Ö" calcext:value-type="string">
            <text:p>Ö</text:p>
          </table:table-cell>
          <table:table-cell table:formula="of:=IF(AND(NOT(ISBLANK([.L185]));NOT(ISNA([.L185])));[.L185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×" xlink:type="simple">×</text:a></text:p>
          </table:table-cell>
          <table:table-cell table:style-name="ce8" office:value-type="string" calcext:value-type="string">
            <text:p>U+00D7</text:p>
          </table:table-cell>
          <table:table-cell table:number-columns-repeated="3" table:style-name="ce8" office:value-type="string" calcext:value-type="string">
            <text:p>D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22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32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6];&quot;YES&quot;);[.A186];&quot;&quot;)" office:value-type="string" office:string-value="×" calcext:value-type="string">
            <text:p>×</text:p>
          </table:table-cell>
          <table:table-cell table:formula="of:=IF(AND(NOT(ISBLANK([.L186]));NOT(ISNA([.L186])));[.L186];&quot;&quot;)" office:value-type="string" office:string-value="×" calcext:value-type="string">
            <text:p>×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D8</text:p>
          </table:table-cell>
          <table:table-cell table:number-columns-repeated="3" table:style-name="ce8" office:value-type="string" calcext:value-type="string">
            <text:p>D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AF</text:p>
          </table:table-cell>
          <table:table-cell table:style-name="ce10"/>
          <table:table-cell table:style-name="ce12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22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32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7];&quot;YES&quot;);[.A187];&quot;&quot;)" office:value-type="string" office:string-value="Ø" calcext:value-type="string">
            <text:p>Ø</text:p>
          </table:table-cell>
          <table:table-cell table:formula="of:=IF(AND(NOT(ISBLANK([.L187]));NOT(ISNA([.L187])));[.L187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D9</text:p>
          </table:table-cell>
          <table:table-cell table:number-columns-repeated="3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4</text:p>
          </table:table-cell>
          <table:table-cell table:style-name="ce10"/>
          <table:table-cell table:style-name="ce12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22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32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8];&quot;YES&quot;);[.A188];&quot;&quot;)" office:value-type="string" office:string-value="Ù" calcext:value-type="string">
            <text:p>Ù</text:p>
          </table:table-cell>
          <table:table-cell table:formula="of:=IF(AND(NOT(ISBLANK([.L188]));NOT(ISNA([.L188])));[.L188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DA</text:p>
          </table:table-cell>
          <table:table-cell table:number-columns-repeated="3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style-name="ce8" office:value-type="string" calcext:value-type="string">
            <text:p>F2</text:p>
          </table:table-cell>
          <table:table-cell table:style-name="ce10"/>
          <table:table-cell table:style-name="ce12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22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32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9];&quot;YES&quot;);[.A189];&quot;&quot;)" office:value-type="string" office:string-value="Ú" calcext:value-type="string">
            <text:p>Ú</text:p>
          </table:table-cell>
          <table:table-cell table:formula="of:=IF(AND(NOT(ISBLANK([.L189]));NOT(ISNA([.L189])));[.L189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DB</text:p>
          </table:table-cell>
          <table:table-cell table:number-columns-repeated="3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8" office:value-type="string" calcext:value-type="string">
            <text:p>F3</text:p>
          </table:table-cell>
          <table:table-cell table:style-name="ce10"/>
          <table:table-cell table:style-name="ce12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22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32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0];&quot;YES&quot;);[.A190];&quot;&quot;)" office:value-type="string" office:string-value="Û" calcext:value-type="string">
            <text:p>Û</text:p>
          </table:table-cell>
          <table:table-cell table:formula="of:=IF(AND(NOT(ISBLANK([.L190]));NOT(ISNA([.L190])));[.L190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DC</text:p>
          </table:table-cell>
          <table:table-cell table:number-columns-repeated="3" table:style-name="ce8" office:value-type="string" calcext:value-type="string">
            <text:p>DC</text:p>
          </table:table-cell>
          <table:table-cell table:number-columns-repeated="2" table:style-name="ce8" office:value-type="string" calcext:value-type="string">
            <text:p>9A</text:p>
          </table:table-cell>
          <table:table-cell table:style-name="ce8" office:value-type="float" office:value="86" calcext:value-type="float">
            <text:p>86</text:p>
          </table:table-cell>
          <table:table-cell table:style-name="ce10"/>
          <table:table-cell table:style-name="ce12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22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32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1];&quot;YES&quot;);[.A191];&quot;&quot;)" office:value-type="string" office:string-value="Ü" calcext:value-type="string">
            <text:p>Ü</text:p>
          </table:table-cell>
          <table:table-cell table:formula="of:=IF(AND(NOT(ISBLANK([.L191]));NOT(ISNA([.L191])));[.L191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DD</text:p>
          </table:table-cell>
          <table:table-cell table:number-columns-repeated="3"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22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32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2];&quot;YES&quot;);[.A192];&quot;&quot;)" office:value-type="string" office:string-value="Ý" calcext:value-type="string">
            <text:p>Ý</text:p>
          </table:table-cell>
          <table:table-cell table:formula="of:=IF(AND(NOT(ISBLANK([.L192]));NOT(ISNA([.L192])));[.L192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DE</text:p>
          </table:table-cell>
          <table:table-cell table:number-columns-repeated="3" table:style-name="ce8" office:value-type="string" calcext:value-type="string">
            <text:p>D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22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32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3];&quot;YES&quot;);[.A193];&quot;&quot;)" office:value-type="string" office:string-value="Þ" calcext:value-type="string">
            <text:p>Þ</text:p>
          </table:table-cell>
          <table:table-cell table:formula="of:=IF(AND(NOT(ISBLANK([.L193]));NOT(ISNA([.L193])));[.L193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ß" xlink:type="simple">ß</text:a></text:p>
          </table:table-cell>
          <table:table-cell table:style-name="ce8" office:value-type="string" calcext:value-type="string">
            <text:p>U+00DF</text:p>
          </table:table-cell>
          <table:table-cell table:number-columns-repeated="3" table:style-name="ce8" office:value-type="string" calcext:value-type="string">
            <text:p>DF</text:p>
          </table:table-cell>
          <table:table-cell table:number-columns-repeated="2" table:style-name="ce8" office:value-type="string" calcext:value-type="string">
            <text:p>E1</text:p>
          </table:table-cell>
          <table:table-cell table:style-name="ce8" office:value-type="string" calcext:value-type="string">
            <text:p>A7</text:p>
          </table:table-cell>
          <table:table-cell table:style-name="ce10"/>
          <table:table-cell table:style-name="ce12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22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32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4];&quot;YES&quot;);[.A194];&quot;&quot;)" office:value-type="string" office:string-value="ß" calcext:value-type="string">
            <text:p>ß</text:p>
          </table:table-cell>
          <table:table-cell table:formula="of:=IF(AND(NOT(ISBLANK([.L194]));NOT(ISNA([.L194])));[.L194];&quot;&quot;)" office:value-type="string" office:string-value="ß" calcext:value-type="string">
            <text:p>ß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E0</text:p>
          </table:table-cell>
          <table:table-cell table:number-columns-repeated="3" table:style-name="ce8" office:value-type="string" calcext:value-type="string">
            <text:p>E0</text:p>
          </table:table-cell>
          <table:table-cell table:number-columns-repeated="2"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10"/>
          <table:table-cell table:style-name="ce12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22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32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5];&quot;YES&quot;);[.A195];&quot;&quot;)" office:value-type="string" office:string-value="à" calcext:value-type="string">
            <text:p>à</text:p>
          </table:table-cell>
          <table:table-cell table:formula="of:=IF(AND(NOT(ISBLANK([.L195]));NOT(ISNA([.L195])));[.L195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E1</text:p>
          </table:table-cell>
          <table:table-cell table:number-columns-repeated="3" table:style-name="ce8" office:value-type="string" calcext:value-type="string">
            <text:p>E1</text:p>
          </table:table-cell>
          <table:table-cell table:number-columns-repeated="2" table:style-name="ce8" office:value-type="string" calcext:value-type="string">
            <text:p>A0</text:p>
          </table:table-cell>
          <table:table-cell table:style-name="ce8" office:value-type="float" office:value="87" calcext:value-type="float">
            <text:p>87</text:p>
          </table:table-cell>
          <table:table-cell table:style-name="ce10"/>
          <table:table-cell table:style-name="ce12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22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32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6];&quot;YES&quot;);[.A196];&quot;&quot;)" office:value-type="string" office:string-value="á" calcext:value-type="string">
            <text:p>á</text:p>
          </table:table-cell>
          <table:table-cell table:formula="of:=IF(AND(NOT(ISBLANK([.L196]));NOT(ISNA([.L196])));[.L196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E2</text:p>
          </table:table-cell>
          <table:table-cell table:number-columns-repeated="3" table:style-name="ce8" office:value-type="string" calcext:value-type="string">
            <text:p>E2</text:p>
          </table:table-cell>
          <table:table-cell table:number-columns-repeated="2" table:style-name="ce8" office:value-type="float" office:value="83" calcext:value-type="float">
            <text:p>83</text:p>
          </table:table-cell>
          <table:table-cell table:style-name="ce8" office:value-type="float" office:value="89" calcext:value-type="float">
            <text:p>89</text:p>
          </table:table-cell>
          <table:table-cell table:style-name="ce10"/>
          <table:table-cell table:style-name="ce12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22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32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7];&quot;YES&quot;);[.A197];&quot;&quot;)" office:value-type="string" office:string-value="â" calcext:value-type="string">
            <text:p>â</text:p>
          </table:table-cell>
          <table:table-cell table:formula="of:=IF(AND(NOT(ISBLANK([.L197]));NOT(ISNA([.L197])));[.L197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E3</text:p>
          </table:table-cell>
          <table:table-cell table:number-columns-repeated="3"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8B</text:p>
          </table:table-cell>
          <table:table-cell table:style-name="ce10"/>
          <table:table-cell table:style-name="ce12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22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32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8];&quot;YES&quot;);[.A198];&quot;&quot;)" office:value-type="string" office:string-value="ã" calcext:value-type="string">
            <text:p>ã</text:p>
          </table:table-cell>
          <table:table-cell table:formula="of:=IF(AND(NOT(ISBLANK([.L198]));NOT(ISNA([.L198])));[.L198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E4</text:p>
          </table:table-cell>
          <table:table-cell table:number-columns-repeated="3" table:style-name="ce8" office:value-type="string" calcext:value-type="string">
            <text:p>E4</text:p>
          </table:table-cell>
          <table:table-cell table:number-columns-repeated="2"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8A</text:p>
          </table:table-cell>
          <table:table-cell table:style-name="ce10"/>
          <table:table-cell table:style-name="ce12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22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32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9];&quot;YES&quot;);[.A199];&quot;&quot;)" office:value-type="string" office:string-value="ä" calcext:value-type="string">
            <text:p>ä</text:p>
          </table:table-cell>
          <table:table-cell table:formula="of:=IF(AND(NOT(ISBLANK([.L199]));NOT(ISNA([.L199])));[.L199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E5</text:p>
          </table:table-cell>
          <table:table-cell table:number-columns-repeated="3" table:style-name="ce8" office:value-type="string" calcext:value-type="string">
            <text:p>E5</text:p>
          </table:table-cell>
          <table:table-cell table:number-columns-repeated="2"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8C</text:p>
          </table:table-cell>
          <table:table-cell table:style-name="ce10"/>
          <table:table-cell table:style-name="ce12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22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32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0];&quot;YES&quot;);[.A200];&quot;&quot;)" office:value-type="string" office:string-value="å" calcext:value-type="string">
            <text:p>å</text:p>
          </table:table-cell>
          <table:table-cell table:formula="of:=IF(AND(NOT(ISBLANK([.L200]));NOT(ISNA([.L200])));[.L200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E6</text:p>
          </table:table-cell>
          <table:table-cell table:number-columns-repeated="3" table:style-name="ce8" office:value-type="string" calcext:value-type="string">
            <text:p>E6</text:p>
          </table:table-cell>
          <table:table-cell table:number-columns-repeated="2"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BE</text:p>
          </table:table-cell>
          <table:table-cell table:style-name="ce10"/>
          <table:table-cell table:style-name="ce12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1 U+0065</text:p>
          </table:table-cell>
          <table:table-cell table:style-name="ce31" office:value-type="string" calcext:value-type="string">
            <text:p>ae</text:p>
          </table:table-cell>
          <table:table-cell table:style-name="ce32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01];&quot;YES&quot;);[.A201];&quot;&quot;)" office:value-type="string" office:string-value="æ" calcext:value-type="string">
            <text:p>æ</text:p>
          </table:table-cell>
          <table:table-cell table:formula="of:=IF(AND(NOT(ISBLANK([.L201]));NOT(ISNA([.L201])));[.L201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E7</text:p>
          </table:table-cell>
          <table:table-cell table:number-columns-repeated="3" table:style-name="ce8" office:value-type="string" calcext:value-type="string">
            <text:p>E7</text:p>
          </table:table-cell>
          <table:table-cell table:number-columns-repeated="2"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8D</text:p>
          </table:table-cell>
          <table:table-cell table:style-name="ce10"/>
          <table:table-cell table:style-name="ce12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22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32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2];&quot;YES&quot;);[.A202];&quot;&quot;)" office:value-type="string" office:string-value="ç" calcext:value-type="string">
            <text:p>ç</text:p>
          </table:table-cell>
          <table:table-cell table:formula="of:=IF(AND(NOT(ISBLANK([.L202]));NOT(ISNA([.L202])));[.L202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E8</text:p>
          </table:table-cell>
          <table:table-cell table:number-columns-repeated="3" table:style-name="ce8" office:value-type="string" calcext:value-type="string">
            <text:p>E8</text:p>
          </table:table-cell>
          <table:table-cell table:number-columns-repeated="2" table:style-name="ce8" office:value-type="string" calcext:value-type="string">
            <text:p>8A</text:p>
          </table:table-cell>
          <table:table-cell table:style-name="ce8" office:value-type="string" calcext:value-type="string">
            <text:p>8F</text:p>
          </table:table-cell>
          <table:table-cell table:style-name="ce10"/>
          <table:table-cell table:style-name="ce12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22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32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3];&quot;YES&quot;);[.A203];&quot;&quot;)" office:value-type="string" office:string-value="è" calcext:value-type="string">
            <text:p>è</text:p>
          </table:table-cell>
          <table:table-cell table:formula="of:=IF(AND(NOT(ISBLANK([.L203]));NOT(ISNA([.L203])));[.L203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E9</text:p>
          </table:table-cell>
          <table:table-cell table:number-columns-repeated="3" table:style-name="ce8" office:value-type="string" calcext:value-type="string">
            <text:p>E9</text:p>
          </table:table-cell>
          <table:table-cell table:number-columns-repeated="2"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8E</text:p>
          </table:table-cell>
          <table:table-cell table:style-name="ce10"/>
          <table:table-cell table:style-name="ce12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22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32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4];&quot;YES&quot;);[.A204];&quot;&quot;)" office:value-type="string" office:string-value="é" calcext:value-type="string">
            <text:p>é</text:p>
          </table:table-cell>
          <table:table-cell table:formula="of:=IF(AND(NOT(ISBLANK([.L204]));NOT(ISNA([.L204])));[.L204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EA</text:p>
          </table:table-cell>
          <table:table-cell table:number-columns-repeated="3" table:style-name="ce8" office:value-type="string" calcext:value-type="string">
            <text:p>EA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float" office:value="90" calcext:value-type="float">
            <text:p>90</text:p>
          </table:table-cell>
          <table:table-cell table:style-name="ce10"/>
          <table:table-cell table:style-name="ce12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22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32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5];&quot;YES&quot;);[.A205];&quot;&quot;)" office:value-type="string" office:string-value="ê" calcext:value-type="string">
            <text:p>ê</text:p>
          </table:table-cell>
          <table:table-cell table:formula="of:=IF(AND(NOT(ISBLANK([.L205]));NOT(ISNA([.L205])));[.L205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EB</text:p>
          </table:table-cell>
          <table:table-cell table:number-columns-repeated="3" table:style-name="ce8" office:value-type="string" calcext:value-type="string">
            <text:p>EB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8" office:value-type="float" office:value="91" calcext:value-type="float">
            <text:p>91</text:p>
          </table:table-cell>
          <table:table-cell table:style-name="ce10"/>
          <table:table-cell table:style-name="ce12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22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32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6];&quot;YES&quot;);[.A206];&quot;&quot;)" office:value-type="string" office:string-value="ë" calcext:value-type="string">
            <text:p>ë</text:p>
          </table:table-cell>
          <table:table-cell table:formula="of:=IF(AND(NOT(ISBLANK([.L206]));NOT(ISNA([.L206])));[.L206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EC</text:p>
          </table:table-cell>
          <table:table-cell table:number-columns-repeated="3" table:style-name="ce8" office:value-type="string" calcext:value-type="string">
            <text:p>EC</text:p>
          </table:table-cell>
          <table:table-cell table:number-columns-repeated="2" table:style-name="ce8" office:value-type="string" calcext:value-type="string">
            <text:p>8D</text:p>
          </table:table-cell>
          <table:table-cell table:style-name="ce8" office:value-type="float" office:value="93" calcext:value-type="float">
            <text:p>93</text:p>
          </table:table-cell>
          <table:table-cell table:style-name="ce10"/>
          <table:table-cell table:style-name="ce12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22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32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7];&quot;YES&quot;);[.A207];&quot;&quot;)" office:value-type="string" office:string-value="ì" calcext:value-type="string">
            <text:p>ì</text:p>
          </table:table-cell>
          <table:table-cell table:formula="of:=IF(AND(NOT(ISBLANK([.L207]));NOT(ISNA([.L207])));[.L207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ED</text:p>
          </table:table-cell>
          <table:table-cell table:number-columns-repeated="3" table:style-name="ce8" office:value-type="string" calcext:value-type="string">
            <text:p>ED</text:p>
          </table:table-cell>
          <table:table-cell table:number-columns-repeated="2" table:style-name="ce8" office:value-type="string" calcext:value-type="string">
            <text:p>A1</text:p>
          </table:table-cell>
          <table:table-cell table:style-name="ce8" office:value-type="float" office:value="92" calcext:value-type="float">
            <text:p>92</text:p>
          </table:table-cell>
          <table:table-cell table:style-name="ce10"/>
          <table:table-cell table:style-name="ce12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22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32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8];&quot;YES&quot;);[.A208];&quot;&quot;)" office:value-type="string" office:string-value="í" calcext:value-type="string">
            <text:p>í</text:p>
          </table:table-cell>
          <table:table-cell table:formula="of:=IF(AND(NOT(ISBLANK([.L208]));NOT(ISNA([.L208])));[.L208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EE</text:p>
          </table:table-cell>
          <table:table-cell table:number-columns-repeated="3" table:style-name="ce8" office:value-type="string" calcext:value-type="string">
            <text:p>EE</text:p>
          </table:table-cell>
          <table:table-cell table:number-columns-repeated="2" table:style-name="ce8" office:value-type="string" calcext:value-type="string">
            <text:p>8C</text:p>
          </table:table-cell>
          <table:table-cell table:style-name="ce8" office:value-type="float" office:value="94" calcext:value-type="float">
            <text:p>94</text:p>
          </table:table-cell>
          <table:table-cell table:style-name="ce10"/>
          <table:table-cell table:style-name="ce12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22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32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9];&quot;YES&quot;);[.A209];&quot;&quot;)" office:value-type="string" office:string-value="î" calcext:value-type="string">
            <text:p>î</text:p>
          </table:table-cell>
          <table:table-cell table:formula="of:=IF(AND(NOT(ISBLANK([.L209]));NOT(ISNA([.L209])));[.L209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EF</text:p>
          </table:table-cell>
          <table:table-cell table:number-columns-repeated="3" table:style-name="ce8" office:value-type="string" calcext:value-type="string">
            <text:p>EF</text:p>
          </table:table-cell>
          <table:table-cell table:number-columns-repeated="2" table:style-name="ce8" office:value-type="string" calcext:value-type="string">
            <text:p>8B</text:p>
          </table:table-cell>
          <table:table-cell table:style-name="ce8" office:value-type="float" office:value="95" calcext:value-type="float">
            <text:p>95</text:p>
          </table:table-cell>
          <table:table-cell table:style-name="ce10"/>
          <table:table-cell table:style-name="ce12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22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32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0];&quot;YES&quot;);[.A210];&quot;&quot;)" office:value-type="string" office:string-value="ï" calcext:value-type="string">
            <text:p>ï</text:p>
          </table:table-cell>
          <table:table-cell table:formula="of:=IF(AND(NOT(ISBLANK([.L210]));NOT(ISNA([.L210])));[.L210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F0</text:p>
          </table:table-cell>
          <table:table-cell table:number-columns-repeated="3"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22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32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1];&quot;YES&quot;);[.A211];&quot;&quot;)" office:value-type="string" office:string-value="ð" calcext:value-type="string">
            <text:p>ð</text:p>
          </table:table-cell>
          <table:table-cell table:formula="of:=IF(AND(NOT(ISBLANK([.L211]));NOT(ISNA([.L211])));[.L211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F1</text:p>
          </table:table-cell>
          <table:table-cell table:number-columns-repeated="3" table:style-name="ce8" office:value-type="string" calcext:value-type="string">
            <text:p>F1</text:p>
          </table:table-cell>
          <table:table-cell table:number-columns-repeated="2" table:style-name="ce8" office:value-type="string" calcext:value-type="string">
            <text:p>A4</text:p>
          </table:table-cell>
          <table:table-cell table:style-name="ce8" office:value-type="float" office:value="96" calcext:value-type="float">
            <text:p>96</text:p>
          </table:table-cell>
          <table:table-cell table:style-name="ce10"/>
          <table:table-cell table:style-name="ce12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22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32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2];&quot;YES&quot;);[.A212];&quot;&quot;)" office:value-type="string" office:string-value="ñ" calcext:value-type="string">
            <text:p>ñ</text:p>
          </table:table-cell>
          <table:table-cell table:formula="of:=IF(AND(NOT(ISBLANK([.L212]));NOT(ISNA([.L212])));[.L212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F2</text:p>
          </table:table-cell>
          <table:table-cell table:number-columns-repeated="3" table:style-name="ce8" office:value-type="string" calcext:value-type="string">
            <text:p>F2</text:p>
          </table:table-cell>
          <table:table-cell table:number-columns-repeated="2" table:style-name="ce8" office:value-type="float" office:value="95" calcext:value-type="float">
            <text:p>95</text:p>
          </table:table-cell>
          <table:table-cell table:style-name="ce8" office:value-type="float" office:value="98" calcext:value-type="float">
            <text:p>98</text:p>
          </table:table-cell>
          <table:table-cell table:style-name="ce10"/>
          <table:table-cell table:style-name="ce12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22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32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3];&quot;YES&quot;);[.A213];&quot;&quot;)" office:value-type="string" office:string-value="ò" calcext:value-type="string">
            <text:p>ò</text:p>
          </table:table-cell>
          <table:table-cell table:formula="of:=IF(AND(NOT(ISBLANK([.L213]));NOT(ISNA([.L213])));[.L213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F3</text:p>
          </table:table-cell>
          <table:table-cell table:number-columns-repeated="3" table:style-name="ce8" office:value-type="string" calcext:value-type="string">
            <text:p>F3</text:p>
          </table:table-cell>
          <table:table-cell table:number-columns-repeated="2" table:style-name="ce8" office:value-type="string" calcext:value-type="string">
            <text:p>A2</text:p>
          </table:table-cell>
          <table:table-cell table:style-name="ce8" office:value-type="float" office:value="97" calcext:value-type="float">
            <text:p>97</text:p>
          </table:table-cell>
          <table:table-cell table:style-name="ce10"/>
          <table:table-cell table:style-name="ce12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22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32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4];&quot;YES&quot;);[.A214];&quot;&quot;)" office:value-type="string" office:string-value="ó" calcext:value-type="string">
            <text:p>ó</text:p>
          </table:table-cell>
          <table:table-cell table:formula="of:=IF(AND(NOT(ISBLANK([.L214]));NOT(ISNA([.L214])));[.L214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F4</text:p>
          </table:table-cell>
          <table:table-cell table:number-columns-repeated="3" table:style-name="ce8" office:value-type="string" calcext:value-type="string">
            <text:p>F4</text:p>
          </table:table-cell>
          <table:table-cell table:number-columns-repeated="2" table:style-name="ce8" office:value-type="float" office:value="93" calcext:value-type="float">
            <text:p>93</text:p>
          </table:table-cell>
          <table:table-cell table:style-name="ce8" office:value-type="float" office:value="99" calcext:value-type="float">
            <text:p>99</text:p>
          </table:table-cell>
          <table:table-cell table:style-name="ce10"/>
          <table:table-cell table:style-name="ce12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22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32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5];&quot;YES&quot;);[.A215];&quot;&quot;)" office:value-type="string" office:string-value="ô" calcext:value-type="string">
            <text:p>ô</text:p>
          </table:table-cell>
          <table:table-cell table:formula="of:=IF(AND(NOT(ISBLANK([.L215]));NOT(ISNA([.L215])));[.L215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F5</text:p>
          </table:table-cell>
          <table:table-cell table:number-columns-repeated="3" table:style-name="ce8" office:value-type="string" calcext:value-type="string">
            <text:p>F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8" office:value-type="string" calcext:value-type="string">
            <text:p>9B</text:p>
          </table:table-cell>
          <table:table-cell table:style-name="ce10"/>
          <table:table-cell table:style-name="ce12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22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32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6];&quot;YES&quot;);[.A216];&quot;&quot;)" office:value-type="string" office:string-value="õ" calcext:value-type="string">
            <text:p>õ</text:p>
          </table:table-cell>
          <table:table-cell table:formula="of:=IF(AND(NOT(ISBLANK([.L216]));NOT(ISNA([.L216])));[.L216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F6</text:p>
          </table:table-cell>
          <table:table-cell table:number-columns-repeated="3" table:style-name="ce8" office:value-type="string" calcext:value-type="string">
            <text:p>F6</text:p>
          </table:table-cell>
          <table:table-cell table:number-columns-repeated="2"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9A</text:p>
          </table:table-cell>
          <table:table-cell table:style-name="ce10"/>
          <table:table-cell table:style-name="ce12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22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32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7];&quot;YES&quot;);[.A217];&quot;&quot;)" office:value-type="string" office:string-value="ö" calcext:value-type="string">
            <text:p>ö</text:p>
          </table:table-cell>
          <table:table-cell table:formula="of:=IF(AND(NOT(ISBLANK([.L217]));NOT(ISNA([.L217])));[.L217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÷" xlink:type="simple">÷</text:a></text:p>
          </table:table-cell>
          <table:table-cell table:style-name="ce8" office:value-type="string" calcext:value-type="string">
            <text:p>U+00F7</text:p>
          </table:table-cell>
          <table:table-cell table:number-columns-repeated="3" table:style-name="ce8" office:value-type="string" calcext:value-type="string">
            <text:p>F7</text:p>
          </table:table-cell>
          <table:table-cell table:number-columns-repeated="2" table:style-name="ce8" office:value-type="string" calcext:value-type="string">
            <text:p>F6</text:p>
          </table:table-cell>
          <table:table-cell table:style-name="ce8" office:value-type="string" calcext:value-type="string">
            <text:p>D6</text:p>
          </table:table-cell>
          <table:table-cell table:style-name="ce10"/>
          <table:table-cell table:style-name="ce12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22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32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8];&quot;YES&quot;);[.A218];&quot;&quot;)" office:value-type="string" office:string-value="÷" calcext:value-type="string">
            <text:p>÷</text:p>
          </table:table-cell>
          <table:table-cell table:formula="of:=IF(AND(NOT(ISBLANK([.L218]));NOT(ISNA([.L218])));[.L218];&quot;&quot;)" office:value-type="string" office:string-value="÷" calcext:value-type="string">
            <text:p>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F8</text:p>
          </table:table-cell>
          <table:table-cell table:number-columns-repeated="3" table:style-name="ce8" office:value-type="string" calcext:value-type="string">
            <text:p>F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F</text:p>
          </table:table-cell>
          <table:table-cell table:style-name="ce10"/>
          <table:table-cell table:style-name="ce12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22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32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9];&quot;YES&quot;);[.A219];&quot;&quot;)" office:value-type="string" office:string-value="ø" calcext:value-type="string">
            <text:p>ø</text:p>
          </table:table-cell>
          <table:table-cell table:formula="of:=IF(AND(NOT(ISBLANK([.L219]));NOT(ISNA([.L219])));[.L219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F9</text:p>
          </table:table-cell>
          <table:table-cell table:number-columns-repeated="3" table:style-name="ce8" office:value-type="string" calcext:value-type="string">
            <text:p>F9</text:p>
          </table:table-cell>
          <table:table-cell table:number-columns-repeated="2"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9D</text:p>
          </table:table-cell>
          <table:table-cell table:style-name="ce10"/>
          <table:table-cell table:style-name="ce12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22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32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0];&quot;YES&quot;);[.A220];&quot;&quot;)" office:value-type="string" office:string-value="ù" calcext:value-type="string">
            <text:p>ù</text:p>
          </table:table-cell>
          <table:table-cell table:formula="of:=IF(AND(NOT(ISBLANK([.L220]));NOT(ISNA([.L220])));[.L220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FA</text:p>
          </table:table-cell>
          <table:table-cell table:number-columns-repeated="3" table:style-name="ce8" office:value-type="string" calcext:value-type="string">
            <text:p>FA</text:p>
          </table:table-cell>
          <table:table-cell table:number-columns-repeated="2" table:style-name="ce8" office:value-type="string" calcext:value-type="string">
            <text:p>A3</text:p>
          </table:table-cell>
          <table:table-cell table:style-name="ce8" office:value-type="string" calcext:value-type="string">
            <text:p>9C</text:p>
          </table:table-cell>
          <table:table-cell table:style-name="ce10"/>
          <table:table-cell table:style-name="ce12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22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32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1];&quot;YES&quot;);[.A221];&quot;&quot;)" office:value-type="string" office:string-value="ú" calcext:value-type="string">
            <text:p>ú</text:p>
          </table:table-cell>
          <table:table-cell table:formula="of:=IF(AND(NOT(ISBLANK([.L221]));NOT(ISNA([.L221])));[.L221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FB</text:p>
          </table:table-cell>
          <table:table-cell table:number-columns-repeated="3" table:style-name="ce8" office:value-type="string" calcext:value-type="string">
            <text:p>FB</text:p>
          </table:table-cell>
          <table:table-cell table:number-columns-repeated="2"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9E</text:p>
          </table:table-cell>
          <table:table-cell table:style-name="ce10"/>
          <table:table-cell table:style-name="ce12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22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32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2];&quot;YES&quot;);[.A222];&quot;&quot;)" office:value-type="string" office:string-value="û" calcext:value-type="string">
            <text:p>û</text:p>
          </table:table-cell>
          <table:table-cell table:formula="of:=IF(AND(NOT(ISBLANK([.L222]));NOT(ISNA([.L222])));[.L222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FC</text:p>
          </table:table-cell>
          <table:table-cell table:number-columns-repeated="3" table:style-name="ce8" office:value-type="string" calcext:value-type="string">
            <text:p>FC</text:p>
          </table:table-cell>
          <table:table-cell table:number-columns-repeated="2"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9F</text:p>
          </table:table-cell>
          <table:table-cell table:style-name="ce10"/>
          <table:table-cell table:style-name="ce12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22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32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3];&quot;YES&quot;);[.A223];&quot;&quot;)" office:value-type="string" office:string-value="ü" calcext:value-type="string">
            <text:p>ü</text:p>
          </table:table-cell>
          <table:table-cell table:formula="of:=IF(AND(NOT(ISBLANK([.L223]));NOT(ISNA([.L223])));[.L223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FD</text:p>
          </table:table-cell>
          <table:table-cell table:number-columns-repeated="3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22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32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4];&quot;YES&quot;);[.A224];&quot;&quot;)" office:value-type="string" office:string-value="ý" calcext:value-type="string">
            <text:p>ý</text:p>
          </table:table-cell>
          <table:table-cell table:formula="of:=IF(AND(NOT(ISBLANK([.L224]));NOT(ISNA([.L224])));[.L224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FE</text:p>
          </table:table-cell>
          <table:table-cell table:number-columns-repeated="3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22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32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5];&quot;YES&quot;);[.A225];&quot;&quot;)" office:value-type="string" office:string-value="þ" calcext:value-type="string">
            <text:p>þ</text:p>
          </table:table-cell>
          <table:table-cell table:formula="of:=IF(AND(NOT(ISBLANK([.L225]));NOT(ISNA([.L225])));[.L225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0FF</text:p>
          </table:table-cell>
          <table:table-cell table:number-columns-repeated="3" table:style-name="ce8" office:value-type="string" calcext:value-type="string">
            <text:p>FF</text:p>
          </table:table-cell>
          <table:table-cell table:number-columns-repeated="2"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D8</text:p>
          </table:table-cell>
          <table:table-cell table:style-name="ce10"/>
          <table:table-cell table:style-name="ce12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22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32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6];&quot;YES&quot;);[.A226];&quot;&quot;)" office:value-type="string" office:string-value="ÿ" calcext:value-type="string">
            <text:p>ÿ</text:p>
          </table:table-cell>
          <table:table-cell table:formula="of:=IF(AND(NOT(ISBLANK([.L226]));NOT(ISNA([.L226])));[.L226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tless_i" xlink:type="simple">ı</text:a></text:p>
          </table:table-cell>
          <table:table-cell table:style-name="ce8" office:value-type="string" calcext:value-type="string">
            <text:p>U+0131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F5</text:p>
          </table:table-cell>
          <table:table-cell table:style-name="ce10"/>
          <table:table-cell table:style-name="ce12" table:formula="of:=IF(EXACT(&quot; &quot;;[.E2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32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7];&quot;YES&quot;);[.A227];&quot;&quot;)">
            <text:p/>
          </table:table-cell>
          <table:table-cell table:formula="of:=IF(AND(NOT(ISBLANK([.L227]));NOT(ISNA([.L227])));[.L2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8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E</text:p>
          </table:table-cell>
          <table:table-cell table:style-name="ce10"/>
          <table:table-cell table:style-name="ce12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F U+004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8];&quot;YES&quot;);[.A228];&quot;&quot;)" office:value-type="string" office:string-value="Œ" calcext:value-type="string">
            <text:p>Œ</text:p>
          </table:table-cell>
          <table:table-cell table:formula="of:=IF(AND(NOT(ISBLANK([.L228]));NOT(ISNA([.L228])));[.L228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9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0"/>
          <table:table-cell table:style-name="ce12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F U+006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9];&quot;YES&quot;);[.A229];&quot;&quot;)" office:value-type="string" office:string-value="œ" calcext:value-type="string">
            <text:p>œ</text:p>
          </table:table-cell>
          <table:table-cell table:formula="of:=IF(AND(NOT(ISBLANK([.L229]));NOT(ISNA([.L229])));[.L229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8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22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32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0];&quot;YES&quot;);[.A230];&quot;&quot;)" office:value-type="string" office:string-value="Š" calcext:value-type="string">
            <text:p>Š</text:p>
          </table:table-cell>
          <table:table-cell table:formula="of:=IF(AND(NOT(ISBLANK([.L230]));NOT(ISNA([.L230])));[.L230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9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22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32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1];&quot;YES&quot;);[.A231];&quot;&quot;)" office:value-type="string" office:string-value="š" calcext:value-type="string">
            <text:p>š</text:p>
          </table:table-cell>
          <table:table-cell table:formula="of:=IF(AND(NOT(ISBLANK([.L231]));NOT(ISNA([.L231])));[.L231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17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9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9</text:p>
          </table:table-cell>
          <table:table-cell table:style-name="ce10"/>
          <table:table-cell table:style-name="ce12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22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32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2];&quot;YES&quot;);[.A232];&quot;&quot;)" office:value-type="string" office:string-value="Ÿ" calcext:value-type="string">
            <text:p>Ÿ</text:p>
          </table:table-cell>
          <table:table-cell table:formula="of:=IF(AND(NOT(ISBLANK([.L232]));NOT(ISNA([.L232])));[.L232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8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22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32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3];&quot;YES&quot;);[.A233];&quot;&quot;)" office:value-type="string" office:string-value="Ž" calcext:value-type="string">
            <text:p>Ž</text:p>
          </table:table-cell>
          <table:table-cell table:formula="of:=IF(AND(NOT(ISBLANK([.L233]));NOT(ISNA([.L233])));[.L233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9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22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32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4];&quot;YES&quot;);[.A234];&quot;&quot;)" office:value-type="string" office:string-value="ž" calcext:value-type="string">
            <text:p>ž</text:p>
          </table:table-cell>
          <table:table-cell table:formula="of:=IF(AND(NOT(ISBLANK([.L234]));NOT(ISNA([.L234])));[.L234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Ƒ" xlink:type="simple">ƒ</text:a></text:p>
          </table:table-cell>
          <table:table-cell table:style-name="ce8" office:value-type="string" calcext:value-type="string">
            <text:p>U+01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2" table:style-name="ce8" office:value-type="string" calcext:value-type="string">
            <text:p>9F</text:p>
          </table:table-cell>
          <table:table-cell table:style-name="ce8" office:value-type="string" calcext:value-type="string">
            <text:p>C4</text:p>
          </table:table-cell>
          <table:table-cell table:style-name="ce10"/>
          <table:table-cell table:style-name="ce12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22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32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5];&quot;YES&quot;);[.A235];&quot;&quot;)" office:value-type="string" office:string-value="ƒ" calcext:value-type="string">
            <text:p>ƒ</text:p>
          </table:table-cell>
          <table:table-cell table:formula="of:=IF(AND(NOT(ISBLANK([.L235]));NOT(ISNA([.L235])));[.L235];&quot;&quot;)" office:value-type="string" office:string-value="ƒ" calcext:value-type="string">
            <text:p>ƒ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ˆ" xlink:type="simple">ˆ</text:a></text:p>
          </table:table-cell>
          <table:table-cell table:style-name="ce8" office:value-type="string" calcext:value-type="string">
            <text:p>U+02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6</text:p>
          </table:table-cell>
          <table:table-cell table:style-name="ce10"/>
          <table:table-cell table:style-name="ce12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2C6</text:p>
          </table:table-cell>
          <table:table-cell office:value-type="string" calcext:value-type="string">
            <text:p>ˆ</text:p>
          </table:table-cell>
          <table:table-cell table:style-name="ce32" table:formula="of:=IF(ISBLANK([.K236]);&quot;NOT ALLOWED&quot;; IF(EXACT([.K236];[.B2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6];&quot;YES&quot;);[.A236];&quot;&quot;)" office:value-type="string" office:string-value="ˆ" calcext:value-type="string">
            <text:p>ˆ</text:p>
          </table:table-cell>
          <table:table-cell table:formula="of:=IF(AND(NOT(ISBLANK([.L236]));NOT(ISNA([.L236])));[.L236];&quot;&quot;)" office:value-type="string" office:string-value="ˆ" calcext:value-type="string">
            <text:p>ˆ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ˇ" xlink:type="simple">ˇ</text:a></text:p>
          </table:table-cell>
          <table:table-cell table:style-name="ce8" office:value-type="string" calcext:value-type="string">
            <text:p>U+02C7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F</text:p>
          </table:table-cell>
          <table:table-cell table:style-name="ce10"/>
          <table:table-cell table:style-name="ce12" table:formula="of:=IF(EXACT(&quot; &quot;;[.E2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32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7];&quot;YES&quot;);[.A237];&quot;&quot;)">
            <text:p/>
          </table:table-cell>
          <table:table-cell table:formula="of:=IF(AND(NOT(ISBLANK([.L237]));NOT(ISNA([.L237])));[.L2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˘" xlink:type="simple">˘</text:a></text:p>
          </table:table-cell>
          <table:table-cell table:style-name="ce8" office:value-type="string" calcext:value-type="string">
            <text:p>U+02D8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10"/>
          <table:table-cell table:style-name="ce12" table:formula="of:=IF(EXACT(&quot; &quot;;[.E2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32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8];&quot;YES&quot;);[.A238];&quot;&quot;)">
            <text:p/>
          </table:table-cell>
          <table:table-cell table:formula="of:=IF(AND(NOT(ISBLANK([.L238]));NOT(ISNA([.L238])));[.L2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˙" xlink:type="simple">˙</text:a></text:p>
          </table:table-cell>
          <table:table-cell table:style-name="ce8" office:value-type="string" calcext:value-type="string">
            <text:p>U+02D9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A</text:p>
          </table:table-cell>
          <table:table-cell table:style-name="ce10"/>
          <table:table-cell table:style-name="ce12" table:formula="of:=IF(EXACT(&quot; &quot;;[.E2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32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9];&quot;YES&quot;);[.A239];&quot;&quot;)">
            <text:p/>
          </table:table-cell>
          <table:table-cell table:formula="of:=IF(AND(NOT(ISBLANK([.L239]));NOT(ISNA([.L239])));[.L2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˚" xlink:type="simple">˚</text:a></text:p>
          </table:table-cell>
          <table:table-cell table:style-name="ce8" office:value-type="string" calcext:value-type="string">
            <text:p>U+02D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0"/>
          <table:table-cell table:style-name="ce12" table:formula="of:=IF(EXACT(&quot; &quot;;[.E2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32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0];&quot;YES&quot;);[.A240];&quot;&quot;)">
            <text:p/>
          </table:table-cell>
          <table:table-cell table:formula="of:=IF(AND(NOT(ISBLANK([.L240]));NOT(ISNA([.L240])));[.L2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˛" xlink:type="simple">˛</text:a></text:p>
          </table:table-cell>
          <table:table-cell table:style-name="ce8" office:value-type="string" calcext:value-type="string">
            <text:p>U+02D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E</text:p>
          </table:table-cell>
          <table:table-cell table:style-name="ce10"/>
          <table:table-cell table:style-name="ce12" table:formula="of:=IF(EXACT(&quot; &quot;;[.E2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32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1];&quot;YES&quot;);[.A241];&quot;&quot;)">
            <text:p/>
          </table:table-cell>
          <table:table-cell table:formula="of:=IF(AND(NOT(ISBLANK([.L241]));NOT(ISNA([.L241])));[.L2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˜" xlink:type="simple">˜</text:a></text:p>
          </table:table-cell>
          <table:table-cell table:style-name="ce8" office:value-type="string" calcext:value-type="string">
            <text:p>U+02D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0"/>
          <table:table-cell table:style-name="ce12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2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42];&quot;YES&quot;);[.A242];&quot;&quot;)" office:value-type="string" office:string-value="˜" calcext:value-type="string">
            <text:p>˜</text:p>
          </table:table-cell>
          <table:table-cell table:formula="of:=IF(AND(NOT(ISBLANK([.L242]));NOT(ISNA([.L242])));[.L242];&quot;&quot;)" office:value-type="string" office:string-value=" ̃" calcext:value-type="string">
            <text:p><text:s/>̃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˝" xlink:type="simple">˝</text:a></text:p>
          </table:table-cell>
          <table:table-cell table:style-name="ce8" office:value-type="string" calcext:value-type="string">
            <text:p>U+02DD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D</text:p>
          </table:table-cell>
          <table:table-cell table:style-name="ce10"/>
          <table:table-cell table:style-name="ce12" table:formula="of:=IF(EXACT(&quot; &quot;;[.E2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32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3];&quot;YES&quot;);[.A243];&quot;&quot;)">
            <text:p/>
          </table:table-cell>
          <table:table-cell table:formula="of:=IF(AND(NOT(ISBLANK([.L243]));NOT(ISNA([.L243])));[.L24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Γ" xlink:type="simple">Γ</text:a></text:p>
          </table:table-cell>
          <table:table-cell table:style-name="ce8" office:value-type="string" calcext:value-type="string">
            <text:p>U+03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32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4];&quot;YES&quot;);[.A244];&quot;&quot;)">
            <text:p/>
          </table:table-cell>
          <table:table-cell table:formula="of:=IF(AND(NOT(ISBLANK([.L244]));NOT(ISNA([.L244])));[.L24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Θ" xlink:type="simple">Θ</text:a></text:p>
          </table:table-cell>
          <table:table-cell table:style-name="ce8" office:value-type="string" calcext:value-type="string">
            <text:p>U+039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32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5];&quot;YES&quot;);[.A245];&quot;&quot;)">
            <text:p/>
          </table:table-cell>
          <table:table-cell table:formula="of:=IF(AND(NOT(ISBLANK([.L245]));NOT(ISNA([.L245])));[.L24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A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32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6];&quot;YES&quot;);[.A246];&quot;&quot;)">
            <text:p/>
          </table:table-cell>
          <table:table-cell table:formula="of:=IF(AND(NOT(ISBLANK([.L246]));NOT(ISNA([.L246])));[.L2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A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32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7];&quot;YES&quot;);[.A247];&quot;&quot;)">
            <text:p/>
          </table:table-cell>
          <table:table-cell table:formula="of:=IF(AND(NOT(ISBLANK([.L247]));NOT(ISNA([.L247])));[.L24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Ω" xlink:type="simple">Ω</text:a></text:p>
          </table:table-cell>
          <table:table-cell table:style-name="ce8" office:value-type="string" calcext:value-type="string">
            <text:p>U+03A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10"/>
          <table:table-cell table:style-name="ce12" table:formula="of:=IF(EXACT(&quot; &quot;;[.E24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32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8];&quot;YES&quot;);[.A248];&quot;&quot;)">
            <text:p/>
          </table:table-cell>
          <table:table-cell table:formula="of:=IF(AND(NOT(ISBLANK([.L248]));NOT(ISNA([.L248])));[.L24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Α" xlink:type="simple">α</text:a></text:p>
          </table:table-cell>
          <table:table-cell table:style-name="ce8" office:value-type="string" calcext:value-type="string">
            <text:p>U+03B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32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9];&quot;YES&quot;);[.A249];&quot;&quot;)">
            <text:p/>
          </table:table-cell>
          <table:table-cell table:formula="of:=IF(AND(NOT(ISBLANK([.L249]));NOT(ISNA([.L249])));[.L24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Δ" xlink:type="simple">δ</text:a></text:p>
          </table:table-cell>
          <table:table-cell table:style-name="ce8" office:value-type="string" calcext:value-type="string">
            <text:p>U+03B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32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0];&quot;YES&quot;);[.A250];&quot;&quot;)">
            <text:p/>
          </table:table-cell>
          <table:table-cell table:formula="of:=IF(AND(NOT(ISBLANK([.L250]));NOT(ISNA([.L250])));[.L2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Ε" xlink:type="simple">ε</text:a></text:p>
          </table:table-cell>
          <table:table-cell table:style-name="ce8" office:value-type="string" calcext:value-type="string">
            <text:p>U+03B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32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1];&quot;YES&quot;);[.A251];&quot;&quot;)">
            <text:p/>
          </table:table-cell>
          <table:table-cell table:formula="of:=IF(AND(NOT(ISBLANK([.L251]));NOT(ISNA([.L251])));[.L25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Π" xlink:type="simple">π</text:a></text:p>
          </table:table-cell>
          <table:table-cell table:style-name="ce8" office:value-type="string" calcext:value-type="string">
            <text:p>U+03C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9</text:p>
          </table:table-cell>
          <table:table-cell table:style-name="ce10"/>
          <table:table-cell table:style-name="ce12" table:formula="of:=IF(EXACT(&quot; &quot;;[.E25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32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2];&quot;YES&quot;);[.A252];&quot;&quot;)">
            <text:p/>
          </table:table-cell>
          <table:table-cell table:formula="of:=IF(AND(NOT(ISBLANK([.L252]));NOT(ISNA([.L252])));[.L25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C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32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3];&quot;YES&quot;);[.A253];&quot;&quot;)">
            <text:p/>
          </table:table-cell>
          <table:table-cell table:formula="of:=IF(AND(NOT(ISBLANK([.L253]));NOT(ISNA([.L253])));[.L25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Τ" xlink:type="simple">τ</text:a></text:p>
          </table:table-cell>
          <table:table-cell table:style-name="ce8" office:value-type="string" calcext:value-type="string">
            <text:p>U+03C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32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4];&quot;YES&quot;);[.A254];&quot;&quot;)">
            <text:p/>
          </table:table-cell>
          <table:table-cell table:formula="of:=IF(AND(NOT(ISBLANK([.L254]));NOT(ISNA([.L254])));[.L25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C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32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5];&quot;YES&quot;);[.A255];&quot;&quot;)">
            <text:p/>
          </table:table-cell>
          <table:table-cell table:formula="of:=IF(AND(NOT(ISBLANK([.L255]));NOT(ISNA([.L255])));[.L25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–" xlink:type="simple">–</text:a></text:p>
          </table:table-cell>
          <table:table-cell table:style-name="ce8" office:value-type="string" calcext:value-type="string">
            <text:p>U+201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0"/>
          <table:table-cell table:style-name="ce12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32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6];&quot;YES&quot;);[.A256];&quot;&quot;)" office:value-type="string" office:string-value="–" calcext:value-type="string">
            <text:p>–</text:p>
          </table:table-cell>
          <table:table-cell table:formula="of:=IF(AND(NOT(ISBLANK([.L256]));NOT(ISNA([.L256])));[.L25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—" xlink:type="simple">—</text:a></text:p>
          </table:table-cell>
          <table:table-cell table:style-name="ce8" office:value-type="string" calcext:value-type="string">
            <text:p>U+201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0"/>
          <table:table-cell table:style-name="ce12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28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32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7];&quot;YES&quot;);[.A257];&quot;&quot;)" office:value-type="string" office:string-value="—" calcext:value-type="string">
            <text:p>—</text:p>
          </table:table-cell>
          <table:table-cell table:formula="of:=IF(AND(NOT(ISBLANK([.L257]));NOT(ISNA([.L257])));[.L257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‗" xlink:type="simple">‗</text:a></text:p>
          </table:table-cell>
          <table:table-cell table:style-name="ce8" office:value-type="string" calcext:value-type="string">
            <text:p>U+2017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32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8];&quot;YES&quot;);[.A258];&quot;&quot;)">
            <text:p/>
          </table:table-cell>
          <table:table-cell table:formula="of:=IF(AND(NOT(ISBLANK([.L258]));NOT(ISNA([.L258])));[.L25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‘" xlink:type="simple">‘</text:a></text:p>
          </table:table-cell>
          <table:table-cell table:style-name="ce8" office:value-type="string" calcext:value-type="string">
            <text:p>U+20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10"/>
          <table:table-cell table:style-name="ce12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32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9];&quot;YES&quot;);[.A259];&quot;&quot;)" office:value-type="string" office:string-value="‘" calcext:value-type="string">
            <text:p>‘</text:p>
          </table:table-cell>
          <table:table-cell table:formula="of:=IF(AND(NOT(ISBLANK([.L259]));NOT(ISNA([.L259])));[.L259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’" xlink:type="simple">’</text:a></text:p>
          </table:table-cell>
          <table:table-cell table:style-name="ce8" office:value-type="string" calcext:value-type="string">
            <text:p>U+201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10"/>
          <table:table-cell table:style-name="ce12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32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0];&quot;YES&quot;);[.A260];&quot;&quot;)" office:value-type="string" office:string-value="’" calcext:value-type="string">
            <text:p>’</text:p>
          </table:table-cell>
          <table:table-cell table:formula="of:=IF(AND(NOT(ISBLANK([.L260]));NOT(ISNA([.L260])));[.L26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‚" xlink:type="simple">‚</text:a></text:p>
          </table:table-cell>
          <table:table-cell table:style-name="ce8" office:value-type="string" calcext:value-type="string">
            <text:p>U+201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10"/>
          <table:table-cell table:style-name="ce12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28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32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1];&quot;YES&quot;);[.A261];&quot;&quot;)" office:value-type="string" office:string-value="‚" calcext:value-type="string">
            <text:p>‚</text:p>
          </table:table-cell>
          <table:table-cell table:formula="of:=IF(AND(NOT(ISBLANK([.L261]));NOT(ISNA([.L261])));[.L26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“" xlink:type="simple">“</text:a></text:p>
          </table:table-cell>
          <table:table-cell table:style-name="ce8" office:value-type="string" calcext:value-type="string">
            <text:p>U+201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10"/>
          <table:table-cell table:style-name="ce12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32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2];&quot;YES&quot;);[.A262];&quot;&quot;)" office:value-type="string" office:string-value="“" calcext:value-type="string">
            <text:p>“</text:p>
          </table:table-cell>
          <table:table-cell table:formula="of:=IF(AND(NOT(ISBLANK([.L262]));NOT(ISNA([.L262])));[.L26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”" xlink:type="simple">”</text:a></text:p>
          </table:table-cell>
          <table:table-cell table:style-name="ce8" office:value-type="string" calcext:value-type="string">
            <text:p>U+201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10"/>
          <table:table-cell table:style-name="ce12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32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3];&quot;YES&quot;);[.A263];&quot;&quot;)" office:value-type="string" office:string-value="”" calcext:value-type="string">
            <text:p>”</text:p>
          </table:table-cell>
          <table:table-cell table:formula="of:=IF(AND(NOT(ISBLANK([.L263]));NOT(ISNA([.L263])));[.L263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„" xlink:type="simple">„</text:a></text:p>
          </table:table-cell>
          <table:table-cell table:style-name="ce8" office:value-type="string" calcext:value-type="string">
            <text:p>U+201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0"/>
          <table:table-cell table:style-name="ce12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32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4];&quot;YES&quot;);[.A264];&quot;&quot;)" office:value-type="string" office:string-value="„" calcext:value-type="string">
            <text:p>„</text:p>
          </table:table-cell>
          <table:table-cell table:formula="of:=IF(AND(NOT(ISBLANK([.L264]));NOT(ISNA([.L264])));[.L264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†" xlink:type="simple">†</text:a></text:p>
          </table:table-cell>
          <table:table-cell table:style-name="ce8" office:value-type="string" calcext:value-type="string">
            <text:p>U+202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0</text:p>
          </table:table-cell>
          <table:table-cell table:style-name="ce10"/>
          <table:table-cell table:style-name="ce12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22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32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5];&quot;YES&quot;);[.A265];&quot;&quot;)" office:value-type="string" office:string-value="†" calcext:value-type="string">
            <text:p>†</text:p>
          </table:table-cell>
          <table:table-cell table:formula="of:=IF(AND(NOT(ISBLANK([.L265]));NOT(ISNA([.L265])));[.L265];&quot;&quot;)" office:value-type="string" office:string-value="†" calcext:value-type="string">
            <text:p>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‡" xlink:type="simple">‡</text:a></text:p>
          </table:table-cell>
          <table:table-cell table:style-name="ce8" office:value-type="string" calcext:value-type="string">
            <text:p>U+202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10"/>
          <table:table-cell table:style-name="ce12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22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32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6];&quot;YES&quot;);[.A266];&quot;&quot;)" office:value-type="string" office:string-value="‡" calcext:value-type="string">
            <text:p>‡</text:p>
          </table:table-cell>
          <table:table-cell table:formula="of:=IF(AND(NOT(ISBLANK([.L266]));NOT(ISNA([.L266])));[.L266];&quot;&quot;)" office:value-type="string" office:string-value="‡" calcext:value-type="string">
            <text:p>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•" xlink:type="simple">•</text:a></text:p>
          </table:table-cell>
          <table:table-cell table:style-name="ce8" office:value-type="string" calcext:value-type="string">
            <text:p>U+20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5</text:p>
          </table:table-cell>
          <table:table-cell table:style-name="ce10"/>
          <table:table-cell table:style-name="ce12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22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32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7];&quot;YES&quot;);[.A267];&quot;&quot;)" office:value-type="string" office:string-value="•" calcext:value-type="string">
            <text:p>•</text:p>
          </table:table-cell>
          <table:table-cell table:formula="of:=IF(AND(NOT(ISBLANK([.L267]));NOT(ISNA([.L267])));[.L267];&quot;&quot;)" office:value-type="string" office:string-value="•" calcext:value-type="string">
            <text:p>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…" xlink:type="simple">…</text:a></text:p>
          </table:table-cell>
          <table:table-cell table:style-name="ce8" office:value-type="string" calcext:value-type="string">
            <text:p>U+202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9</text:p>
          </table:table-cell>
          <table:table-cell table:style-name="ce10"/>
          <table:table-cell table:style-name="ce12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E U+002E U+002E</text:p>
          </table:table-cell>
          <table:table-cell table:style-name="ce30" office:value-type="string" calcext:value-type="string">
            <text:p>... </text:p>
          </table:table-cell>
          <table:table-cell table:style-name="ce32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68];&quot;YES&quot;);[.A268];&quot;&quot;)" office:value-type="string" office:string-value="…" calcext:value-type="string">
            <text:p>…</text:p>
          </table:table-cell>
          <table:table-cell table:formula="of:=IF(AND(NOT(ISBLANK([.L268]));NOT(ISNA([.L268])));[.L268];&quot;&quot;)" office:value-type="string" office:string-value="... " calcext:value-type="string">
            <text:p>...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‰" xlink:type="simple">‰</text:a></text:p>
          </table:table-cell>
          <table:table-cell table:style-name="ce8" office:value-type="string" calcext:value-type="string">
            <text:p>U+203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10"/>
          <table:table-cell table:style-name="ce12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22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32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9];&quot;YES&quot;);[.A269];&quot;&quot;)" office:value-type="string" office:string-value="‰" calcext:value-type="string">
            <text:p>‰</text:p>
          </table:table-cell>
          <table:table-cell table:formula="of:=IF(AND(NOT(ISBLANK([.L269]));NOT(ISNA([.L269])));[.L269];&quot;&quot;)" office:value-type="string" office:string-value="‰" calcext:value-type="string">
            <text:p>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‹" xlink:type="simple">‹</text:a></text:p>
          </table:table-cell>
          <table:table-cell table:style-name="ce8" office:value-type="string" calcext:value-type="string">
            <text:p>U+203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8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C</text:p>
          </table:table-cell>
          <table:table-cell table:style-name="ce10"/>
          <table:table-cell table:style-name="ce12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32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0];&quot;YES&quot;);[.A270];&quot;&quot;)" office:value-type="string" office:string-value="‹" calcext:value-type="string">
            <text:p>‹</text:p>
          </table:table-cell>
          <table:table-cell table:formula="of:=IF(AND(NOT(ISBLANK([.L270]));NOT(ISNA([.L270])));[.L27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›" xlink:type="simple">›</text:a></text:p>
          </table:table-cell>
          <table:table-cell table:style-name="ce8" office:value-type="string" calcext:value-type="string">
            <text:p>U+203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0"/>
          <table:table-cell table:style-name="ce12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32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1];&quot;YES&quot;);[.A271];&quot;&quot;)" office:value-type="string" office:string-value="›" calcext:value-type="string">
            <text:p>›</text:p>
          </table:table-cell>
          <table:table-cell table:formula="of:=IF(AND(NOT(ISBLANK([.L271]));NOT(ISNA([.L271])));[.L27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⁄" xlink:type="simple">⁄</text:a></text:p>
          </table:table-cell>
          <table:table-cell table:style-name="ce8" office:value-type="string" calcext:value-type="string">
            <text:p>U+2044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A</text:p>
          </table:table-cell>
          <table:table-cell table:style-name="ce10"/>
          <table:table-cell table:style-name="ce12" table:formula="of:=IF(EXACT(&quot; &quot;;[.E27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32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2];&quot;YES&quot;);[.A272];&quot;&quot;)">
            <text:p/>
          </table:table-cell>
          <table:table-cell table:formula="of:=IF(AND(NOT(ISBLANK([.L272]));NOT(ISNA([.L272])));[.L27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ⁿ" xlink:type="simple">ⁿ</text:a></text:p>
          </table:table-cell>
          <table:table-cell table:style-name="ce8" office:value-type="string" calcext:value-type="string">
            <text:p>U+207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32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3];&quot;YES&quot;);[.A273];&quot;&quot;)">
            <text:p/>
          </table:table-cell>
          <table:table-cell table:formula="of:=IF(AND(NOT(ISBLANK([.L273]));NOT(ISNA([.L273])));[.L27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₧" xlink:type="simple">₧</text:a></text:p>
          </table:table-cell>
          <table:table-cell table:style-name="ce8" office:value-type="string" calcext:value-type="string">
            <text:p>U+20A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32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4];&quot;YES&quot;);[.A274];&quot;&quot;)">
            <text:p/>
          </table:table-cell>
          <table:table-cell table:formula="of:=IF(AND(NOT(ISBLANK([.L274]));NOT(ISNA([.L274])));[.L27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uro_sign" xlink:type="simple">€</text:a></text:p>
          </table:table-cell>
          <table:table-cell table:style-name="ce8" office:value-type="string" calcext:value-type="string">
            <text:p>U+20A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B</text:p>
          </table:table-cell>
          <table:table-cell table:style-name="ce10"/>
          <table:table-cell table:style-name="ce12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22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32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75];&quot;YES&quot;);[.A275];&quot;&quot;)" office:value-type="string" office:string-value="€" calcext:value-type="string">
            <text:p>€</text:p>
          </table:table-cell>
          <table:table-cell table:formula="of:=IF(AND(NOT(ISBLANK([.L275]));NOT(ISNA([.L275])));[.L275];&quot;&quot;)" office:value-type="string" office:string-value="€" calcext:value-type="string">
            <text:p>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™" xlink:type="simple">™</text:a></text:p>
          </table:table-cell>
          <table:table-cell table:style-name="ce8" office:value-type="string" calcext:value-type="string">
            <text:p>U+21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A</text:p>
          </table:table-cell>
          <table:table-cell table:style-name="ce10"/>
          <table:table-cell table:style-name="ce12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54 U+004D</text:p>
          </table:table-cell>
          <table:table-cell table:style-name="ce27" office:value-type="string" calcext:value-type="string">
            <text:p>TM</text:p>
          </table:table-cell>
          <table:table-cell table:style-name="ce32" table:formula="of:=IF(ISBLANK([.K276]);&quot;NOT ALLOWED&quot;; IF(EXACT([.K276];[.B27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76];&quot;YES&quot;);[.A276];&quot;&quot;)" office:value-type="string" office:string-value="™" calcext:value-type="string">
            <text:p>™</text:p>
          </table:table-cell>
          <table:table-cell table:formula="of:=IF(AND(NOT(ISBLANK([.L276]));NOT(ISNA([.L276])));[.L276];&quot;&quot;)" office:value-type="string" office:string-value="TM" calcext:value-type="string">
            <text:p>T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∂" xlink:type="simple">∂</text:a></text:p>
          </table:table-cell>
          <table:table-cell table:style-name="ce8" office:value-type="string" calcext:value-type="string">
            <text:p>U+22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10"/>
          <table:table-cell table:style-name="ce12" table:formula="of:=IF(EXACT(&quot; &quot;;[.E27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32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7];&quot;YES&quot;);[.A277];&quot;&quot;)">
            <text:p/>
          </table:table-cell>
          <table:table-cell table:formula="of:=IF(AND(NOT(ISBLANK([.L277]));NOT(ISNA([.L277])));[.L27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elta_%28letter%29" xlink:type="simple">∆</text:a></text:p>
          </table:table-cell>
          <table:table-cell table:style-name="ce8" office:value-type="string" calcext:value-type="string">
            <text:p>U+2206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10"/>
          <table:table-cell table:style-name="ce12" table:formula="of:=IF(EXACT(&quot; &quot;;[.E27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32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8];&quot;YES&quot;);[.A278];&quot;&quot;)">
            <text:p/>
          </table:table-cell>
          <table:table-cell table:formula="of:=IF(AND(NOT(ISBLANK([.L278]));NOT(ISNA([.L278])));[.L27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∏" xlink:type="simple">∏</text:a></text:p>
          </table:table-cell>
          <table:table-cell table:style-name="ce8" office:value-type="string" calcext:value-type="string">
            <text:p>U+220F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0"/>
          <table:table-cell table:style-name="ce12" table:formula="of:=IF(EXACT(&quot; &quot;;[.E27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32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9];&quot;YES&quot;);[.A279];&quot;&quot;)">
            <text:p/>
          </table:table-cell>
          <table:table-cell table:formula="of:=IF(AND(NOT(ISBLANK([.L279]));NOT(ISNA([.L279])));[.L27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∑" xlink:type="simple">∑</text:a></text:p>
          </table:table-cell>
          <table:table-cell table:style-name="ce8" office:value-type="string" calcext:value-type="string">
            <text:p>U+221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10"/>
          <table:table-cell table:style-name="ce12" table:formula="of:=IF(EXACT(&quot; &quot;;[.E28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32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0];&quot;YES&quot;);[.A280];&quot;&quot;)">
            <text:p/>
          </table:table-cell>
          <table:table-cell table:formula="of:=IF(AND(NOT(ISBLANK([.L280]));NOT(ISNA([.L280])));[.L28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∙" xlink:type="simple">∙</text:a></text:p>
          </table:table-cell>
          <table:table-cell table:style-name="ce8" office:value-type="string" calcext:value-type="string">
            <text:p>U+221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32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1];&quot;YES&quot;);[.A281];&quot;&quot;)">
            <text:p/>
          </table:table-cell>
          <table:table-cell table:formula="of:=IF(AND(NOT(ISBLANK([.L281]));NOT(ISNA([.L281])));[.L28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√" xlink:type="simple">√</text:a></text:p>
          </table:table-cell>
          <table:table-cell table:style-name="ce8" office:value-type="string" calcext:value-type="string">
            <text:p>U+221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3</text:p>
          </table:table-cell>
          <table:table-cell table:style-name="ce10"/>
          <table:table-cell table:style-name="ce12" table:formula="of:=IF(EXACT(&quot; &quot;;[.E28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32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2];&quot;YES&quot;);[.A282];&quot;&quot;)">
            <text:p/>
          </table:table-cell>
          <table:table-cell table:formula="of:=IF(AND(NOT(ISBLANK([.L282]));NOT(ISNA([.L282])));[.L28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∞" xlink:type="simple">∞</text:a></text:p>
          </table:table-cell>
          <table:table-cell table:style-name="ce8" office:value-type="string" calcext:value-type="string">
            <text:p>U+221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0</text:p>
          </table:table-cell>
          <table:table-cell table:style-name="ce10"/>
          <table:table-cell table:style-name="ce12" table:formula="of:=IF(EXACT(&quot; &quot;;[.E28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32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3];&quot;YES&quot;);[.A283];&quot;&quot;)">
            <text:p/>
          </table:table-cell>
          <table:table-cell table:formula="of:=IF(AND(NOT(ISBLANK([.L283]));NOT(ISNA([.L283])));[.L28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∩" xlink:type="simple">∩</text:a></text:p>
          </table:table-cell>
          <table:table-cell table:style-name="ce8" office:value-type="string" calcext:value-type="string">
            <text:p>U+222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32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4];&quot;YES&quot;);[.A284];&quot;&quot;)">
            <text:p/>
          </table:table-cell>
          <table:table-cell table:formula="of:=IF(AND(NOT(ISBLANK([.L284]));NOT(ISNA([.L284])));[.L28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∫" xlink:type="simple">∫</text:a></text:p>
          </table:table-cell>
          <table:table-cell table:style-name="ce8" office:value-type="string" calcext:value-type="string">
            <text:p>U+222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A</text:p>
          </table:table-cell>
          <table:table-cell table:style-name="ce10"/>
          <table:table-cell table:style-name="ce12" table:formula="of:=IF(EXACT(&quot; &quot;;[.E28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32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5];&quot;YES&quot;);[.A285];&quot;&quot;)">
            <text:p/>
          </table:table-cell>
          <table:table-cell table:formula="of:=IF(AND(NOT(ISBLANK([.L285]));NOT(ISNA([.L285])));[.L28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≈" xlink:type="simple">≈</text:a></text:p>
          </table:table-cell>
          <table:table-cell table:style-name="ce8" office:value-type="string" calcext:value-type="string">
            <text:p>U+224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5</text:p>
          </table:table-cell>
          <table:table-cell table:style-name="ce10"/>
          <table:table-cell table:style-name="ce12" table:formula="of:=IF(EXACT(&quot; &quot;;[.E28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32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6];&quot;YES&quot;);[.A286];&quot;&quot;)">
            <text:p/>
          </table:table-cell>
          <table:table-cell table:formula="of:=IF(AND(NOT(ISBLANK([.L286]));NOT(ISNA([.L286])));[.L28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≠" xlink:type="simple">≠</text:a></text:p>
          </table:table-cell>
          <table:table-cell table:style-name="ce8" office:value-type="string" calcext:value-type="string">
            <text:p>U+2260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AD</text:p>
          </table:table-cell>
          <table:table-cell table:style-name="ce10"/>
          <table:table-cell table:style-name="ce12" table:formula="of:=IF(EXACT(&quot; &quot;;[.E28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32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7];&quot;YES&quot;);[.A287];&quot;&quot;)">
            <text:p/>
          </table:table-cell>
          <table:table-cell table:formula="of:=IF(AND(NOT(ISBLANK([.L287]));NOT(ISNA([.L287])));[.L28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riple_bar" xlink:type="simple">≡</text:a></text:p>
          </table:table-cell>
          <table:table-cell table:style-name="ce8" office:value-type="string" calcext:value-type="string">
            <text:p>U+22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32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8];&quot;YES&quot;);[.A288];&quot;&quot;)">
            <text:p/>
          </table:table-cell>
          <table:table-cell table:formula="of:=IF(AND(NOT(ISBLANK([.L288]));NOT(ISNA([.L288])));[.L28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nequality_%28mathematics%29" xlink:type="simple">≤</text:a></text:p>
          </table:table-cell>
          <table:table-cell table:style-name="ce8" office:value-type="string" calcext:value-type="string">
            <text:p>U+22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2</text:p>
          </table:table-cell>
          <table:table-cell table:style-name="ce10"/>
          <table:table-cell table:style-name="ce12" table:formula="of:=IF(EXACT(&quot; &quot;;[.E28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32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9];&quot;YES&quot;);[.A289];&quot;&quot;)">
            <text:p/>
          </table:table-cell>
          <table:table-cell table:formula="of:=IF(AND(NOT(ISBLANK([.L289]));NOT(ISNA([.L289])));[.L28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≥" xlink:type="simple">≥</text:a></text:p>
          </table:table-cell>
          <table:table-cell table:style-name="ce8" office:value-type="string" calcext:value-type="string">
            <text:p>U+22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3</text:p>
          </table:table-cell>
          <table:table-cell table:style-name="ce10"/>
          <table:table-cell table:style-name="ce12" table:formula="of:=IF(EXACT(&quot; &quot;;[.E29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32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0];&quot;YES&quot;);[.A290];&quot;&quot;)">
            <text:p/>
          </table:table-cell>
          <table:table-cell table:formula="of:=IF(AND(NOT(ISBLANK([.L290]));NOT(ISNA([.L290])));[.L29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⌐" xlink:type="simple">⌐</text:a></text:p>
          </table:table-cell>
          <table:table-cell table:style-name="ce8" office:value-type="string" calcext:value-type="string">
            <text:p>U+23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32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1];&quot;YES&quot;);[.A291];&quot;&quot;)">
            <text:p/>
          </table:table-cell>
          <table:table-cell table:formula="of:=IF(AND(NOT(ISBLANK([.L291]));NOT(ISNA([.L291])));[.L29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⌠" xlink:type="simple">⌠</text:a></text:p>
          </table:table-cell>
          <table:table-cell table:style-name="ce8" office:value-type="string" calcext:value-type="string">
            <text:p>U+232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32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2];&quot;YES&quot;);[.A292];&quot;&quot;)">
            <text:p/>
          </table:table-cell>
          <table:table-cell table:formula="of:=IF(AND(NOT(ISBLANK([.L292]));NOT(ISNA([.L292])));[.L29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⌡" xlink:type="simple">⌡</text:a></text:p>
          </table:table-cell>
          <table:table-cell table:style-name="ce8" office:value-type="string" calcext:value-type="string">
            <text:p>U+232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32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3];&quot;YES&quot;);[.A293];&quot;&quot;)">
            <text:p/>
          </table:table-cell>
          <table:table-cell table:formula="of:=IF(AND(NOT(ISBLANK([.L293]));NOT(ISNA([.L293])));[.L29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─" xlink:type="simple">─</text:a></text:p>
          </table:table-cell>
          <table:table-cell table:style-name="ce8" office:value-type="string" calcext:value-type="string">
            <text:p>U+250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32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4];&quot;YES&quot;);[.A294];&quot;&quot;)">
            <text:p/>
          </table:table-cell>
          <table:table-cell table:formula="of:=IF(AND(NOT(ISBLANK([.L294]));NOT(ISNA([.L294])));[.L29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│" xlink:type="simple">│</text:a></text:p>
          </table:table-cell>
          <table:table-cell table:style-name="ce8" office:value-type="string" calcext:value-type="string">
            <text:p>U+250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32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5];&quot;YES&quot;);[.A295];&quot;&quot;)">
            <text:p/>
          </table:table-cell>
          <table:table-cell table:formula="of:=IF(AND(NOT(ISBLANK([.L295]));NOT(ISNA([.L295])));[.L29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┌" xlink:type="simple">┌</text:a></text:p>
          </table:table-cell>
          <table:table-cell table:style-name="ce8" office:value-type="string" calcext:value-type="string">
            <text:p>U+250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32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6];&quot;YES&quot;);[.A296];&quot;&quot;)">
            <text:p/>
          </table:table-cell>
          <table:table-cell table:formula="of:=IF(AND(NOT(ISBLANK([.L296]));NOT(ISNA([.L296])));[.L29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┐" xlink:type="simple">┐</text:a></text:p>
          </table:table-cell>
          <table:table-cell table:style-name="ce8" office:value-type="string" calcext:value-type="string">
            <text:p>U+25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32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7];&quot;YES&quot;);[.A297];&quot;&quot;)">
            <text:p/>
          </table:table-cell>
          <table:table-cell table:formula="of:=IF(AND(NOT(ISBLANK([.L297]));NOT(ISNA([.L297])));[.L29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└" xlink:type="simple">└</text:a></text:p>
          </table:table-cell>
          <table:table-cell table:style-name="ce8" office:value-type="string" calcext:value-type="string">
            <text:p>U+251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32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8];&quot;YES&quot;);[.A298];&quot;&quot;)">
            <text:p/>
          </table:table-cell>
          <table:table-cell table:formula="of:=IF(AND(NOT(ISBLANK([.L298]));NOT(ISNA([.L298])));[.L29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┘" xlink:type="simple">┘</text:a></text:p>
          </table:table-cell>
          <table:table-cell table:style-name="ce8" office:value-type="string" calcext:value-type="string">
            <text:p>U+251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32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9];&quot;YES&quot;);[.A299];&quot;&quot;)">
            <text:p/>
          </table:table-cell>
          <table:table-cell table:formula="of:=IF(AND(NOT(ISBLANK([.L299]));NOT(ISNA([.L299])));[.L29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├" xlink:type="simple">├</text:a></text:p>
          </table:table-cell>
          <table:table-cell table:style-name="ce8" office:value-type="string" calcext:value-type="string">
            <text:p>U+251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32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0];&quot;YES&quot;);[.A300];&quot;&quot;)">
            <text:p/>
          </table:table-cell>
          <table:table-cell table:formula="of:=IF(AND(NOT(ISBLANK([.L300]));NOT(ISNA([.L300])));[.L30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┤" xlink:type="simple">┤</text:a></text:p>
          </table:table-cell>
          <table:table-cell table:style-name="ce8" office:value-type="string" calcext:value-type="string">
            <text:p>U+252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32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1];&quot;YES&quot;);[.A301];&quot;&quot;)">
            <text:p/>
          </table:table-cell>
          <table:table-cell table:formula="of:=IF(AND(NOT(ISBLANK([.L301]));NOT(ISNA([.L301])));[.L30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┬" xlink:type="simple">┬</text:a></text:p>
          </table:table-cell>
          <table:table-cell table:style-name="ce8" office:value-type="string" calcext:value-type="string">
            <text:p>U+252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32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2];&quot;YES&quot;);[.A302];&quot;&quot;)">
            <text:p/>
          </table:table-cell>
          <table:table-cell table:formula="of:=IF(AND(NOT(ISBLANK([.L302]));NOT(ISNA([.L302])));[.L30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┴" xlink:type="simple">┴</text:a></text:p>
          </table:table-cell>
          <table:table-cell table:style-name="ce8" office:value-type="string" calcext:value-type="string">
            <text:p>U+253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32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3];&quot;YES&quot;);[.A303];&quot;&quot;)">
            <text:p/>
          </table:table-cell>
          <table:table-cell table:formula="of:=IF(AND(NOT(ISBLANK([.L303]));NOT(ISNA([.L303])));[.L30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┼" xlink:type="simple">┼</text:a></text:p>
          </table:table-cell>
          <table:table-cell table:style-name="ce8" office:value-type="string" calcext:value-type="string">
            <text:p>U+253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5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32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4];&quot;YES&quot;);[.A304];&quot;&quot;)">
            <text:p/>
          </table:table-cell>
          <table:table-cell table:formula="of:=IF(AND(NOT(ISBLANK([.L304]));NOT(ISNA([.L304])));[.L30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═" xlink:type="simple">═</text:a></text:p>
          </table:table-cell>
          <table:table-cell table:style-name="ce8" office:value-type="string" calcext:value-type="string">
            <text:p>U+255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32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5];&quot;YES&quot;);[.A305];&quot;&quot;)">
            <text:p/>
          </table:table-cell>
          <table:table-cell table:formula="of:=IF(AND(NOT(ISBLANK([.L305]));NOT(ISNA([.L305])));[.L30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║" xlink:type="simple">║</text:a></text:p>
          </table:table-cell>
          <table:table-cell table:style-name="ce8" office:value-type="string" calcext:value-type="string">
            <text:p>U+255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32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6];&quot;YES&quot;);[.A306];&quot;&quot;)">
            <text:p/>
          </table:table-cell>
          <table:table-cell table:formula="of:=IF(AND(NOT(ISBLANK([.L306]));NOT(ISNA([.L306])));[.L30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╒" xlink:type="simple">╒</text:a></text:p>
          </table:table-cell>
          <table:table-cell table:style-name="ce8" office:value-type="string" calcext:value-type="string">
            <text:p>U+255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32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7];&quot;YES&quot;);[.A307];&quot;&quot;)">
            <text:p/>
          </table:table-cell>
          <table:table-cell table:formula="of:=IF(AND(NOT(ISBLANK([.L307]));NOT(ISNA([.L307])));[.L30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╓" xlink:type="simple">╓</text:a></text:p>
          </table:table-cell>
          <table:table-cell table:style-name="ce8" office:value-type="string" calcext:value-type="string">
            <text:p>U+255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32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8];&quot;YES&quot;);[.A308];&quot;&quot;)">
            <text:p/>
          </table:table-cell>
          <table:table-cell table:formula="of:=IF(AND(NOT(ISBLANK([.L308]));NOT(ISNA([.L308])));[.L30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╔" xlink:type="simple">╔</text:a></text:p>
          </table:table-cell>
          <table:table-cell table:style-name="ce8" office:value-type="string" calcext:value-type="string">
            <text:p>U+255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32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9];&quot;YES&quot;);[.A309];&quot;&quot;)">
            <text:p/>
          </table:table-cell>
          <table:table-cell table:formula="of:=IF(AND(NOT(ISBLANK([.L309]));NOT(ISNA([.L309])));[.L30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╕" xlink:type="simple">╕</text:a></text:p>
          </table:table-cell>
          <table:table-cell table:style-name="ce8" office:value-type="string" calcext:value-type="string">
            <text:p>U+255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32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0];&quot;YES&quot;);[.A310];&quot;&quot;)">
            <text:p/>
          </table:table-cell>
          <table:table-cell table:formula="of:=IF(AND(NOT(ISBLANK([.L310]));NOT(ISNA([.L310])));[.L31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╖" xlink:type="simple">╖</text:a></text:p>
          </table:table-cell>
          <table:table-cell table:style-name="ce8" office:value-type="string" calcext:value-type="string">
            <text:p>U+255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32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1];&quot;YES&quot;);[.A311];&quot;&quot;)">
            <text:p/>
          </table:table-cell>
          <table:table-cell table:formula="of:=IF(AND(NOT(ISBLANK([.L311]));NOT(ISNA([.L311])));[.L31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╗" xlink:type="simple">╗</text:a></text:p>
          </table:table-cell>
          <table:table-cell table:style-name="ce8" office:value-type="string" calcext:value-type="string">
            <text:p>U+2557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32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2];&quot;YES&quot;);[.A312];&quot;&quot;)">
            <text:p/>
          </table:table-cell>
          <table:table-cell table:formula="of:=IF(AND(NOT(ISBLANK([.L312]));NOT(ISNA([.L312])));[.L31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╘" xlink:type="simple">╘</text:a></text:p>
          </table:table-cell>
          <table:table-cell table:style-name="ce8" office:value-type="string" calcext:value-type="string">
            <text:p>U+255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32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3];&quot;YES&quot;);[.A313];&quot;&quot;)">
            <text:p/>
          </table:table-cell>
          <table:table-cell table:formula="of:=IF(AND(NOT(ISBLANK([.L313]));NOT(ISNA([.L313])));[.L31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╙" xlink:type="simple">╙</text:a></text:p>
          </table:table-cell>
          <table:table-cell table:style-name="ce8" office:value-type="string" calcext:value-type="string">
            <text:p>U+255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32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4];&quot;YES&quot;);[.A314];&quot;&quot;)">
            <text:p/>
          </table:table-cell>
          <table:table-cell table:formula="of:=IF(AND(NOT(ISBLANK([.L314]));NOT(ISNA([.L314])));[.L31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╚" xlink:type="simple">╚</text:a></text:p>
          </table:table-cell>
          <table:table-cell table:style-name="ce8" office:value-type="string" calcext:value-type="string">
            <text:p>U+255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32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5];&quot;YES&quot;);[.A315];&quot;&quot;)">
            <text:p/>
          </table:table-cell>
          <table:table-cell table:formula="of:=IF(AND(NOT(ISBLANK([.L315]));NOT(ISNA([.L315])));[.L31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╛" xlink:type="simple">╛</text:a></text:p>
          </table:table-cell>
          <table:table-cell table:style-name="ce8" office:value-type="string" calcext:value-type="string">
            <text:p>U+255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32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6];&quot;YES&quot;);[.A316];&quot;&quot;)">
            <text:p/>
          </table:table-cell>
          <table:table-cell table:formula="of:=IF(AND(NOT(ISBLANK([.L316]));NOT(ISNA([.L316])));[.L31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╜" xlink:type="simple">╜</text:a></text:p>
          </table:table-cell>
          <table:table-cell table:style-name="ce8" office:value-type="string" calcext:value-type="string">
            <text:p>U+255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32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7];&quot;YES&quot;);[.A317];&quot;&quot;)">
            <text:p/>
          </table:table-cell>
          <table:table-cell table:formula="of:=IF(AND(NOT(ISBLANK([.L317]));NOT(ISNA([.L317])));[.L31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╝" xlink:type="simple">╝</text:a></text:p>
          </table:table-cell>
          <table:table-cell table:style-name="ce8" office:value-type="string" calcext:value-type="string">
            <text:p>U+255D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32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8];&quot;YES&quot;);[.A318];&quot;&quot;)">
            <text:p/>
          </table:table-cell>
          <table:table-cell table:formula="of:=IF(AND(NOT(ISBLANK([.L318]));NOT(ISNA([.L318])));[.L31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╞" xlink:type="simple">╞</text:a></text:p>
          </table:table-cell>
          <table:table-cell table:style-name="ce8" office:value-type="string" calcext:value-type="string">
            <text:p>U+255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32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9];&quot;YES&quot;);[.A319];&quot;&quot;)">
            <text:p/>
          </table:table-cell>
          <table:table-cell table:formula="of:=IF(AND(NOT(ISBLANK([.L319]));NOT(ISNA([.L319])));[.L31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╟" xlink:type="simple">╟</text:a></text:p>
          </table:table-cell>
          <table:table-cell table:style-name="ce8" office:value-type="string" calcext:value-type="string">
            <text:p>U+255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32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0];&quot;YES&quot;);[.A320];&quot;&quot;)">
            <text:p/>
          </table:table-cell>
          <table:table-cell table:formula="of:=IF(AND(NOT(ISBLANK([.L320]));NOT(ISNA([.L320])));[.L32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╠" xlink:type="simple">╠</text:a></text:p>
          </table:table-cell>
          <table:table-cell table:style-name="ce8" office:value-type="string" calcext:value-type="string">
            <text:p>U+256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32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1];&quot;YES&quot;);[.A321];&quot;&quot;)">
            <text:p/>
          </table:table-cell>
          <table:table-cell table:formula="of:=IF(AND(NOT(ISBLANK([.L321]));NOT(ISNA([.L321])));[.L32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╡" xlink:type="simple">╡</text:a></text:p>
          </table:table-cell>
          <table:table-cell table:style-name="ce8" office:value-type="string" calcext:value-type="string">
            <text:p>U+25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32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2];&quot;YES&quot;);[.A322];&quot;&quot;)">
            <text:p/>
          </table:table-cell>
          <table:table-cell table:formula="of:=IF(AND(NOT(ISBLANK([.L322]));NOT(ISNA([.L322])));[.L32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╢" xlink:type="simple">╢</text:a></text:p>
          </table:table-cell>
          <table:table-cell table:style-name="ce8" office:value-type="string" calcext:value-type="string">
            <text:p>U+256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32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3];&quot;YES&quot;);[.A323];&quot;&quot;)">
            <text:p/>
          </table:table-cell>
          <table:table-cell table:formula="of:=IF(AND(NOT(ISBLANK([.L323]));NOT(ISNA([.L323])));[.L32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╣" xlink:type="simple">╣</text:a></text:p>
          </table:table-cell>
          <table:table-cell table:style-name="ce8" office:value-type="string" calcext:value-type="string">
            <text:p>U+256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32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4];&quot;YES&quot;);[.A324];&quot;&quot;)">
            <text:p/>
          </table:table-cell>
          <table:table-cell table:formula="of:=IF(AND(NOT(ISBLANK([.L324]));NOT(ISNA([.L324])));[.L32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╤" xlink:type="simple">╤</text:a></text:p>
          </table:table-cell>
          <table:table-cell table:style-name="ce8" office:value-type="string" calcext:value-type="string">
            <text:p>U+25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32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5];&quot;YES&quot;);[.A325];&quot;&quot;)">
            <text:p/>
          </table:table-cell>
          <table:table-cell table:formula="of:=IF(AND(NOT(ISBLANK([.L325]));NOT(ISNA([.L325])));[.L32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╥" xlink:type="simple">╥</text:a></text:p>
          </table:table-cell>
          <table:table-cell table:style-name="ce8" office:value-type="string" calcext:value-type="string">
            <text:p>U+25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32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6];&quot;YES&quot;);[.A326];&quot;&quot;)">
            <text:p/>
          </table:table-cell>
          <table:table-cell table:formula="of:=IF(AND(NOT(ISBLANK([.L326]));NOT(ISNA([.L326])));[.L32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╦" xlink:type="simple">╦</text:a></text:p>
          </table:table-cell>
          <table:table-cell table:style-name="ce8" office:value-type="string" calcext:value-type="string">
            <text:p>U+2566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32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7];&quot;YES&quot;);[.A327];&quot;&quot;)">
            <text:p/>
          </table:table-cell>
          <table:table-cell table:formula="of:=IF(AND(NOT(ISBLANK([.L327]));NOT(ISNA([.L327])));[.L3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╧" xlink:type="simple">╧</text:a></text:p>
          </table:table-cell>
          <table:table-cell table:style-name="ce8" office:value-type="string" calcext:value-type="string">
            <text:p>U+256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32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8];&quot;YES&quot;);[.A328];&quot;&quot;)">
            <text:p/>
          </table:table-cell>
          <table:table-cell table:formula="of:=IF(AND(NOT(ISBLANK([.L328]));NOT(ISNA([.L328])));[.L32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╨" xlink:type="simple">╨</text:a></text:p>
          </table:table-cell>
          <table:table-cell table:style-name="ce8" office:value-type="string" calcext:value-type="string">
            <text:p>U+256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32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9];&quot;YES&quot;);[.A329];&quot;&quot;)">
            <text:p/>
          </table:table-cell>
          <table:table-cell table:formula="of:=IF(AND(NOT(ISBLANK([.L329]));NOT(ISNA([.L329])));[.L32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╩" xlink:type="simple">╩</text:a></text:p>
          </table:table-cell>
          <table:table-cell table:style-name="ce8" office:value-type="string" calcext:value-type="string">
            <text:p>U+2569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32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0];&quot;YES&quot;);[.A330];&quot;&quot;)">
            <text:p/>
          </table:table-cell>
          <table:table-cell table:formula="of:=IF(AND(NOT(ISBLANK([.L330]));NOT(ISNA([.L330])));[.L3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╪" xlink:type="simple">╪</text:a></text:p>
          </table:table-cell>
          <table:table-cell table:style-name="ce8" office:value-type="string" calcext:value-type="string">
            <text:p>U+256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32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1];&quot;YES&quot;);[.A331];&quot;&quot;)">
            <text:p/>
          </table:table-cell>
          <table:table-cell table:formula="of:=IF(AND(NOT(ISBLANK([.L331]));NOT(ISNA([.L331])));[.L33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╫" xlink:type="simple">╫</text:a></text:p>
          </table:table-cell>
          <table:table-cell table:style-name="ce8" office:value-type="string" calcext:value-type="string">
            <text:p>U+256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32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2];&quot;YES&quot;);[.A332];&quot;&quot;)">
            <text:p/>
          </table:table-cell>
          <table:table-cell table:formula="of:=IF(AND(NOT(ISBLANK([.L332]));NOT(ISNA([.L332])));[.L33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╬" xlink:type="simple">╬</text:a></text:p>
          </table:table-cell>
          <table:table-cell table:style-name="ce8" office:value-type="string" calcext:value-type="string">
            <text:p>U+256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32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3];&quot;YES&quot;);[.A333];&quot;&quot;)">
            <text:p/>
          </table:table-cell>
          <table:table-cell table:formula="of:=IF(AND(NOT(ISBLANK([.L333]));NOT(ISNA([.L333])));[.L33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▀" xlink:type="simple">▀</text:a></text:p>
          </table:table-cell>
          <table:table-cell table:style-name="ce8" office:value-type="string" calcext:value-type="string">
            <text:p>U+258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32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4];&quot;YES&quot;);[.A334];&quot;&quot;)">
            <text:p/>
          </table:table-cell>
          <table:table-cell table:formula="of:=IF(AND(NOT(ISBLANK([.L334]));NOT(ISNA([.L334])));[.L3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▄" xlink:type="simple">▄</text:a></text:p>
          </table:table-cell>
          <table:table-cell table:style-name="ce8" office:value-type="string" calcext:value-type="string">
            <text:p>U+258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32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5];&quot;YES&quot;);[.A335];&quot;&quot;)">
            <text:p/>
          </table:table-cell>
          <table:table-cell table:formula="of:=IF(AND(NOT(ISBLANK([.L335]));NOT(ISNA([.L335])));[.L33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█" xlink:type="simple">█</text:a></text:p>
          </table:table-cell>
          <table:table-cell table:style-name="ce8" office:value-type="string" calcext:value-type="string">
            <text:p>U+258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32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6];&quot;YES&quot;);[.A336];&quot;&quot;)">
            <text:p/>
          </table:table-cell>
          <table:table-cell table:formula="of:=IF(AND(NOT(ISBLANK([.L336]));NOT(ISNA([.L336])));[.L33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▌" xlink:type="simple">▌</text:a></text:p>
          </table:table-cell>
          <table:table-cell table:style-name="ce8" office:value-type="string" calcext:value-type="string">
            <text:p>U+258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32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7];&quot;YES&quot;);[.A337];&quot;&quot;)">
            <text:p/>
          </table:table-cell>
          <table:table-cell table:formula="of:=IF(AND(NOT(ISBLANK([.L337]));NOT(ISNA([.L337])));[.L3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▐" xlink:type="simple">▐</text:a></text:p>
          </table:table-cell>
          <table:table-cell table:style-name="ce8" office:value-type="string" calcext:value-type="string">
            <text:p>U+259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32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8];&quot;YES&quot;);[.A338];&quot;&quot;)">
            <text:p/>
          </table:table-cell>
          <table:table-cell table:formula="of:=IF(AND(NOT(ISBLANK([.L338]));NOT(ISNA([.L338])));[.L3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░" xlink:type="simple">░</text:a></text:p>
          </table:table-cell>
          <table:table-cell table:style-name="ce8" office:value-type="string" calcext:value-type="string">
            <text:p>U+259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32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9];&quot;YES&quot;);[.A339];&quot;&quot;)">
            <text:p/>
          </table:table-cell>
          <table:table-cell table:formula="of:=IF(AND(NOT(ISBLANK([.L339]));NOT(ISNA([.L339])));[.L3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▒" xlink:type="simple">▒</text:a></text:p>
          </table:table-cell>
          <table:table-cell table:style-name="ce8" office:value-type="string" calcext:value-type="string">
            <text:p>U+259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32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0];&quot;YES&quot;);[.A340];&quot;&quot;)">
            <text:p/>
          </table:table-cell>
          <table:table-cell table:formula="of:=IF(AND(NOT(ISBLANK([.L340]));NOT(ISNA([.L340])));[.L3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▓" xlink:type="simple">▓</text:a></text:p>
          </table:table-cell>
          <table:table-cell table:style-name="ce8" office:value-type="string" calcext:value-type="string">
            <text:p>U+25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32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1];&quot;YES&quot;);[.A341];&quot;&quot;)">
            <text:p/>
          </table:table-cell>
          <table:table-cell table:formula="of:=IF(AND(NOT(ISBLANK([.L341]));NOT(ISNA([.L341])));[.L3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■" xlink:type="simple">■</text:a></text:p>
          </table:table-cell>
          <table:table-cell table:style-name="ce8" office:value-type="string" calcext:value-type="string">
            <text:p>U+25A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32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2];&quot;YES&quot;);[.A342];&quot;&quot;)">
            <text:p/>
          </table:table-cell>
          <table:table-cell table:formula="of:=IF(AND(NOT(ISBLANK([.L342]));NOT(ISNA([.L342])));[.L34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lt_code" xlink:type="simple">◊</text:a></text:p>
          </table:table-cell>
          <table:table-cell table:style-name="ce8" office:value-type="string" calcext:value-type="string">
            <text:p>U+25C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10"/>
          <table:table-cell table:style-name="ce12" table:formula="of:=IF(EXACT(&quot; &quot;;[.E3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32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3];&quot;YES&quot;);[.A343];&quot;&quot;)">
            <text:p/>
          </table:table-cell>
          <table:table-cell table:formula="of:=IF(AND(NOT(ISBLANK([.L343]));NOT(ISNA([.L343])));[.L343];&quot;&quot;)">
            <text:p/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<text:a xlink:href="http://en.wikipedia.org/wiki/ﬁ" xlink:type="simple">ﬁ</text:a></text:p>
          </table:table-cell>
          <table:table-cell table:style-name="ce8" office:value-type="string" calcext:value-type="string">
            <text:p>U+FB0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9</text:p>
          </table:table-cell>
          <table:table-cell table:style-name="ce31" office:value-type="string" calcext:value-type="string">
            <text:p>f‌i</text:p>
          </table:table-cell>
          <table:table-cell table:style-name="ce32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4];&quot;YES&quot;);[.A344];&quot;&quot;)" office:value-type="string" office:string-value="ﬁ" calcext:value-type="string">
            <text:p>ﬁ</text:p>
          </table:table-cell>
          <table:table-cell table:formula="of:=IF(AND(NOT(ISBLANK([.L344]));NOT(ISNA([.L344])));[.L344];&quot;&quot;)" office:value-type="string" office:string-value="f‌i" calcext:value-type="string">
            <text:p>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ﬂ" xlink:type="simple">ﬂ</text:a></text:p>
          </table:table-cell>
          <table:table-cell table:style-name="ce8" office:value-type="string" calcext:value-type="string">
            <text:p>U+FB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F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C</text:p>
          </table:table-cell>
          <table:table-cell table:style-name="ce31" office:value-type="string" calcext:value-type="string">
            <text:p>f‌l</text:p>
          </table:table-cell>
          <table:table-cell table:style-name="ce32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5];&quot;YES&quot;);[.A345];&quot;&quot;)" office:value-type="string" office:string-value="ﬂ" calcext:value-type="string">
            <text:p>ﬂ</text:p>
          </table:table-cell>
          <table:table-cell table:formula="of:=IF(AND(NOT(ISBLANK([.L345]));NOT(ISNA([.L345])));[.L345];&quot;&quot;)" office:value-type="string" office:string-value="f‌l" calcext:value-type="string">
            <text:p>f‌l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6];&quot;YES&quot;);[.A346];&quot;&quot;)">
            <text:p/>
          </table:table-cell>
          <table:table-cell table:formula="of:=IF(AND(NOT(ISBLANK([.L346]));NOT(ISNA([.L346])));[.L3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ﬀ</text:p>
          </table:table-cell>
          <table:table-cell table:style-name="ce8" office:value-type="string" calcext:value-type="string">
            <text:p>U+FB00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</text:p>
          </table:table-cell>
          <table:table-cell table:style-name="ce31" office:value-type="string" calcext:value-type="string">
            <text:p>f‌f</text:p>
          </table:table-cell>
          <table:table-cell table:style-name="ce32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7];&quot;YES&quot;);[.A347];&quot;&quot;)" office:value-type="string" office:string-value="ﬀ" calcext:value-type="string">
            <text:p>ﬀ</text:p>
          </table:table-cell>
          <table:table-cell table:formula="of:=IF(AND(NOT(ISBLANK([.L347]));NOT(ISNA([.L347])));[.L347];&quot;&quot;)" office:value-type="string" office:string-value="f‌f" calcext:value-type="string">
            <text:p>f‌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ﬃ</text:p>
          </table:table-cell>
          <table:table-cell table:style-name="ce8" office:value-type="string" calcext:value-type="string">
            <text:p>U+FB03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9</text:p>
          </table:table-cell>
          <table:table-cell table:style-name="ce31" office:value-type="string" calcext:value-type="string">
            <text:p>f‌f‌i</text:p>
          </table:table-cell>
          <table:table-cell table:style-name="ce32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8];&quot;YES&quot;);[.A348];&quot;&quot;)" office:value-type="string" office:string-value="ﬃ" calcext:value-type="string">
            <text:p>ﬃ</text:p>
          </table:table-cell>
          <table:table-cell table:formula="of:=IF(AND(NOT(ISBLANK([.L348]));NOT(ISNA([.L348])));[.L348];&quot;&quot;)" office:value-type="string" office:string-value="f‌f‌i" calcext:value-type="string">
            <text:p>f‌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ﬄ</text:p>
          </table:table-cell>
          <table:table-cell table:style-name="ce8" office:value-type="string" calcext:value-type="string">
            <text:p>U+FB04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C</text:p>
          </table:table-cell>
          <table:table-cell table:style-name="ce31" office:value-type="string" calcext:value-type="string">
            <text:p>f‌f‌l</text:p>
          </table:table-cell>
          <table:table-cell table:style-name="ce32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9];&quot;YES&quot;);[.A349];&quot;&quot;)" office:value-type="string" office:string-value="ﬄ" calcext:value-type="string">
            <text:p>ﬄ</text:p>
          </table:table-cell>
          <table:table-cell table:formula="of:=IF(AND(NOT(ISBLANK([.L349]));NOT(ISNA([.L349])));[.L349];&quot;&quot;)" office:value-type="string" office:string-value="f‌f‌l" calcext:value-type="string">
            <text:p>f‌f‌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ﬅ</text:p>
          </table:table-cell>
          <table:table-cell table:style-name="ce8" office:value-type="string" calcext:value-type="string">
            <text:p>U+FB05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32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0];&quot;YES&quot;);[.A350];&quot;&quot;)">
            <text:p/>
          </table:table-cell>
          <table:table-cell table:formula="of:=IF(AND(NOT(ISBLANK([.L350]));NOT(ISNA([.L350])));[.L3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ﬆ</text:p>
          </table:table-cell>
          <table:table-cell table:style-name="ce8" office:value-type="string" calcext:value-type="string">
            <text:p>U+FB06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32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1];&quot;YES&quot;);[.A351];&quot;&quot;)">
            <text:p/>
          </table:table-cell>
          <table:table-cell table:formula="of:=IF(AND(NOT(ISBLANK([.L351]));NOT(ISNA([.L351])));[.L351];&quot;&quot;)">
            <text:p/>
          </table:table-cell>
          <table:table-cell table:number-columns-repeated="1007"/>
        </table:table-row>
        <table:table-row table:style-name="ro2" table:number-rows-repeated="2">
          <table:table-cell table:style-name="ce3"/>
          <table:table-cell table:style-name="ce7"/>
          <table:table-cell table:style-name="ce10" table:number-columns-repeated="11"/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TOTAL</text:p>
          </table:table-cell>
          <table:table-cell/>
          <table:table-cell table:number-matrix-columns-spanned="1" table:number-matrix-rows-spanned="1" table:formula="of:=SUM(IF(EXACT([.J2:.J351];&quot;YES&quot;);1;0))" office:value-type="float" office:value="226" calcext:value-type="float">
            <text:p>226</text:p>
          </table:table-cell>
          <table:table-cell office:value-type="string" calcext:value-type="string">
            <text:p>characters allowed</text:p>
          </table:table-cell>
          <table:table-cell/>
          <table:table-cell table:number-matrix-columns-spanned="1" table:number-matrix-rows-spanned="1" table:formula="of:=SUM(IF(ISNUMBER(FIND(&quot;SAME&quot;;[.M2:.M351]));1;0))" office:value-type="float" office:value="184" calcext:value-type="float">
            <text:p>184</text:p>
          </table:table-cell>
          <table:table-cell office:value-type="string" calcext:value-type="string">
            <text:p>effective chars.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Extra characters</text:p>
          </table:table-cell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which should not be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but may appear be in normalized out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so will be tolerated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/>
          <table:table-cell table:style-name="ce34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MBINING DIAERESIS</text:p>
          </table:table-cell>
          <table:table-cell table:style-name="ce4" office:value-type="string" calcext:value-type="string">
            <text:p>U+0308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5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ACUTE ACCENT</text:p>
          </table:table-cell>
          <table:table-cell table:style-name="ce4" office:value-type="string" calcext:value-type="string">
            <text:p>U+0301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6" office:value-type="string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6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GREEK SMALL LETTER MU</text:p>
          </table:table-cell>
          <table:table-cell table:style-name="ce4" office:value-type="string" calcext:value-type="string">
            <text:p>U+03BC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7" office:value-type="string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7" table:formula="of:=IF(ISBLANK([.K362]);&quot;NOT ALLOWED&quot;; IF(EXACT([.K362];[.B36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CEDILLA</text:p>
          </table:table-cell>
          <table:table-cell table:style-name="ce4" office:value-type="string" calcext:value-type="string">
            <text:p>U+0327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8" office:value-type="string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8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TILDE</text:p>
          </table:table-cell>
          <table:table-cell table:style-name="ce4" office:value-type="string" calcext:value-type="string">
            <text:p>U+0303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9" office:value-type="string" calcext:value-type="string">
            <text:p>YES</text:p>
          </table:table-cell>
          <table:table-cell table:style-name="ce26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9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MACRON</text:p>
          </table:table-cell>
          <table:table-cell table:style-name="ce4" office:value-type="string" calcext:value-type="string">
            <text:p>U+0304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0" office:value-type="string" calcext:value-type="string">
            <text:p>YES</text:p>
          </table:table-cell>
          <table:table-cell table:style-name="ce26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40" office:value-type="string" calcext:value-type="string">
            <text:p>SAME SEQ.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RACTION SLASH</text:p>
          </table:table-cell>
          <table:table-cell table:style-name="ce4" office:value-type="string" calcext:value-type="string">
            <text:p>U+2044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U+002F</text:p>
          </table:table-cell>
          <table:table-cell table:formula="of:=LOOKUP([.K366];[.B$35:.B$345];[.A$35:.A$345])" office:value-type="string" office:string-value="/" calcext:value-type="string">
            <text:p>/</text:p>
          </table:table-cell>
          <table:table-cell table:style-name="ce41" table:formula="of:=IF(ISBLANK([.K366]);&quot;NOT ALLOWED&quot;; IF(EXACT([.K366];[.B36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Actually</text:p>
          </table:table-cell>
          <table:table-cell/>
          <table:table-cell table:formula="of:=[.J354]+COUNTA([.J360:.J366])" office:value-type="float" office:value="233" calcext:value-type="float">
            <text:p>233</text:p>
          </table:table-cell>
          <table:table-cell table:number-columns-repeated="2"/>
          <table:table-cell table:formula="of:=[.M354]+COUNTA([.M360:.M365])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19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M2:Sheet1.M351">
            <calcext:condition calcext:apply-style-name="moc_notallowed" calcext:value="contains-text(&quot;NOT ALLOWED&quot;)" calcext:base-cell-address="Sheet1.M2"/>
            <calcext:condition calcext:apply-style-name="moc_transformed" calcext:value="contains-text(&quot;TRANSFORMED&quot;)" calcext:base-cell-address="Sheet1.M2"/>
            <calcext:condition calcext:apply-style-name="moc_OK" calcext:value="contains-text(&quot;SAME&quot;)" calcext:base-cell-address="Sheet1.M2"/>
            <calcext:condition calcext:apply-style-name="Default" calcext:value="=0" calcext:base-cell-address="Sheet1.M2"/>
          </calcext:conditional-format>
          <calcext:conditional-format calcext:target-range-address="Sheet1.J2:Sheet1.J351">
            <calcext:condition calcext:apply-style-name="moc_OK" calcext:value="=&quot;YES&quot;" calcext:base-cell-address="Sheet1.J2"/>
            <calcext:condition calcext:apply-style-name="moc_KO" calcext:value="=&quot;NO&quot;" calcext:base-cell-address="Sheet1.J2"/>
            <calcext:condition calcext:apply-style-name="Default" calcext:value="=0" calcext:base-cell-address="Sheet1.J2"/>
          </calcext:conditional-format>
          <calcext:conditional-format calcext:target-range-address="Sheet1.J360:Sheet1.J360">
            <calcext:condition calcext:apply-style-name="moc_OK" calcext:value="=&quot;YES&quot;" calcext:base-cell-address="Sheet1.J360"/>
            <calcext:condition calcext:apply-style-name="moc_KO" calcext:value="=&quot;NO&quot;" calcext:base-cell-address="Sheet1.J360"/>
            <calcext:condition calcext:apply-style-name="Default" calcext:value="=0" calcext:base-cell-address="Sheet1.J360"/>
          </calcext:conditional-format>
          <calcext:conditional-format calcext:target-range-address="Sheet1.J361:Sheet1.J361">
            <calcext:condition calcext:apply-style-name="moc_OK" calcext:value="=&quot;YES&quot;" calcext:base-cell-address="Sheet1.J361"/>
            <calcext:condition calcext:apply-style-name="moc_KO" calcext:value="=&quot;NO&quot;" calcext:base-cell-address="Sheet1.J361"/>
            <calcext:condition calcext:apply-style-name="Default" calcext:value="=0" calcext:base-cell-address="Sheet1.J361"/>
          </calcext:conditional-format>
          <calcext:conditional-format calcext:target-range-address="Sheet1.J362:Sheet1.J362">
            <calcext:condition calcext:apply-style-name="moc_OK" calcext:value="=&quot;YES&quot;" calcext:base-cell-address="Sheet1.J362"/>
            <calcext:condition calcext:apply-style-name="moc_KO" calcext:value="=&quot;NO&quot;" calcext:base-cell-address="Sheet1.J362"/>
            <calcext:condition calcext:apply-style-name="Default" calcext:value="=0" calcext:base-cell-address="Sheet1.J362"/>
          </calcext:conditional-format>
          <calcext:conditional-format calcext:target-range-address="Sheet1.J363:Sheet1.J363">
            <calcext:condition calcext:apply-style-name="moc_OK" calcext:value="=&quot;YES&quot;" calcext:base-cell-address="Sheet1.J363"/>
            <calcext:condition calcext:apply-style-name="moc_KO" calcext:value="=&quot;NO&quot;" calcext:base-cell-address="Sheet1.J363"/>
            <calcext:condition calcext:apply-style-name="Default" calcext:value="=0" calcext:base-cell-address="Sheet1.J363"/>
          </calcext:conditional-format>
          <calcext:conditional-format calcext:target-range-address="Sheet1.J364:Sheet1.J364">
            <calcext:condition calcext:apply-style-name="moc_OK" calcext:value="=&quot;YES&quot;" calcext:base-cell-address="Sheet1.J364"/>
            <calcext:condition calcext:apply-style-name="moc_KO" calcext:value="=&quot;NO&quot;" calcext:base-cell-address="Sheet1.J364"/>
            <calcext:condition calcext:apply-style-name="Default" calcext:value="=0" calcext:base-cell-address="Sheet1.J364"/>
          </calcext:conditional-format>
          <calcext:conditional-format calcext:target-range-address="Sheet1.J366:Sheet1.J366">
            <calcext:condition calcext:apply-style-name="moc_OK" calcext:value="=&quot;YES&quot;" calcext:base-cell-address="Sheet1.J366"/>
            <calcext:condition calcext:apply-style-name="moc_KO" calcext:value="=&quot;NO&quot;" calcext:base-cell-address="Sheet1.J366"/>
            <calcext:condition calcext:apply-style-name="Default" calcext:value="=0" calcext:base-cell-address="Sheet1.J366"/>
          </calcext:conditional-format>
          <calcext:conditional-format calcext:target-range-address="Sheet1.M362:Sheet1.M362">
            <calcext:condition calcext:apply-style-name="moc_notallowed" calcext:value="contains-text(&quot;NOT ALLOWED&quot;)" calcext:base-cell-address="Sheet1.M362"/>
            <calcext:condition calcext:apply-style-name="moc_transformed" calcext:value="contains-text(&quot;TRANSFORMED&quot;)" calcext:base-cell-address="Sheet1.M362"/>
            <calcext:condition calcext:apply-style-name="moc_OK" calcext:value="contains-text(&quot;SAME&quot;)" calcext:base-cell-address="Sheet1.M362"/>
            <calcext:condition calcext:apply-style-name="Default" calcext:value="=0" calcext:base-cell-address="Sheet1.M362"/>
          </calcext:conditional-format>
          <calcext:conditional-format calcext:target-range-address="Sheet1.M366:Sheet1.M366">
            <calcext:condition calcext:apply-style-name="moc_notallowed" calcext:value="contains-text(&quot;NOT ALLOWED&quot;)" calcext:base-cell-address="Sheet1.M366"/>
            <calcext:condition calcext:apply-style-name="moc_transformed" calcext:value="contains-text(&quot;TRANSFORMED&quot;)" calcext:base-cell-address="Sheet1.M366"/>
            <calcext:condition calcext:apply-style-name="moc_OK" calcext:value="contains-text(&quot;SAME&quot;)" calcext:base-cell-address="Sheet1.M366"/>
            <calcext:condition calcext:apply-style-name="Default" calcext:value="=0" calcext:base-cell-address="Sheet1.M366"/>
          </calcext:conditional-format>
          <calcext:conditional-format calcext:target-range-address="Sheet1.M360:Sheet1.M360">
            <calcext:condition calcext:apply-style-name="moc_notallowed" calcext:value="contains-text(&quot;NOT ALLOWED&quot;)" calcext:base-cell-address="Sheet1.M360"/>
            <calcext:condition calcext:apply-style-name="moc_transformed" calcext:value="contains-text(&quot;TRANSFORMED&quot;)" calcext:base-cell-address="Sheet1.M360"/>
            <calcext:condition calcext:apply-style-name="moc_OK" calcext:value="contains-text(&quot;SAME&quot;)" calcext:base-cell-address="Sheet1.M360"/>
            <calcext:condition calcext:apply-style-name="Default" calcext:value="=0" calcext:base-cell-address="Sheet1.M360"/>
          </calcext:conditional-format>
          <calcext:conditional-format calcext:target-range-address="Sheet1.M361:Sheet1.M361">
            <calcext:condition calcext:apply-style-name="moc_notallowed" calcext:value="contains-text(&quot;NOT ALLOWED&quot;)" calcext:base-cell-address="Sheet1.M361"/>
            <calcext:condition calcext:apply-style-name="moc_transformed" calcext:value="contains-text(&quot;TRANSFORMED&quot;)" calcext:base-cell-address="Sheet1.M361"/>
            <calcext:condition calcext:apply-style-name="moc_OK" calcext:value="contains-text(&quot;SAME&quot;)" calcext:base-cell-address="Sheet1.M361"/>
            <calcext:condition calcext:apply-style-name="Default" calcext:value="=0" calcext:base-cell-address="Sheet1.M361"/>
          </calcext:conditional-format>
          <calcext:conditional-format calcext:target-range-address="Sheet1.M363:Sheet1.M363">
            <calcext:condition calcext:apply-style-name="moc_notallowed" calcext:value="contains-text(&quot;NOT ALLOWED&quot;)" calcext:base-cell-address="Sheet1.M363"/>
            <calcext:condition calcext:apply-style-name="moc_transformed" calcext:value="contains-text(&quot;TRANSFORMED&quot;)" calcext:base-cell-address="Sheet1.M363"/>
            <calcext:condition calcext:apply-style-name="moc_OK" calcext:value="contains-text(&quot;SAME&quot;)" calcext:base-cell-address="Sheet1.M363"/>
            <calcext:condition calcext:apply-style-name="Default" calcext:value="=0" calcext:base-cell-address="Sheet1.M363"/>
          </calcext:conditional-format>
          <calcext:conditional-format calcext:target-range-address="Sheet1.M364:Sheet1.M364">
            <calcext:condition calcext:apply-style-name="moc_notallowed" calcext:value="contains-text(&quot;NOT ALLOWED&quot;)" calcext:base-cell-address="Sheet1.M364"/>
            <calcext:condition calcext:apply-style-name="moc_transformed" calcext:value="contains-text(&quot;TRANSFORMED&quot;)" calcext:base-cell-address="Sheet1.M364"/>
            <calcext:condition calcext:apply-style-name="moc_OK" calcext:value="contains-text(&quot;SAME&quot;)" calcext:base-cell-address="Sheet1.M364"/>
            <calcext:condition calcext:apply-style-name="Default" calcext:value="=0" calcext:base-cell-address="Sheet1.M364"/>
          </calcext:conditional-format>
          <calcext:conditional-format calcext:target-range-address="Sheet1.J365:Sheet1.J365">
            <calcext:condition calcext:apply-style-name="moc_OK" calcext:value="=&quot;YES&quot;" calcext:base-cell-address="Sheet1.J365"/>
            <calcext:condition calcext:apply-style-name="moc_KO" calcext:value="=&quot;NO&quot;" calcext:base-cell-address="Sheet1.J365"/>
            <calcext:condition calcext:apply-style-name="Default" calcext:value="=0" calcext:base-cell-address="Sheet1.J365"/>
          </calcext:conditional-format>
          <calcext:conditional-format calcext:target-range-address="Sheet1.M365:Sheet1.M365">
            <calcext:condition calcext:apply-style-name="moc_notallowed" calcext:value="contains-text(&quot;NOT ALLOWED&quot;)" calcext:base-cell-address="Sheet1.M365"/>
            <calcext:condition calcext:apply-style-name="moc_transformed" calcext:value="contains-text(&quot;TRANSFORMED&quot;)" calcext:base-cell-address="Sheet1.M365"/>
            <calcext:condition calcext:apply-style-name="moc_OK" calcext:value="contains-text(&quot;SAME&quot;)" calcext:base-cell-address="Sheet1.M365"/>
            <calcext:condition calcext:apply-style-name="Default" calcext:value="=0" calcext:base-cell-address="Sheet1.M3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6:17:06.144340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19T16:40:34.033546441</dc:date>
    <dc:creator>Joseph C</dc:creator>
    <meta:editing-duration>PT10H37M19S</meta:editing-duration>
    <meta:editing-cycles>128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1" meta:cell-count="4860" meta:object-count="0"/>
  </office:meta>
</office:document-meta>
</file>